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72.64mm" svg:y="11.69mm">
            <loext:p draw:notify-on-update-of-ranges="Sheet1.D1:Sheet1.D200 Sheet1.A1:Sheet1.A1 Sheet1.E1:Sheet1.E200 Sheet1.D1:Sheet1.D200 Sheet1.B1:Sheet1.B1 Sheet1.F1:Sheet1.F200 Sheet1.D1:Sheet1.D200 Sheet1.C1:Sheet1.C1 Sheet1.G1:Sheet1.G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TRPO</text:p>
          </table:table-cell>
          <table:table-cell office:value-type="string" calcext:value-type="string">
            <text:p>PPO</text:p>
          </table:table-cell>
          <table:table-cell office:value-type="float" office:value="100" calcext:value-type="float">
            <text:p>100</text:p>
          </table:table-cell>
          <table:table-cell office:value-type="float" office:value="-80.915747" calcext:value-type="float">
            <text:p>-80.915747</text:p>
          </table:table-cell>
          <table:table-cell office:value-type="float" office:value="-120.388668" calcext:value-type="float">
            <text:p>-120.388668</text:p>
          </table:table-cell>
          <table:table-cell office:value-type="float" office:value="-101.994405" calcext:value-type="float">
            <text:p>-101.994405</text:p>
          </table:table-cell>
        </table:table-row>
        <table:table-row table:style-name="ro1">
          <table:table-cell office:value-type="float" office:value="4429.130718" calcext:value-type="float">
            <text:p>4429.130718</text:p>
          </table:table-cell>
          <table:table-cell office:value-type="float" office:value="457.315901" calcext:value-type="float">
            <text:p>457.315901</text:p>
          </table:table-cell>
          <table:table-cell office:value-type="float" office:value="687.71441" calcext:value-type="float">
            <text:p>687.71441</text:p>
          </table:table-cell>
          <table:table-cell table:formula="of:=[.D1]+100" office:value-type="float" office:value="200" calcext:value-type="float">
            <text:p>200</text:p>
          </table:table-cell>
          <table:table-cell office:value-type="float" office:value="-22.688686" calcext:value-type="float">
            <text:p>-22.688686</text:p>
          </table:table-cell>
          <table:table-cell office:value-type="float" office:value="-95.953419" calcext:value-type="float">
            <text:p>-95.953419</text:p>
          </table:table-cell>
          <table:table-cell office:value-type="float" office:value="-112.084051" calcext:value-type="float">
            <text:p>-112.084051</text:p>
          </table:table-cell>
        </table:table-row>
        <table:table-row table:style-name="ro1">
          <table:table-cell table:number-columns-repeated="3"/>
          <table:table-cell table:formula="of:=[.D2]+100" office:value-type="float" office:value="300" calcext:value-type="float">
            <text:p>300</text:p>
          </table:table-cell>
          <table:table-cell office:value-type="float" office:value="-22.028272" calcext:value-type="float">
            <text:p>-22.028272</text:p>
          </table:table-cell>
          <table:table-cell office:value-type="float" office:value="-78.268972" calcext:value-type="float">
            <text:p>-78.268972</text:p>
          </table:table-cell>
          <table:table-cell office:value-type="float" office:value="-88.501108" calcext:value-type="float">
            <text:p>-88.501108</text:p>
          </table:table-cell>
        </table:table-row>
        <table:table-row table:style-name="ro1">
          <table:table-cell office:value-type="string" calcext:value-type="string">
            <text:p>20000 episodes</text:p>
          </table:table-cell>
          <table:table-cell table:number-columns-repeated="2"/>
          <table:table-cell table:formula="of:=[.D3]+100" office:value-type="float" office:value="400" calcext:value-type="float">
            <text:p>400</text:p>
          </table:table-cell>
          <table:table-cell office:value-type="float" office:value="-18.298895" calcext:value-type="float">
            <text:p>-18.298895</text:p>
          </table:table-cell>
          <table:table-cell office:value-type="float" office:value="-62.741451" calcext:value-type="float">
            <text:p>-62.741451</text:p>
          </table:table-cell>
          <table:table-cell office:value-type="float" office:value="-67.885615" calcext:value-type="float">
            <text:p>-67.885615</text:p>
          </table:table-cell>
        </table:table-row>
        <table:table-row table:style-name="ro1">
          <table:table-cell table:number-columns-repeated="3"/>
          <table:table-cell table:formula="of:=[.D4]+100" office:value-type="float" office:value="500" calcext:value-type="float">
            <text:p>500</text:p>
          </table:table-cell>
          <table:table-cell office:value-type="float" office:value="-14.857916" calcext:value-type="float">
            <text:p>-14.857916</text:p>
          </table:table-cell>
          <table:table-cell office:value-type="float" office:value="-52.386638" calcext:value-type="float">
            <text:p>-52.386638</text:p>
          </table:table-cell>
          <table:table-cell office:value-type="float" office:value="-54.102136" calcext:value-type="float">
            <text:p>-54.102136</text:p>
          </table:table-cell>
        </table:table-row>
        <table:table-row table:style-name="ro1">
          <table:table-cell table:number-columns-repeated="3"/>
          <table:table-cell table:formula="of:=[.D5]+100" office:value-type="float" office:value="600" calcext:value-type="float">
            <text:p>600</text:p>
          </table:table-cell>
          <table:table-cell office:value-type="float" office:value="-4.451783" calcext:value-type="float">
            <text:p>-4.451783</text:p>
          </table:table-cell>
          <table:table-cell office:value-type="float" office:value="-41.312283" calcext:value-type="float">
            <text:p>-41.312283</text:p>
          </table:table-cell>
          <table:table-cell office:value-type="float" office:value="-64.892963" calcext:value-type="float">
            <text:p>-64.892963</text:p>
          </table:table-cell>
        </table:table-row>
        <table:table-row table:style-name="ro1">
          <table:table-cell table:number-columns-repeated="3"/>
          <table:table-cell table:formula="of:=[.D6]+100" office:value-type="float" office:value="700" calcext:value-type="float">
            <text:p>700</text:p>
          </table:table-cell>
          <table:table-cell office:value-type="float" office:value="-13.990435" calcext:value-type="float">
            <text:p>-13.990435</text:p>
          </table:table-cell>
          <table:table-cell office:value-type="float" office:value="-20.868816" calcext:value-type="float">
            <text:p>-20.868816</text:p>
          </table:table-cell>
          <table:table-cell office:value-type="float" office:value="-48.459107" calcext:value-type="float">
            <text:p>-48.459107</text:p>
          </table:table-cell>
        </table:table-row>
        <table:table-row table:style-name="ro1">
          <table:table-cell table:number-columns-repeated="3"/>
          <table:table-cell table:formula="of:=[.D7]+100" office:value-type="float" office:value="800" calcext:value-type="float">
            <text:p>800</text:p>
          </table:table-cell>
          <table:table-cell office:value-type="float" office:value="-16.965745" calcext:value-type="float">
            <text:p>-16.965745</text:p>
          </table:table-cell>
          <table:table-cell office:value-type="float" office:value="-23.857208" calcext:value-type="float">
            <text:p>-23.857208</text:p>
          </table:table-cell>
          <table:table-cell office:value-type="float" office:value="-37.872519" calcext:value-type="float">
            <text:p>-37.872519</text:p>
          </table:table-cell>
        </table:table-row>
        <table:table-row table:style-name="ro1">
          <table:table-cell table:number-columns-repeated="3"/>
          <table:table-cell table:formula="of:=[.D8]+100" office:value-type="float" office:value="900" calcext:value-type="float">
            <text:p>900</text:p>
          </table:table-cell>
          <table:table-cell office:value-type="float" office:value="-11.508349" calcext:value-type="float">
            <text:p>-11.508349</text:p>
          </table:table-cell>
          <table:table-cell office:value-type="float" office:value="-23.166899" calcext:value-type="float">
            <text:p>-23.166899</text:p>
          </table:table-cell>
          <table:table-cell office:value-type="float" office:value="-44.612774" calcext:value-type="float">
            <text:p>-44.612774</text:p>
          </table:table-cell>
        </table:table-row>
        <table:table-row table:style-name="ro1">
          <table:table-cell table:number-columns-repeated="3"/>
          <table:table-cell table:formula="of:=[.D9]+100" office:value-type="float" office:value="1000" calcext:value-type="float">
            <text:p>1000</text:p>
          </table:table-cell>
          <table:table-cell office:value-type="float" office:value="-11.977208" calcext:value-type="float">
            <text:p>-11.977208</text:p>
          </table:table-cell>
          <table:table-cell office:value-type="float" office:value="-18.730957" calcext:value-type="float">
            <text:p>-18.730957</text:p>
          </table:table-cell>
          <table:table-cell office:value-type="float" office:value="-31.968052" calcext:value-type="float">
            <text:p>-31.968052</text:p>
          </table:table-cell>
        </table:table-row>
        <table:table-row table:style-name="ro1">
          <table:table-cell table:number-columns-repeated="3"/>
          <table:table-cell table:formula="of:=[.D10]+100" office:value-type="float" office:value="1100" calcext:value-type="float">
            <text:p>1100</text:p>
          </table:table-cell>
          <table:table-cell office:value-type="float" office:value="-9.15923" calcext:value-type="float">
            <text:p>-9.15923</text:p>
          </table:table-cell>
          <table:table-cell office:value-type="float" office:value="-21.090344" calcext:value-type="float">
            <text:p>-21.090344</text:p>
          </table:table-cell>
          <table:table-cell office:value-type="float" office:value="-31.236709" calcext:value-type="float">
            <text:p>-31.236709</text:p>
          </table:table-cell>
        </table:table-row>
        <table:table-row table:style-name="ro1">
          <table:table-cell table:number-columns-repeated="3"/>
          <table:table-cell table:formula="of:=[.D11]+100" office:value-type="float" office:value="1200" calcext:value-type="float">
            <text:p>1200</text:p>
          </table:table-cell>
          <table:table-cell office:value-type="float" office:value="-13.865444" calcext:value-type="float">
            <text:p>-13.865444</text:p>
          </table:table-cell>
          <table:table-cell office:value-type="float" office:value="-18.769276" calcext:value-type="float">
            <text:p>-18.769276</text:p>
          </table:table-cell>
          <table:table-cell office:value-type="float" office:value="-30.858852" calcext:value-type="float">
            <text:p>-30.858852</text:p>
          </table:table-cell>
        </table:table-row>
        <table:table-row table:style-name="ro1">
          <table:table-cell table:number-columns-repeated="3"/>
          <table:table-cell table:formula="of:=[.D12]+100" office:value-type="float" office:value="1300" calcext:value-type="float">
            <text:p>1300</text:p>
          </table:table-cell>
          <table:table-cell office:value-type="float" office:value="-13.397265" calcext:value-type="float">
            <text:p>-13.397265</text:p>
          </table:table-cell>
          <table:table-cell office:value-type="float" office:value="-16.127943" calcext:value-type="float">
            <text:p>-16.127943</text:p>
          </table:table-cell>
          <table:table-cell office:value-type="float" office:value="-37.342539" calcext:value-type="float">
            <text:p>-37.342539</text:p>
          </table:table-cell>
        </table:table-row>
        <table:table-row table:style-name="ro1">
          <table:table-cell table:number-columns-repeated="3"/>
          <table:table-cell table:formula="of:=[.D13]+100" office:value-type="float" office:value="1400" calcext:value-type="float">
            <text:p>1400</text:p>
          </table:table-cell>
          <table:table-cell office:value-type="float" office:value="-11.440686" calcext:value-type="float">
            <text:p>-11.440686</text:p>
          </table:table-cell>
          <table:table-cell office:value-type="float" office:value="-15.441604" calcext:value-type="float">
            <text:p>-15.441604</text:p>
          </table:table-cell>
          <table:table-cell office:value-type="float" office:value="-25.870741" calcext:value-type="float">
            <text:p>-25.870741</text:p>
          </table:table-cell>
        </table:table-row>
        <table:table-row table:style-name="ro1">
          <table:table-cell table:number-columns-repeated="3"/>
          <table:table-cell table:formula="of:=[.D14]+100" office:value-type="float" office:value="1500" calcext:value-type="float">
            <text:p>1500</text:p>
          </table:table-cell>
          <table:table-cell office:value-type="float" office:value="-11.786012" calcext:value-type="float">
            <text:p>-11.786012</text:p>
          </table:table-cell>
          <table:table-cell office:value-type="float" office:value="-15.007558" calcext:value-type="float">
            <text:p>-15.007558</text:p>
          </table:table-cell>
          <table:table-cell office:value-type="float" office:value="-20.147369" calcext:value-type="float">
            <text:p>-20.147369</text:p>
          </table:table-cell>
        </table:table-row>
        <table:table-row table:style-name="ro1">
          <table:table-cell table:number-columns-repeated="3"/>
          <table:table-cell table:formula="of:=[.D15]+100" office:value-type="float" office:value="1600" calcext:value-type="float">
            <text:p>1600</text:p>
          </table:table-cell>
          <table:table-cell office:value-type="float" office:value="-17.764633" calcext:value-type="float">
            <text:p>-17.764633</text:p>
          </table:table-cell>
          <table:table-cell office:value-type="float" office:value="-20.329863" calcext:value-type="float">
            <text:p>-20.329863</text:p>
          </table:table-cell>
          <table:table-cell office:value-type="float" office:value="-25.758727" calcext:value-type="float">
            <text:p>-25.758727</text:p>
          </table:table-cell>
        </table:table-row>
        <table:table-row table:style-name="ro1">
          <table:table-cell table:number-columns-repeated="3"/>
          <table:table-cell table:formula="of:=[.D16]+100" office:value-type="float" office:value="1700" calcext:value-type="float">
            <text:p>1700</text:p>
          </table:table-cell>
          <table:table-cell office:value-type="float" office:value="-12.105904" calcext:value-type="float">
            <text:p>-12.105904</text:p>
          </table:table-cell>
          <table:table-cell office:value-type="float" office:value="-10.224859" calcext:value-type="float">
            <text:p>-10.224859</text:p>
          </table:table-cell>
          <table:table-cell office:value-type="float" office:value="-29.7148" calcext:value-type="float">
            <text:p>-29.7148</text:p>
          </table:table-cell>
        </table:table-row>
        <table:table-row table:style-name="ro1">
          <table:table-cell table:number-columns-repeated="3"/>
          <table:table-cell table:formula="of:=[.D17]+100" office:value-type="float" office:value="1800" calcext:value-type="float">
            <text:p>1800</text:p>
          </table:table-cell>
          <table:table-cell office:value-type="float" office:value="-13.459481" calcext:value-type="float">
            <text:p>-13.459481</text:p>
          </table:table-cell>
          <table:table-cell office:value-type="float" office:value="-16.481645" calcext:value-type="float">
            <text:p>-16.481645</text:p>
          </table:table-cell>
          <table:table-cell office:value-type="float" office:value="-26.614638" calcext:value-type="float">
            <text:p>-26.614638</text:p>
          </table:table-cell>
        </table:table-row>
        <table:table-row table:style-name="ro1">
          <table:table-cell table:number-columns-repeated="3"/>
          <table:table-cell table:formula="of:=[.D18]+100" office:value-type="float" office:value="1900" calcext:value-type="float">
            <text:p>1900</text:p>
          </table:table-cell>
          <table:table-cell office:value-type="float" office:value="-14.880624" calcext:value-type="float">
            <text:p>-14.880624</text:p>
          </table:table-cell>
          <table:table-cell office:value-type="float" office:value="-7.605437" calcext:value-type="float">
            <text:p>-7.605437</text:p>
          </table:table-cell>
          <table:table-cell office:value-type="float" office:value="-16.897359" calcext:value-type="float">
            <text:p>-16.897359</text:p>
          </table:table-cell>
        </table:table-row>
        <table:table-row table:style-name="ro1">
          <table:table-cell table:number-columns-repeated="3"/>
          <table:table-cell table:formula="of:=[.D19]+100" office:value-type="float" office:value="2000" calcext:value-type="float">
            <text:p>2000</text:p>
          </table:table-cell>
          <table:table-cell office:value-type="float" office:value="-8.85215" calcext:value-type="float">
            <text:p>-8.85215</text:p>
          </table:table-cell>
          <table:table-cell office:value-type="float" office:value="-11.368058" calcext:value-type="float">
            <text:p>-11.368058</text:p>
          </table:table-cell>
          <table:table-cell office:value-type="float" office:value="-19.467901" calcext:value-type="float">
            <text:p>-19.467901</text:p>
          </table:table-cell>
        </table:table-row>
        <table:table-row table:style-name="ro1">
          <table:table-cell table:number-columns-repeated="3"/>
          <table:table-cell table:formula="of:=[.D20]+100" office:value-type="float" office:value="2100" calcext:value-type="float">
            <text:p>2100</text:p>
          </table:table-cell>
          <table:table-cell office:value-type="float" office:value="-12.050052" calcext:value-type="float">
            <text:p>-12.050052</text:p>
          </table:table-cell>
          <table:table-cell office:value-type="float" office:value="-10.833056" calcext:value-type="float">
            <text:p>-10.833056</text:p>
          </table:table-cell>
          <table:table-cell office:value-type="float" office:value="-13.663488" calcext:value-type="float">
            <text:p>-13.663488</text:p>
          </table:table-cell>
        </table:table-row>
        <table:table-row table:style-name="ro1">
          <table:table-cell table:number-columns-repeated="3"/>
          <table:table-cell table:formula="of:=[.D21]+100" office:value-type="float" office:value="2200" calcext:value-type="float">
            <text:p>2200</text:p>
          </table:table-cell>
          <table:table-cell office:value-type="float" office:value="-14.289172" calcext:value-type="float">
            <text:p>-14.289172</text:p>
          </table:table-cell>
          <table:table-cell office:value-type="float" office:value="-13.095174" calcext:value-type="float">
            <text:p>-13.095174</text:p>
          </table:table-cell>
          <table:table-cell office:value-type="float" office:value="-24.738746" calcext:value-type="float">
            <text:p>-24.738746</text:p>
          </table:table-cell>
        </table:table-row>
        <table:table-row table:style-name="ro1">
          <table:table-cell table:number-columns-repeated="3"/>
          <table:table-cell table:formula="of:=[.D22]+100" office:value-type="float" office:value="2300" calcext:value-type="float">
            <text:p>2300</text:p>
          </table:table-cell>
          <table:table-cell office:value-type="float" office:value="-18.068089" calcext:value-type="float">
            <text:p>-18.068089</text:p>
          </table:table-cell>
          <table:table-cell office:value-type="float" office:value="-10.615271" calcext:value-type="float">
            <text:p>-10.615271</text:p>
          </table:table-cell>
          <table:table-cell office:value-type="float" office:value="-13.212527" calcext:value-type="float">
            <text:p>-13.212527</text:p>
          </table:table-cell>
        </table:table-row>
        <table:table-row table:style-name="ro1">
          <table:table-cell table:number-columns-repeated="3"/>
          <table:table-cell table:formula="of:=[.D23]+100" office:value-type="float" office:value="2400" calcext:value-type="float">
            <text:p>2400</text:p>
          </table:table-cell>
          <table:table-cell office:value-type="float" office:value="-12.480056" calcext:value-type="float">
            <text:p>-12.480056</text:p>
          </table:table-cell>
          <table:table-cell office:value-type="float" office:value="-7.026417" calcext:value-type="float">
            <text:p>-7.026417</text:p>
          </table:table-cell>
          <table:table-cell office:value-type="float" office:value="-13.436782" calcext:value-type="float">
            <text:p>-13.436782</text:p>
          </table:table-cell>
        </table:table-row>
        <table:table-row table:style-name="ro1">
          <table:table-cell table:number-columns-repeated="3"/>
          <table:table-cell table:formula="of:=[.D24]+100" office:value-type="float" office:value="2500" calcext:value-type="float">
            <text:p>2500</text:p>
          </table:table-cell>
          <table:table-cell office:value-type="float" office:value="-14.861225" calcext:value-type="float">
            <text:p>-14.861225</text:p>
          </table:table-cell>
          <table:table-cell office:value-type="float" office:value="-11.279602" calcext:value-type="float">
            <text:p>-11.279602</text:p>
          </table:table-cell>
          <table:table-cell office:value-type="float" office:value="-15.938824" calcext:value-type="float">
            <text:p>-15.938824</text:p>
          </table:table-cell>
        </table:table-row>
        <table:table-row table:style-name="ro1">
          <table:table-cell table:number-columns-repeated="3"/>
          <table:table-cell table:formula="of:=[.D25]+100" office:value-type="float" office:value="2600" calcext:value-type="float">
            <text:p>2600</text:p>
          </table:table-cell>
          <table:table-cell office:value-type="float" office:value="-11.495641" calcext:value-type="float">
            <text:p>-11.495641</text:p>
          </table:table-cell>
          <table:table-cell office:value-type="float" office:value="-6.762682" calcext:value-type="float">
            <text:p>-6.762682</text:p>
          </table:table-cell>
          <table:table-cell office:value-type="float" office:value="-20.154878" calcext:value-type="float">
            <text:p>-20.154878</text:p>
          </table:table-cell>
        </table:table-row>
        <table:table-row table:style-name="ro1">
          <table:table-cell table:number-columns-repeated="3"/>
          <table:table-cell table:formula="of:=[.D26]+100" office:value-type="float" office:value="2700" calcext:value-type="float">
            <text:p>2700</text:p>
          </table:table-cell>
          <table:table-cell office:value-type="float" office:value="-11.495161" calcext:value-type="float">
            <text:p>-11.495161</text:p>
          </table:table-cell>
          <table:table-cell office:value-type="float" office:value="-6.275427" calcext:value-type="float">
            <text:p>-6.275427</text:p>
          </table:table-cell>
          <table:table-cell office:value-type="float" office:value="-14.442296" calcext:value-type="float">
            <text:p>-14.442296</text:p>
          </table:table-cell>
        </table:table-row>
        <table:table-row table:style-name="ro1">
          <table:table-cell table:number-columns-repeated="3"/>
          <table:table-cell table:formula="of:=[.D27]+100" office:value-type="float" office:value="2800" calcext:value-type="float">
            <text:p>2800</text:p>
          </table:table-cell>
          <table:table-cell office:value-type="float" office:value="-23.612028" calcext:value-type="float">
            <text:p>-23.612028</text:p>
          </table:table-cell>
          <table:table-cell office:value-type="float" office:value="-6.742547" calcext:value-type="float">
            <text:p>-6.742547</text:p>
          </table:table-cell>
          <table:table-cell office:value-type="float" office:value="-19.620063" calcext:value-type="float">
            <text:p>-19.620063</text:p>
          </table:table-cell>
        </table:table-row>
        <table:table-row table:style-name="ro1">
          <table:table-cell table:number-columns-repeated="3"/>
          <table:table-cell table:formula="of:=[.D28]+100" office:value-type="float" office:value="2900" calcext:value-type="float">
            <text:p>2900</text:p>
          </table:table-cell>
          <table:table-cell office:value-type="float" office:value="-16.903262" calcext:value-type="float">
            <text:p>-16.903262</text:p>
          </table:table-cell>
          <table:table-cell office:value-type="float" office:value="-5.609129" calcext:value-type="float">
            <text:p>-5.609129</text:p>
          </table:table-cell>
          <table:table-cell office:value-type="float" office:value="-17.079914" calcext:value-type="float">
            <text:p>-17.079914</text:p>
          </table:table-cell>
        </table:table-row>
        <table:table-row table:style-name="ro1">
          <table:table-cell table:number-columns-repeated="3"/>
          <table:table-cell table:formula="of:=[.D29]+100" office:value-type="float" office:value="3000" calcext:value-type="float">
            <text:p>3000</text:p>
          </table:table-cell>
          <table:table-cell office:value-type="float" office:value="-9.143694" calcext:value-type="float">
            <text:p>-9.143694</text:p>
          </table:table-cell>
          <table:table-cell office:value-type="float" office:value="-5.795174" calcext:value-type="float">
            <text:p>-5.795174</text:p>
          </table:table-cell>
          <table:table-cell office:value-type="float" office:value="-12.833099" calcext:value-type="float">
            <text:p>-12.833099</text:p>
          </table:table-cell>
        </table:table-row>
        <table:table-row table:style-name="ro1">
          <table:table-cell table:number-columns-repeated="3"/>
          <table:table-cell table:formula="of:=[.D30]+100" office:value-type="float" office:value="3100" calcext:value-type="float">
            <text:p>3100</text:p>
          </table:table-cell>
          <table:table-cell office:value-type="float" office:value="-8.326776" calcext:value-type="float">
            <text:p>-8.326776</text:p>
          </table:table-cell>
          <table:table-cell office:value-type="float" office:value="-2.850915" calcext:value-type="float">
            <text:p>-2.850915</text:p>
          </table:table-cell>
          <table:table-cell office:value-type="float" office:value="-8.296443" calcext:value-type="float">
            <text:p>-8.296443</text:p>
          </table:table-cell>
        </table:table-row>
        <table:table-row table:style-name="ro1">
          <table:table-cell table:number-columns-repeated="3"/>
          <table:table-cell table:formula="of:=[.D31]+100" office:value-type="float" office:value="3200" calcext:value-type="float">
            <text:p>3200</text:p>
          </table:table-cell>
          <table:table-cell office:value-type="float" office:value="-10.962676" calcext:value-type="float">
            <text:p>-10.962676</text:p>
          </table:table-cell>
          <table:table-cell office:value-type="float" office:value="-5.856827" calcext:value-type="float">
            <text:p>-5.856827</text:p>
          </table:table-cell>
          <table:table-cell office:value-type="float" office:value="-8.424221" calcext:value-type="float">
            <text:p>-8.424221</text:p>
          </table:table-cell>
        </table:table-row>
        <table:table-row table:style-name="ro1">
          <table:table-cell table:number-columns-repeated="3"/>
          <table:table-cell table:formula="of:=[.D32]+100" office:value-type="float" office:value="3300" calcext:value-type="float">
            <text:p>3300</text:p>
          </table:table-cell>
          <table:table-cell office:value-type="float" office:value="-14.300527" calcext:value-type="float">
            <text:p>-14.300527</text:p>
          </table:table-cell>
          <table:table-cell office:value-type="float" office:value="-4.292148" calcext:value-type="float">
            <text:p>-4.292148</text:p>
          </table:table-cell>
          <table:table-cell office:value-type="float" office:value="-12.573346" calcext:value-type="float">
            <text:p>-12.573346</text:p>
          </table:table-cell>
        </table:table-row>
        <table:table-row table:style-name="ro1">
          <table:table-cell table:number-columns-repeated="3"/>
          <table:table-cell table:formula="of:=[.D33]+100" office:value-type="float" office:value="3400" calcext:value-type="float">
            <text:p>3400</text:p>
          </table:table-cell>
          <table:table-cell office:value-type="float" office:value="-13.30527" calcext:value-type="float">
            <text:p>-13.30527</text:p>
          </table:table-cell>
          <table:table-cell office:value-type="float" office:value="-8.296334" calcext:value-type="float">
            <text:p>-8.296334</text:p>
          </table:table-cell>
          <table:table-cell office:value-type="float" office:value="-16.663541" calcext:value-type="float">
            <text:p>-16.663541</text:p>
          </table:table-cell>
        </table:table-row>
        <table:table-row table:style-name="ro1">
          <table:table-cell table:number-columns-repeated="3"/>
          <table:table-cell table:formula="of:=[.D34]+100" office:value-type="float" office:value="3500" calcext:value-type="float">
            <text:p>3500</text:p>
          </table:table-cell>
          <table:table-cell office:value-type="float" office:value="-7.733149" calcext:value-type="float">
            <text:p>-7.733149</text:p>
          </table:table-cell>
          <table:table-cell office:value-type="float" office:value="-5.52882" calcext:value-type="float">
            <text:p>-5.52882</text:p>
          </table:table-cell>
          <table:table-cell office:value-type="float" office:value="-6.170671" calcext:value-type="float">
            <text:p>-6.170671</text:p>
          </table:table-cell>
        </table:table-row>
        <table:table-row table:style-name="ro1">
          <table:table-cell table:number-columns-repeated="3"/>
          <table:table-cell table:formula="of:=[.D35]+100" office:value-type="float" office:value="3600" calcext:value-type="float">
            <text:p>3600</text:p>
          </table:table-cell>
          <table:table-cell office:value-type="float" office:value="-12.97518" calcext:value-type="float">
            <text:p>-12.97518</text:p>
          </table:table-cell>
          <table:table-cell office:value-type="float" office:value="-7.117996" calcext:value-type="float">
            <text:p>-7.117996</text:p>
          </table:table-cell>
          <table:table-cell office:value-type="float" office:value="-9.291935" calcext:value-type="float">
            <text:p>-9.291935</text:p>
          </table:table-cell>
        </table:table-row>
        <table:table-row table:style-name="ro1">
          <table:table-cell table:number-columns-repeated="3"/>
          <table:table-cell table:formula="of:=[.D36]+100" office:value-type="float" office:value="3700" calcext:value-type="float">
            <text:p>3700</text:p>
          </table:table-cell>
          <table:table-cell office:value-type="float" office:value="-18.201044" calcext:value-type="float">
            <text:p>-18.201044</text:p>
          </table:table-cell>
          <table:table-cell office:value-type="float" office:value="-5.247501" calcext:value-type="float">
            <text:p>-5.247501</text:p>
          </table:table-cell>
          <table:table-cell office:value-type="float" office:value="-10.468822" calcext:value-type="float">
            <text:p>-10.468822</text:p>
          </table:table-cell>
        </table:table-row>
        <table:table-row table:style-name="ro1">
          <table:table-cell table:number-columns-repeated="3"/>
          <table:table-cell table:formula="of:=[.D37]+100" office:value-type="float" office:value="3800" calcext:value-type="float">
            <text:p>3800</text:p>
          </table:table-cell>
          <table:table-cell office:value-type="float" office:value="-10.169921" calcext:value-type="float">
            <text:p>-10.169921</text:p>
          </table:table-cell>
          <table:table-cell office:value-type="float" office:value="-3.735435" calcext:value-type="float">
            <text:p>-3.735435</text:p>
          </table:table-cell>
          <table:table-cell office:value-type="float" office:value="-10.288972" calcext:value-type="float">
            <text:p>-10.288972</text:p>
          </table:table-cell>
        </table:table-row>
        <table:table-row table:style-name="ro1">
          <table:table-cell table:number-columns-repeated="3"/>
          <table:table-cell table:formula="of:=[.D38]+100" office:value-type="float" office:value="3900" calcext:value-type="float">
            <text:p>3900</text:p>
          </table:table-cell>
          <table:table-cell office:value-type="float" office:value="-17.046763" calcext:value-type="float">
            <text:p>-17.046763</text:p>
          </table:table-cell>
          <table:table-cell office:value-type="float" office:value="-5.102318" calcext:value-type="float">
            <text:p>-5.102318</text:p>
          </table:table-cell>
          <table:table-cell office:value-type="float" office:value="-5.357561" calcext:value-type="float">
            <text:p>-5.357561</text:p>
          </table:table-cell>
        </table:table-row>
        <table:table-row table:style-name="ro1">
          <table:table-cell table:number-columns-repeated="3"/>
          <table:table-cell table:formula="of:=[.D39]+100" office:value-type="float" office:value="4000" calcext:value-type="float">
            <text:p>4000</text:p>
          </table:table-cell>
          <table:table-cell office:value-type="float" office:value="-11.256471" calcext:value-type="float">
            <text:p>-11.256471</text:p>
          </table:table-cell>
          <table:table-cell office:value-type="float" office:value="-5.219388" calcext:value-type="float">
            <text:p>-5.219388</text:p>
          </table:table-cell>
          <table:table-cell office:value-type="float" office:value="-5.4885" calcext:value-type="float">
            <text:p>-5.4885</text:p>
          </table:table-cell>
        </table:table-row>
        <table:table-row table:style-name="ro1">
          <table:table-cell table:number-columns-repeated="3"/>
          <table:table-cell table:formula="of:=[.D40]+100" office:value-type="float" office:value="4100" calcext:value-type="float">
            <text:p>4100</text:p>
          </table:table-cell>
          <table:table-cell office:value-type="float" office:value="-10.207793" calcext:value-type="float">
            <text:p>-10.207793</text:p>
          </table:table-cell>
          <table:table-cell office:value-type="float" office:value="-4.660047" calcext:value-type="float">
            <text:p>-4.660047</text:p>
          </table:table-cell>
          <table:table-cell office:value-type="float" office:value="-8.573452" calcext:value-type="float">
            <text:p>-8.573452</text:p>
          </table:table-cell>
        </table:table-row>
        <table:table-row table:style-name="ro1">
          <table:table-cell table:number-columns-repeated="3"/>
          <table:table-cell table:formula="of:=[.D41]+100" office:value-type="float" office:value="4200" calcext:value-type="float">
            <text:p>4200</text:p>
          </table:table-cell>
          <table:table-cell office:value-type="float" office:value="-32.906246" calcext:value-type="float">
            <text:p>-32.906246</text:p>
          </table:table-cell>
          <table:table-cell office:value-type="float" office:value="-5.930423" calcext:value-type="float">
            <text:p>-5.930423</text:p>
          </table:table-cell>
          <table:table-cell office:value-type="float" office:value="-7.013829" calcext:value-type="float">
            <text:p>-7.013829</text:p>
          </table:table-cell>
        </table:table-row>
        <table:table-row table:style-name="ro1">
          <table:table-cell table:number-columns-repeated="3"/>
          <table:table-cell table:formula="of:=[.D42]+100" office:value-type="float" office:value="4300" calcext:value-type="float">
            <text:p>4300</text:p>
          </table:table-cell>
          <table:table-cell office:value-type="float" office:value="-16.820274" calcext:value-type="float">
            <text:p>-16.820274</text:p>
          </table:table-cell>
          <table:table-cell office:value-type="float" office:value="-13.67151" calcext:value-type="float">
            <text:p>-13.67151</text:p>
          </table:table-cell>
          <table:table-cell office:value-type="float" office:value="-6.947958" calcext:value-type="float">
            <text:p>-6.947958</text:p>
          </table:table-cell>
        </table:table-row>
        <table:table-row table:style-name="ro1">
          <table:table-cell table:number-columns-repeated="3"/>
          <table:table-cell table:formula="of:=[.D43]+100" office:value-type="float" office:value="4400" calcext:value-type="float">
            <text:p>4400</text:p>
          </table:table-cell>
          <table:table-cell office:value-type="float" office:value="-20.621666" calcext:value-type="float">
            <text:p>-20.621666</text:p>
          </table:table-cell>
          <table:table-cell office:value-type="float" office:value="-17.434317" calcext:value-type="float">
            <text:p>-17.434317</text:p>
          </table:table-cell>
          <table:table-cell office:value-type="float" office:value="-6.950677" calcext:value-type="float">
            <text:p>-6.950677</text:p>
          </table:table-cell>
        </table:table-row>
        <table:table-row table:style-name="ro1">
          <table:table-cell table:number-columns-repeated="3"/>
          <table:table-cell table:formula="of:=[.D44]+100" office:value-type="float" office:value="4500" calcext:value-type="float">
            <text:p>4500</text:p>
          </table:table-cell>
          <table:table-cell office:value-type="float" office:value="-17.131262" calcext:value-type="float">
            <text:p>-17.131262</text:p>
          </table:table-cell>
          <table:table-cell office:value-type="float" office:value="-2.65047" calcext:value-type="float">
            <text:p>-2.65047</text:p>
          </table:table-cell>
          <table:table-cell office:value-type="float" office:value="-6.88154" calcext:value-type="float">
            <text:p>-6.88154</text:p>
          </table:table-cell>
        </table:table-row>
        <table:table-row table:style-name="ro1">
          <table:table-cell table:number-columns-repeated="3"/>
          <table:table-cell table:formula="of:=[.D45]+100" office:value-type="float" office:value="4600" calcext:value-type="float">
            <text:p>4600</text:p>
          </table:table-cell>
          <table:table-cell office:value-type="float" office:value="-14.109565" calcext:value-type="float">
            <text:p>-14.109565</text:p>
          </table:table-cell>
          <table:table-cell office:value-type="float" office:value="-4.13752" calcext:value-type="float">
            <text:p>-4.13752</text:p>
          </table:table-cell>
          <table:table-cell office:value-type="float" office:value="-7.219213" calcext:value-type="float">
            <text:p>-7.219213</text:p>
          </table:table-cell>
        </table:table-row>
        <table:table-row table:style-name="ro1">
          <table:table-cell table:number-columns-repeated="3"/>
          <table:table-cell table:formula="of:=[.D46]+100" office:value-type="float" office:value="4700" calcext:value-type="float">
            <text:p>4700</text:p>
          </table:table-cell>
          <table:table-cell office:value-type="float" office:value="-13.446612" calcext:value-type="float">
            <text:p>-13.446612</text:p>
          </table:table-cell>
          <table:table-cell office:value-type="float" office:value="-7.4857" calcext:value-type="float">
            <text:p>-7.4857</text:p>
          </table:table-cell>
          <table:table-cell office:value-type="float" office:value="-3.690079" calcext:value-type="float">
            <text:p>-3.690079</text:p>
          </table:table-cell>
        </table:table-row>
        <table:table-row table:style-name="ro1">
          <table:table-cell table:number-columns-repeated="3"/>
          <table:table-cell table:formula="of:=[.D47]+100" office:value-type="float" office:value="4800" calcext:value-type="float">
            <text:p>4800</text:p>
          </table:table-cell>
          <table:table-cell office:value-type="float" office:value="-17.815155" calcext:value-type="float">
            <text:p>-17.815155</text:p>
          </table:table-cell>
          <table:table-cell office:value-type="float" office:value="-5.528651" calcext:value-type="float">
            <text:p>-5.528651</text:p>
          </table:table-cell>
          <table:table-cell office:value-type="float" office:value="-4.888047" calcext:value-type="float">
            <text:p>-4.888047</text:p>
          </table:table-cell>
        </table:table-row>
        <table:table-row table:style-name="ro1">
          <table:table-cell table:number-columns-repeated="3"/>
          <table:table-cell table:formula="of:=[.D48]+100" office:value-type="float" office:value="4900" calcext:value-type="float">
            <text:p>4900</text:p>
          </table:table-cell>
          <table:table-cell office:value-type="float" office:value="-12.051707" calcext:value-type="float">
            <text:p>-12.051707</text:p>
          </table:table-cell>
          <table:table-cell office:value-type="float" office:value="-4.93622" calcext:value-type="float">
            <text:p>-4.93622</text:p>
          </table:table-cell>
          <table:table-cell office:value-type="float" office:value="-15.457053" calcext:value-type="float">
            <text:p>-15.457053</text:p>
          </table:table-cell>
        </table:table-row>
        <table:table-row table:style-name="ro1">
          <table:table-cell table:number-columns-repeated="3"/>
          <table:table-cell table:formula="of:=[.D49]+100" office:value-type="float" office:value="5000" calcext:value-type="float">
            <text:p>5000</text:p>
          </table:table-cell>
          <table:table-cell office:value-type="float" office:value="-18.337578" calcext:value-type="float">
            <text:p>-18.337578</text:p>
          </table:table-cell>
          <table:table-cell office:value-type="float" office:value="-10.306313" calcext:value-type="float">
            <text:p>-10.306313</text:p>
          </table:table-cell>
          <table:table-cell office:value-type="float" office:value="-17.768349" calcext:value-type="float">
            <text:p>-17.768349</text:p>
          </table:table-cell>
        </table:table-row>
        <table:table-row table:style-name="ro1">
          <table:table-cell table:number-columns-repeated="3"/>
          <table:table-cell table:formula="of:=[.D50]+100" office:value-type="float" office:value="5100" calcext:value-type="float">
            <text:p>5100</text:p>
          </table:table-cell>
          <table:table-cell office:value-type="float" office:value="-6.889444" calcext:value-type="float">
            <text:p>-6.889444</text:p>
          </table:table-cell>
          <table:table-cell office:value-type="float" office:value="-5.409274" calcext:value-type="float">
            <text:p>-5.409274</text:p>
          </table:table-cell>
          <table:table-cell office:value-type="float" office:value="-10.99456" calcext:value-type="float">
            <text:p>-10.99456</text:p>
          </table:table-cell>
        </table:table-row>
        <table:table-row table:style-name="ro1">
          <table:table-cell table:number-columns-repeated="3"/>
          <table:table-cell table:formula="of:=[.D51]+100" office:value-type="float" office:value="5200" calcext:value-type="float">
            <text:p>5200</text:p>
          </table:table-cell>
          <table:table-cell office:value-type="float" office:value="-34.667145" calcext:value-type="float">
            <text:p>-34.667145</text:p>
          </table:table-cell>
          <table:table-cell office:value-type="float" office:value="-11.992215" calcext:value-type="float">
            <text:p>-11.992215</text:p>
          </table:table-cell>
          <table:table-cell office:value-type="float" office:value="-10.726882" calcext:value-type="float">
            <text:p>-10.726882</text:p>
          </table:table-cell>
        </table:table-row>
        <table:table-row table:style-name="ro1">
          <table:table-cell table:number-columns-repeated="3"/>
          <table:table-cell table:formula="of:=[.D52]+100" office:value-type="float" office:value="5300" calcext:value-type="float">
            <text:p>5300</text:p>
          </table:table-cell>
          <table:table-cell office:value-type="float" office:value="-9.495196" calcext:value-type="float">
            <text:p>-9.495196</text:p>
          </table:table-cell>
          <table:table-cell office:value-type="float" office:value="-4.407087" calcext:value-type="float">
            <text:p>-4.407087</text:p>
          </table:table-cell>
          <table:table-cell office:value-type="float" office:value="-6.949901" calcext:value-type="float">
            <text:p>-6.949901</text:p>
          </table:table-cell>
        </table:table-row>
        <table:table-row table:style-name="ro1">
          <table:table-cell table:number-columns-repeated="3"/>
          <table:table-cell table:formula="of:=[.D53]+100" office:value-type="float" office:value="5400" calcext:value-type="float">
            <text:p>5400</text:p>
          </table:table-cell>
          <table:table-cell office:value-type="float" office:value="-23.645131" calcext:value-type="float">
            <text:p>-23.645131</text:p>
          </table:table-cell>
          <table:table-cell office:value-type="float" office:value="-11.904846" calcext:value-type="float">
            <text:p>-11.904846</text:p>
          </table:table-cell>
          <table:table-cell office:value-type="float" office:value="-5.413568" calcext:value-type="float">
            <text:p>-5.413568</text:p>
          </table:table-cell>
        </table:table-row>
        <table:table-row table:style-name="ro1">
          <table:table-cell table:number-columns-repeated="3"/>
          <table:table-cell table:formula="of:=[.D54]+100" office:value-type="float" office:value="5500" calcext:value-type="float">
            <text:p>5500</text:p>
          </table:table-cell>
          <table:table-cell office:value-type="float" office:value="-12.863759" calcext:value-type="float">
            <text:p>-12.863759</text:p>
          </table:table-cell>
          <table:table-cell office:value-type="float" office:value="-7.589651" calcext:value-type="float">
            <text:p>-7.589651</text:p>
          </table:table-cell>
          <table:table-cell office:value-type="float" office:value="-13.910783" calcext:value-type="float">
            <text:p>-13.910783</text:p>
          </table:table-cell>
        </table:table-row>
        <table:table-row table:style-name="ro1">
          <table:table-cell table:number-columns-repeated="3"/>
          <table:table-cell table:formula="of:=[.D55]+100" office:value-type="float" office:value="5600" calcext:value-type="float">
            <text:p>5600</text:p>
          </table:table-cell>
          <table:table-cell office:value-type="float" office:value="-8.400309" calcext:value-type="float">
            <text:p>-8.400309</text:p>
          </table:table-cell>
          <table:table-cell office:value-type="float" office:value="-6.499237" calcext:value-type="float">
            <text:p>-6.499237</text:p>
          </table:table-cell>
          <table:table-cell office:value-type="float" office:value="-14.200721" calcext:value-type="float">
            <text:p>-14.200721</text:p>
          </table:table-cell>
        </table:table-row>
        <table:table-row table:style-name="ro1">
          <table:table-cell table:number-columns-repeated="3"/>
          <table:table-cell table:formula="of:=[.D56]+100" office:value-type="float" office:value="5700" calcext:value-type="float">
            <text:p>5700</text:p>
          </table:table-cell>
          <table:table-cell office:value-type="float" office:value="-19.052854" calcext:value-type="float">
            <text:p>-19.052854</text:p>
          </table:table-cell>
          <table:table-cell office:value-type="float" office:value="-10.531775" calcext:value-type="float">
            <text:p>-10.531775</text:p>
          </table:table-cell>
          <table:table-cell office:value-type="float" office:value="-12.345969" calcext:value-type="float">
            <text:p>-12.345969</text:p>
          </table:table-cell>
        </table:table-row>
        <table:table-row table:style-name="ro1">
          <table:table-cell table:number-columns-repeated="3"/>
          <table:table-cell table:formula="of:=[.D57]+100" office:value-type="float" office:value="5800" calcext:value-type="float">
            <text:p>5800</text:p>
          </table:table-cell>
          <table:table-cell office:value-type="float" office:value="-11.127361" calcext:value-type="float">
            <text:p>-11.127361</text:p>
          </table:table-cell>
          <table:table-cell office:value-type="float" office:value="-3.664704" calcext:value-type="float">
            <text:p>-3.664704</text:p>
          </table:table-cell>
          <table:table-cell office:value-type="float" office:value="-10.680672" calcext:value-type="float">
            <text:p>-10.680672</text:p>
          </table:table-cell>
        </table:table-row>
        <table:table-row table:style-name="ro1">
          <table:table-cell table:number-columns-repeated="3"/>
          <table:table-cell table:formula="of:=[.D58]+100" office:value-type="float" office:value="5900" calcext:value-type="float">
            <text:p>5900</text:p>
          </table:table-cell>
          <table:table-cell office:value-type="float" office:value="-11.293947" calcext:value-type="float">
            <text:p>-11.293947</text:p>
          </table:table-cell>
          <table:table-cell office:value-type="float" office:value="-4.771832" calcext:value-type="float">
            <text:p>-4.771832</text:p>
          </table:table-cell>
          <table:table-cell office:value-type="float" office:value="-7.432355" calcext:value-type="float">
            <text:p>-7.432355</text:p>
          </table:table-cell>
        </table:table-row>
        <table:table-row table:style-name="ro1">
          <table:table-cell table:number-columns-repeated="3"/>
          <table:table-cell table:formula="of:=[.D59]+100" office:value-type="float" office:value="6000" calcext:value-type="float">
            <text:p>6000</text:p>
          </table:table-cell>
          <table:table-cell office:value-type="float" office:value="-12.670354" calcext:value-type="float">
            <text:p>-12.670354</text:p>
          </table:table-cell>
          <table:table-cell office:value-type="float" office:value="-3.207272" calcext:value-type="float">
            <text:p>-3.207272</text:p>
          </table:table-cell>
          <table:table-cell office:value-type="float" office:value="-8.283468" calcext:value-type="float">
            <text:p>-8.283468</text:p>
          </table:table-cell>
        </table:table-row>
        <table:table-row table:style-name="ro1">
          <table:table-cell table:number-columns-repeated="3"/>
          <table:table-cell table:formula="of:=[.D60]+100" office:value-type="float" office:value="6100" calcext:value-type="float">
            <text:p>6100</text:p>
          </table:table-cell>
          <table:table-cell office:value-type="float" office:value="-17.841629" calcext:value-type="float">
            <text:p>-17.841629</text:p>
          </table:table-cell>
          <table:table-cell office:value-type="float" office:value="-13.376559" calcext:value-type="float">
            <text:p>-13.376559</text:p>
          </table:table-cell>
          <table:table-cell office:value-type="float" office:value="-5.662293" calcext:value-type="float">
            <text:p>-5.662293</text:p>
          </table:table-cell>
        </table:table-row>
        <table:table-row table:style-name="ro1">
          <table:table-cell table:number-columns-repeated="3"/>
          <table:table-cell table:formula="of:=[.D61]+100" office:value-type="float" office:value="6200" calcext:value-type="float">
            <text:p>6200</text:p>
          </table:table-cell>
          <table:table-cell office:value-type="float" office:value="-11.782071" calcext:value-type="float">
            <text:p>-11.782071</text:p>
          </table:table-cell>
          <table:table-cell office:value-type="float" office:value="-6.995579" calcext:value-type="float">
            <text:p>-6.995579</text:p>
          </table:table-cell>
          <table:table-cell office:value-type="float" office:value="-5.29162" calcext:value-type="float">
            <text:p>-5.29162</text:p>
          </table:table-cell>
        </table:table-row>
        <table:table-row table:style-name="ro1">
          <table:table-cell table:number-columns-repeated="3"/>
          <table:table-cell table:formula="of:=[.D62]+100" office:value-type="float" office:value="6300" calcext:value-type="float">
            <text:p>6300</text:p>
          </table:table-cell>
          <table:table-cell office:value-type="float" office:value="-11.504994" calcext:value-type="float">
            <text:p>-11.504994</text:p>
          </table:table-cell>
          <table:table-cell office:value-type="float" office:value="-6.512802" calcext:value-type="float">
            <text:p>-6.512802</text:p>
          </table:table-cell>
          <table:table-cell office:value-type="float" office:value="-19.621064" calcext:value-type="float">
            <text:p>-19.621064</text:p>
          </table:table-cell>
        </table:table-row>
        <table:table-row table:style-name="ro1">
          <table:table-cell table:number-columns-repeated="3"/>
          <table:table-cell table:formula="of:=[.D63]+100" office:value-type="float" office:value="6400" calcext:value-type="float">
            <text:p>6400</text:p>
          </table:table-cell>
          <table:table-cell office:value-type="float" office:value="-5.361192" calcext:value-type="float">
            <text:p>-5.361192</text:p>
          </table:table-cell>
          <table:table-cell office:value-type="float" office:value="-3.930074" calcext:value-type="float">
            <text:p>-3.930074</text:p>
          </table:table-cell>
          <table:table-cell office:value-type="float" office:value="-11.711263" calcext:value-type="float">
            <text:p>-11.711263</text:p>
          </table:table-cell>
        </table:table-row>
        <table:table-row table:style-name="ro1">
          <table:table-cell table:number-columns-repeated="3"/>
          <table:table-cell table:formula="of:=[.D64]+100" office:value-type="float" office:value="6500" calcext:value-type="float">
            <text:p>6500</text:p>
          </table:table-cell>
          <table:table-cell office:value-type="float" office:value="-7.63809" calcext:value-type="float">
            <text:p>-7.63809</text:p>
          </table:table-cell>
          <table:table-cell office:value-type="float" office:value="-4.975515" calcext:value-type="float">
            <text:p>-4.975515</text:p>
          </table:table-cell>
          <table:table-cell office:value-type="float" office:value="-7.021475" calcext:value-type="float">
            <text:p>-7.021475</text:p>
          </table:table-cell>
        </table:table-row>
        <table:table-row table:style-name="ro1">
          <table:table-cell table:number-columns-repeated="3"/>
          <table:table-cell table:formula="of:=[.D65]+100" office:value-type="float" office:value="6600" calcext:value-type="float">
            <text:p>6600</text:p>
          </table:table-cell>
          <table:table-cell office:value-type="float" office:value="-8.773074" calcext:value-type="float">
            <text:p>-8.773074</text:p>
          </table:table-cell>
          <table:table-cell office:value-type="float" office:value="-2.453707" calcext:value-type="float">
            <text:p>-2.453707</text:p>
          </table:table-cell>
          <table:table-cell office:value-type="float" office:value="-7.803413" calcext:value-type="float">
            <text:p>-7.803413</text:p>
          </table:table-cell>
        </table:table-row>
        <table:table-row table:style-name="ro1">
          <table:table-cell table:number-columns-repeated="3"/>
          <table:table-cell table:formula="of:=[.D66]+100" office:value-type="float" office:value="6700" calcext:value-type="float">
            <text:p>6700</text:p>
          </table:table-cell>
          <table:table-cell office:value-type="float" office:value="-13.803781" calcext:value-type="float">
            <text:p>-13.803781</text:p>
          </table:table-cell>
          <table:table-cell office:value-type="float" office:value="-10.228326" calcext:value-type="float">
            <text:p>-10.228326</text:p>
          </table:table-cell>
          <table:table-cell office:value-type="float" office:value="-8.255223" calcext:value-type="float">
            <text:p>-8.255223</text:p>
          </table:table-cell>
        </table:table-row>
        <table:table-row table:style-name="ro1">
          <table:table-cell table:number-columns-repeated="3"/>
          <table:table-cell table:formula="of:=[.D67]+100" office:value-type="float" office:value="6800" calcext:value-type="float">
            <text:p>6800</text:p>
          </table:table-cell>
          <table:table-cell office:value-type="float" office:value="-13.414212" calcext:value-type="float">
            <text:p>-13.414212</text:p>
          </table:table-cell>
          <table:table-cell office:value-type="float" office:value="-9.153456" calcext:value-type="float">
            <text:p>-9.153456</text:p>
          </table:table-cell>
          <table:table-cell office:value-type="float" office:value="-14.409086" calcext:value-type="float">
            <text:p>-14.409086</text:p>
          </table:table-cell>
        </table:table-row>
        <table:table-row table:style-name="ro1">
          <table:table-cell table:number-columns-repeated="3"/>
          <table:table-cell table:formula="of:=[.D68]+100" office:value-type="float" office:value="6900" calcext:value-type="float">
            <text:p>6900</text:p>
          </table:table-cell>
          <table:table-cell office:value-type="float" office:value="-12.015113" calcext:value-type="float">
            <text:p>-12.015113</text:p>
          </table:table-cell>
          <table:table-cell office:value-type="float" office:value="-3.823719" calcext:value-type="float">
            <text:p>-3.823719</text:p>
          </table:table-cell>
          <table:table-cell office:value-type="float" office:value="-10.529018" calcext:value-type="float">
            <text:p>-10.529018</text:p>
          </table:table-cell>
        </table:table-row>
        <table:table-row table:style-name="ro1">
          <table:table-cell table:number-columns-repeated="3"/>
          <table:table-cell table:formula="of:=[.D69]+100" office:value-type="float" office:value="7000" calcext:value-type="float">
            <text:p>7000</text:p>
          </table:table-cell>
          <table:table-cell office:value-type="float" office:value="-5.086912" calcext:value-type="float">
            <text:p>-5.086912</text:p>
          </table:table-cell>
          <table:table-cell office:value-type="float" office:value="-6.025511" calcext:value-type="float">
            <text:p>-6.025511</text:p>
          </table:table-cell>
          <table:table-cell office:value-type="float" office:value="-5.908438" calcext:value-type="float">
            <text:p>-5.908438</text:p>
          </table:table-cell>
        </table:table-row>
        <table:table-row table:style-name="ro1">
          <table:table-cell table:number-columns-repeated="3"/>
          <table:table-cell table:formula="of:=[.D70]+100" office:value-type="float" office:value="7100" calcext:value-type="float">
            <text:p>7100</text:p>
          </table:table-cell>
          <table:table-cell office:value-type="float" office:value="-6.884472" calcext:value-type="float">
            <text:p>-6.884472</text:p>
          </table:table-cell>
          <table:table-cell office:value-type="float" office:value="-4.156542" calcext:value-type="float">
            <text:p>-4.156542</text:p>
          </table:table-cell>
          <table:table-cell office:value-type="float" office:value="-5.425736" calcext:value-type="float">
            <text:p>-5.425736</text:p>
          </table:table-cell>
        </table:table-row>
        <table:table-row table:style-name="ro1">
          <table:table-cell table:number-columns-repeated="3"/>
          <table:table-cell table:formula="of:=[.D71]+100" office:value-type="float" office:value="7200" calcext:value-type="float">
            <text:p>7200</text:p>
          </table:table-cell>
          <table:table-cell office:value-type="float" office:value="-19.326129" calcext:value-type="float">
            <text:p>-19.326129</text:p>
          </table:table-cell>
          <table:table-cell office:value-type="float" office:value="-12.18499" calcext:value-type="float">
            <text:p>-12.18499</text:p>
          </table:table-cell>
          <table:table-cell office:value-type="float" office:value="-6.884153" calcext:value-type="float">
            <text:p>-6.884153</text:p>
          </table:table-cell>
        </table:table-row>
        <table:table-row table:style-name="ro1">
          <table:table-cell table:number-columns-repeated="3"/>
          <table:table-cell table:formula="of:=[.D72]+100" office:value-type="float" office:value="7300" calcext:value-type="float">
            <text:p>7300</text:p>
          </table:table-cell>
          <table:table-cell office:value-type="float" office:value="-10.836792" calcext:value-type="float">
            <text:p>-10.836792</text:p>
          </table:table-cell>
          <table:table-cell office:value-type="float" office:value="-4.459654" calcext:value-type="float">
            <text:p>-4.459654</text:p>
          </table:table-cell>
          <table:table-cell office:value-type="float" office:value="-12.362105" calcext:value-type="float">
            <text:p>-12.362105</text:p>
          </table:table-cell>
        </table:table-row>
        <table:table-row table:style-name="ro1">
          <table:table-cell table:number-columns-repeated="3"/>
          <table:table-cell table:formula="of:=[.D73]+100" office:value-type="float" office:value="7400" calcext:value-type="float">
            <text:p>7400</text:p>
          </table:table-cell>
          <table:table-cell office:value-type="float" office:value="-11.349618" calcext:value-type="float">
            <text:p>-11.349618</text:p>
          </table:table-cell>
          <table:table-cell office:value-type="float" office:value="-3.602198" calcext:value-type="float">
            <text:p>-3.602198</text:p>
          </table:table-cell>
          <table:table-cell office:value-type="float" office:value="-6.585355" calcext:value-type="float">
            <text:p>-6.585355</text:p>
          </table:table-cell>
        </table:table-row>
        <table:table-row table:style-name="ro1">
          <table:table-cell table:number-columns-repeated="3"/>
          <table:table-cell table:formula="of:=[.D74]+100" office:value-type="float" office:value="7500" calcext:value-type="float">
            <text:p>7500</text:p>
          </table:table-cell>
          <table:table-cell office:value-type="float" office:value="-16.006688" calcext:value-type="float">
            <text:p>-16.006688</text:p>
          </table:table-cell>
          <table:table-cell office:value-type="float" office:value="-7.524456" calcext:value-type="float">
            <text:p>-7.524456</text:p>
          </table:table-cell>
          <table:table-cell office:value-type="float" office:value="-2.605697" calcext:value-type="float">
            <text:p>-2.605697</text:p>
          </table:table-cell>
        </table:table-row>
        <table:table-row table:style-name="ro1">
          <table:table-cell table:number-columns-repeated="3"/>
          <table:table-cell table:formula="of:=[.D75]+100" office:value-type="float" office:value="7600" calcext:value-type="float">
            <text:p>7600</text:p>
          </table:table-cell>
          <table:table-cell office:value-type="float" office:value="-10.238466" calcext:value-type="float">
            <text:p>-10.238466</text:p>
          </table:table-cell>
          <table:table-cell office:value-type="float" office:value="-7.467217" calcext:value-type="float">
            <text:p>-7.467217</text:p>
          </table:table-cell>
          <table:table-cell office:value-type="float" office:value="-8.760742" calcext:value-type="float">
            <text:p>-8.760742</text:p>
          </table:table-cell>
        </table:table-row>
        <table:table-row table:style-name="ro1">
          <table:table-cell table:number-columns-repeated="3"/>
          <table:table-cell table:formula="of:=[.D76]+100" office:value-type="float" office:value="7700" calcext:value-type="float">
            <text:p>7700</text:p>
          </table:table-cell>
          <table:table-cell office:value-type="float" office:value="-6.698251" calcext:value-type="float">
            <text:p>-6.698251</text:p>
          </table:table-cell>
          <table:table-cell office:value-type="float" office:value="-1.530321" calcext:value-type="float">
            <text:p>-1.530321</text:p>
          </table:table-cell>
          <table:table-cell office:value-type="float" office:value="-5.943576" calcext:value-type="float">
            <text:p>-5.943576</text:p>
          </table:table-cell>
        </table:table-row>
        <table:table-row table:style-name="ro1">
          <table:table-cell table:number-columns-repeated="3"/>
          <table:table-cell table:formula="of:=[.D77]+100" office:value-type="float" office:value="7800" calcext:value-type="float">
            <text:p>7800</text:p>
          </table:table-cell>
          <table:table-cell office:value-type="float" office:value="-21.544093" calcext:value-type="float">
            <text:p>-21.544093</text:p>
          </table:table-cell>
          <table:table-cell office:value-type="float" office:value="-11.389852" calcext:value-type="float">
            <text:p>-11.389852</text:p>
          </table:table-cell>
          <table:table-cell office:value-type="float" office:value="-11.010019" calcext:value-type="float">
            <text:p>-11.010019</text:p>
          </table:table-cell>
        </table:table-row>
        <table:table-row table:style-name="ro1">
          <table:table-cell table:number-columns-repeated="3"/>
          <table:table-cell table:formula="of:=[.D78]+100" office:value-type="float" office:value="7900" calcext:value-type="float">
            <text:p>7900</text:p>
          </table:table-cell>
          <table:table-cell office:value-type="float" office:value="-11.758509" calcext:value-type="float">
            <text:p>-11.758509</text:p>
          </table:table-cell>
          <table:table-cell office:value-type="float" office:value="-7.826837" calcext:value-type="float">
            <text:p>-7.826837</text:p>
          </table:table-cell>
          <table:table-cell office:value-type="float" office:value="-14.141437" calcext:value-type="float">
            <text:p>-14.141437</text:p>
          </table:table-cell>
        </table:table-row>
        <table:table-row table:style-name="ro1">
          <table:table-cell table:number-columns-repeated="3"/>
          <table:table-cell table:formula="of:=[.D79]+100" office:value-type="float" office:value="8000" calcext:value-type="float">
            <text:p>8000</text:p>
          </table:table-cell>
          <table:table-cell office:value-type="float" office:value="-11.618027" calcext:value-type="float">
            <text:p>-11.618027</text:p>
          </table:table-cell>
          <table:table-cell office:value-type="float" office:value="-3.838252" calcext:value-type="float">
            <text:p>-3.838252</text:p>
          </table:table-cell>
          <table:table-cell office:value-type="float" office:value="-14.880617" calcext:value-type="float">
            <text:p>-14.880617</text:p>
          </table:table-cell>
        </table:table-row>
        <table:table-row table:style-name="ro1">
          <table:table-cell table:number-columns-repeated="3"/>
          <table:table-cell table:formula="of:=[.D80]+100" office:value-type="float" office:value="8100" calcext:value-type="float">
            <text:p>8100</text:p>
          </table:table-cell>
          <table:table-cell office:value-type="float" office:value="-11.325767" calcext:value-type="float">
            <text:p>-11.325767</text:p>
          </table:table-cell>
          <table:table-cell office:value-type="float" office:value="-7.240705" calcext:value-type="float">
            <text:p>-7.240705</text:p>
          </table:table-cell>
          <table:table-cell office:value-type="float" office:value="-9.723248" calcext:value-type="float">
            <text:p>-9.723248</text:p>
          </table:table-cell>
        </table:table-row>
        <table:table-row table:style-name="ro1">
          <table:table-cell table:number-columns-repeated="3"/>
          <table:table-cell table:formula="of:=[.D81]+100" office:value-type="float" office:value="8200" calcext:value-type="float">
            <text:p>8200</text:p>
          </table:table-cell>
          <table:table-cell office:value-type="float" office:value="-9.153127" calcext:value-type="float">
            <text:p>-9.153127</text:p>
          </table:table-cell>
          <table:table-cell office:value-type="float" office:value="-5.742767" calcext:value-type="float">
            <text:p>-5.742767</text:p>
          </table:table-cell>
          <table:table-cell office:value-type="float" office:value="-8.134866" calcext:value-type="float">
            <text:p>-8.134866</text:p>
          </table:table-cell>
        </table:table-row>
        <table:table-row table:style-name="ro1">
          <table:table-cell table:number-columns-repeated="3"/>
          <table:table-cell table:formula="of:=[.D82]+100" office:value-type="float" office:value="8300" calcext:value-type="float">
            <text:p>8300</text:p>
          </table:table-cell>
          <table:table-cell office:value-type="float" office:value="-11.550491" calcext:value-type="float">
            <text:p>-11.550491</text:p>
          </table:table-cell>
          <table:table-cell office:value-type="float" office:value="-6.749057" calcext:value-type="float">
            <text:p>-6.749057</text:p>
          </table:table-cell>
          <table:table-cell office:value-type="float" office:value="-9.556278" calcext:value-type="float">
            <text:p>-9.556278</text:p>
          </table:table-cell>
        </table:table-row>
        <table:table-row table:style-name="ro1">
          <table:table-cell table:number-columns-repeated="3"/>
          <table:table-cell table:formula="of:=[.D83]+100" office:value-type="float" office:value="8400" calcext:value-type="float">
            <text:p>8400</text:p>
          </table:table-cell>
          <table:table-cell office:value-type="float" office:value="-12.020781" calcext:value-type="float">
            <text:p>-12.020781</text:p>
          </table:table-cell>
          <table:table-cell office:value-type="float" office:value="-3.702855" calcext:value-type="float">
            <text:p>-3.702855</text:p>
          </table:table-cell>
          <table:table-cell office:value-type="float" office:value="-5.593978" calcext:value-type="float">
            <text:p>-5.593978</text:p>
          </table:table-cell>
        </table:table-row>
        <table:table-row table:style-name="ro1">
          <table:table-cell table:number-columns-repeated="3"/>
          <table:table-cell table:formula="of:=[.D84]+100" office:value-type="float" office:value="8500" calcext:value-type="float">
            <text:p>8500</text:p>
          </table:table-cell>
          <table:table-cell office:value-type="float" office:value="-18.378172" calcext:value-type="float">
            <text:p>-18.378172</text:p>
          </table:table-cell>
          <table:table-cell office:value-type="float" office:value="-8.827191" calcext:value-type="float">
            <text:p>-8.827191</text:p>
          </table:table-cell>
          <table:table-cell office:value-type="float" office:value="-6.96055" calcext:value-type="float">
            <text:p>-6.96055</text:p>
          </table:table-cell>
        </table:table-row>
        <table:table-row table:style-name="ro1">
          <table:table-cell table:number-columns-repeated="3"/>
          <table:table-cell table:formula="of:=[.D85]+100" office:value-type="float" office:value="8600" calcext:value-type="float">
            <text:p>8600</text:p>
          </table:table-cell>
          <table:table-cell office:value-type="float" office:value="-13.861609" calcext:value-type="float">
            <text:p>-13.861609</text:p>
          </table:table-cell>
          <table:table-cell office:value-type="float" office:value="-5.544923" calcext:value-type="float">
            <text:p>-5.544923</text:p>
          </table:table-cell>
          <table:table-cell office:value-type="float" office:value="-10.308479" calcext:value-type="float">
            <text:p>-10.308479</text:p>
          </table:table-cell>
        </table:table-row>
        <table:table-row table:style-name="ro1">
          <table:table-cell table:number-columns-repeated="3"/>
          <table:table-cell table:formula="of:=[.D86]+100" office:value-type="float" office:value="8700" calcext:value-type="float">
            <text:p>8700</text:p>
          </table:table-cell>
          <table:table-cell office:value-type="float" office:value="-21.035659" calcext:value-type="float">
            <text:p>-21.035659</text:p>
          </table:table-cell>
          <table:table-cell office:value-type="float" office:value="-5.661869" calcext:value-type="float">
            <text:p>-5.661869</text:p>
          </table:table-cell>
          <table:table-cell office:value-type="float" office:value="-3.520813" calcext:value-type="float">
            <text:p>-3.520813</text:p>
          </table:table-cell>
        </table:table-row>
        <table:table-row table:style-name="ro1">
          <table:table-cell table:number-columns-repeated="3"/>
          <table:table-cell table:formula="of:=[.D87]+100" office:value-type="float" office:value="8800" calcext:value-type="float">
            <text:p>8800</text:p>
          </table:table-cell>
          <table:table-cell office:value-type="float" office:value="-8.42735" calcext:value-type="float">
            <text:p>-8.42735</text:p>
          </table:table-cell>
          <table:table-cell office:value-type="float" office:value="-4.398532" calcext:value-type="float">
            <text:p>-4.398532</text:p>
          </table:table-cell>
          <table:table-cell office:value-type="float" office:value="-7.007241" calcext:value-type="float">
            <text:p>-7.007241</text:p>
          </table:table-cell>
        </table:table-row>
        <table:table-row table:style-name="ro1">
          <table:table-cell table:number-columns-repeated="3"/>
          <table:table-cell table:formula="of:=[.D88]+100" office:value-type="float" office:value="8900" calcext:value-type="float">
            <text:p>8900</text:p>
          </table:table-cell>
          <table:table-cell office:value-type="float" office:value="-14.933517" calcext:value-type="float">
            <text:p>-14.933517</text:p>
          </table:table-cell>
          <table:table-cell office:value-type="float" office:value="-8.910055" calcext:value-type="float">
            <text:p>-8.910055</text:p>
          </table:table-cell>
          <table:table-cell office:value-type="float" office:value="-4.877672" calcext:value-type="float">
            <text:p>-4.877672</text:p>
          </table:table-cell>
        </table:table-row>
        <table:table-row table:style-name="ro1">
          <table:table-cell table:number-columns-repeated="3"/>
          <table:table-cell table:formula="of:=[.D89]+100" office:value-type="float" office:value="9000" calcext:value-type="float">
            <text:p>9000</text:p>
          </table:table-cell>
          <table:table-cell office:value-type="float" office:value="-22.742866" calcext:value-type="float">
            <text:p>-22.742866</text:p>
          </table:table-cell>
          <table:table-cell office:value-type="float" office:value="-9.027878" calcext:value-type="float">
            <text:p>-9.027878</text:p>
          </table:table-cell>
          <table:table-cell office:value-type="float" office:value="-7.248429" calcext:value-type="float">
            <text:p>-7.248429</text:p>
          </table:table-cell>
        </table:table-row>
        <table:table-row table:style-name="ro1">
          <table:table-cell table:number-columns-repeated="3"/>
          <table:table-cell table:formula="of:=[.D90]+100" office:value-type="float" office:value="9100" calcext:value-type="float">
            <text:p>9100</text:p>
          </table:table-cell>
          <table:table-cell office:value-type="float" office:value="-13.758722" calcext:value-type="float">
            <text:p>-13.758722</text:p>
          </table:table-cell>
          <table:table-cell office:value-type="float" office:value="-4.177318" calcext:value-type="float">
            <text:p>-4.177318</text:p>
          </table:table-cell>
          <table:table-cell office:value-type="float" office:value="-4.486526" calcext:value-type="float">
            <text:p>-4.486526</text:p>
          </table:table-cell>
        </table:table-row>
        <table:table-row table:style-name="ro1">
          <table:table-cell table:number-columns-repeated="3"/>
          <table:table-cell table:formula="of:=[.D91]+100" office:value-type="float" office:value="9200" calcext:value-type="float">
            <text:p>9200</text:p>
          </table:table-cell>
          <table:table-cell office:value-type="float" office:value="-14.126307" calcext:value-type="float">
            <text:p>-14.126307</text:p>
          </table:table-cell>
          <table:table-cell office:value-type="float" office:value="-6.788417" calcext:value-type="float">
            <text:p>-6.788417</text:p>
          </table:table-cell>
          <table:table-cell office:value-type="float" office:value="-8.180293" calcext:value-type="float">
            <text:p>-8.180293</text:p>
          </table:table-cell>
        </table:table-row>
        <table:table-row table:style-name="ro1">
          <table:table-cell table:number-columns-repeated="3"/>
          <table:table-cell table:formula="of:=[.D92]+100" office:value-type="float" office:value="9300" calcext:value-type="float">
            <text:p>9300</text:p>
          </table:table-cell>
          <table:table-cell office:value-type="float" office:value="-17.81035" calcext:value-type="float">
            <text:p>-17.81035</text:p>
          </table:table-cell>
          <table:table-cell office:value-type="float" office:value="-3.159632" calcext:value-type="float">
            <text:p>-3.159632</text:p>
          </table:table-cell>
          <table:table-cell office:value-type="float" office:value="-6.352981" calcext:value-type="float">
            <text:p>-6.352981</text:p>
          </table:table-cell>
        </table:table-row>
        <table:table-row table:style-name="ro1">
          <table:table-cell table:number-columns-repeated="3"/>
          <table:table-cell table:formula="of:=[.D93]+100" office:value-type="float" office:value="9400" calcext:value-type="float">
            <text:p>9400</text:p>
          </table:table-cell>
          <table:table-cell office:value-type="float" office:value="-13.318309" calcext:value-type="float">
            <text:p>-13.318309</text:p>
          </table:table-cell>
          <table:table-cell office:value-type="float" office:value="-7.648801" calcext:value-type="float">
            <text:p>-7.648801</text:p>
          </table:table-cell>
          <table:table-cell office:value-type="float" office:value="-5.50565" calcext:value-type="float">
            <text:p>-5.50565</text:p>
          </table:table-cell>
        </table:table-row>
        <table:table-row table:style-name="ro1">
          <table:table-cell table:number-columns-repeated="3"/>
          <table:table-cell table:formula="of:=[.D94]+100" office:value-type="float" office:value="9500" calcext:value-type="float">
            <text:p>9500</text:p>
          </table:table-cell>
          <table:table-cell office:value-type="float" office:value="-10.555729" calcext:value-type="float">
            <text:p>-10.555729</text:p>
          </table:table-cell>
          <table:table-cell office:value-type="float" office:value="-1.811494" calcext:value-type="float">
            <text:p>-1.811494</text:p>
          </table:table-cell>
          <table:table-cell office:value-type="float" office:value="-4.243365" calcext:value-type="float">
            <text:p>-4.243365</text:p>
          </table:table-cell>
        </table:table-row>
        <table:table-row table:style-name="ro1">
          <table:table-cell table:number-columns-repeated="3"/>
          <table:table-cell table:formula="of:=[.D95]+100" office:value-type="float" office:value="9600" calcext:value-type="float">
            <text:p>9600</text:p>
          </table:table-cell>
          <table:table-cell office:value-type="float" office:value="-20.062903" calcext:value-type="float">
            <text:p>-20.062903</text:p>
          </table:table-cell>
          <table:table-cell office:value-type="float" office:value="-9.403336" calcext:value-type="float">
            <text:p>-9.403336</text:p>
          </table:table-cell>
          <table:table-cell office:value-type="float" office:value="-11.063355" calcext:value-type="float">
            <text:p>-11.063355</text:p>
          </table:table-cell>
        </table:table-row>
        <table:table-row table:style-name="ro1">
          <table:table-cell table:number-columns-repeated="3"/>
          <table:table-cell table:formula="of:=[.D96]+100" office:value-type="float" office:value="9700" calcext:value-type="float">
            <text:p>9700</text:p>
          </table:table-cell>
          <table:table-cell office:value-type="float" office:value="-7.278434" calcext:value-type="float">
            <text:p>-7.278434</text:p>
          </table:table-cell>
          <table:table-cell office:value-type="float" office:value="-4.607985" calcext:value-type="float">
            <text:p>-4.607985</text:p>
          </table:table-cell>
          <table:table-cell office:value-type="float" office:value="-7.557289" calcext:value-type="float">
            <text:p>-7.557289</text:p>
          </table:table-cell>
        </table:table-row>
        <table:table-row table:style-name="ro1">
          <table:table-cell table:number-columns-repeated="3"/>
          <table:table-cell table:formula="of:=[.D97]+100" office:value-type="float" office:value="9800" calcext:value-type="float">
            <text:p>9800</text:p>
          </table:table-cell>
          <table:table-cell office:value-type="float" office:value="-21.557119" calcext:value-type="float">
            <text:p>-21.557119</text:p>
          </table:table-cell>
          <table:table-cell office:value-type="float" office:value="-5.490628" calcext:value-type="float">
            <text:p>-5.490628</text:p>
          </table:table-cell>
          <table:table-cell office:value-type="float" office:value="-2.42123" calcext:value-type="float">
            <text:p>-2.42123</text:p>
          </table:table-cell>
        </table:table-row>
        <table:table-row table:style-name="ro1">
          <table:table-cell table:number-columns-repeated="3"/>
          <table:table-cell table:formula="of:=[.D98]+100" office:value-type="float" office:value="9900" calcext:value-type="float">
            <text:p>9900</text:p>
          </table:table-cell>
          <table:table-cell office:value-type="float" office:value="-18.314738" calcext:value-type="float">
            <text:p>-18.314738</text:p>
          </table:table-cell>
          <table:table-cell office:value-type="float" office:value="-7.080114" calcext:value-type="float">
            <text:p>-7.080114</text:p>
          </table:table-cell>
          <table:table-cell office:value-type="float" office:value="-3.76189" calcext:value-type="float">
            <text:p>-3.76189</text:p>
          </table:table-cell>
        </table:table-row>
        <table:table-row table:style-name="ro1">
          <table:table-cell table:number-columns-repeated="3"/>
          <table:table-cell table:formula="of:=[.D99]+100" office:value-type="float" office:value="10000" calcext:value-type="float">
            <text:p>10000</text:p>
          </table:table-cell>
          <table:table-cell office:value-type="float" office:value="-11.828991" calcext:value-type="float">
            <text:p>-11.828991</text:p>
          </table:table-cell>
          <table:table-cell office:value-type="float" office:value="-3.379117" calcext:value-type="float">
            <text:p>-3.379117</text:p>
          </table:table-cell>
          <table:table-cell office:value-type="float" office:value="-5.268453" calcext:value-type="float">
            <text:p>-5.268453</text:p>
          </table:table-cell>
        </table:table-row>
        <table:table-row table:style-name="ro1">
          <table:table-cell table:number-columns-repeated="3"/>
          <table:table-cell table:formula="of:=[.D100]+100" office:value-type="float" office:value="10100" calcext:value-type="float">
            <text:p>10100</text:p>
          </table:table-cell>
          <table:table-cell office:value-type="float" office:value="-10.863849" calcext:value-type="float">
            <text:p>-10.863849</text:p>
          </table:table-cell>
          <table:table-cell office:value-type="float" office:value="-4.540292" calcext:value-type="float">
            <text:p>-4.540292</text:p>
          </table:table-cell>
          <table:table-cell office:value-type="float" office:value="-4.237184" calcext:value-type="float">
            <text:p>-4.237184</text:p>
          </table:table-cell>
        </table:table-row>
        <table:table-row table:style-name="ro1">
          <table:table-cell table:number-columns-repeated="3"/>
          <table:table-cell table:formula="of:=[.D101]+100" office:value-type="float" office:value="10200" calcext:value-type="float">
            <text:p>10200</text:p>
          </table:table-cell>
          <table:table-cell office:value-type="float" office:value="-15.073059" calcext:value-type="float">
            <text:p>-15.073059</text:p>
          </table:table-cell>
          <table:table-cell office:value-type="float" office:value="-3.558759" calcext:value-type="float">
            <text:p>-3.558759</text:p>
          </table:table-cell>
          <table:table-cell office:value-type="float" office:value="-6.628005" calcext:value-type="float">
            <text:p>-6.628005</text:p>
          </table:table-cell>
        </table:table-row>
        <table:table-row table:style-name="ro1">
          <table:table-cell table:number-columns-repeated="3"/>
          <table:table-cell table:formula="of:=[.D102]+100" office:value-type="float" office:value="10300" calcext:value-type="float">
            <text:p>10300</text:p>
          </table:table-cell>
          <table:table-cell office:value-type="float" office:value="-16.885363" calcext:value-type="float">
            <text:p>-16.885363</text:p>
          </table:table-cell>
          <table:table-cell office:value-type="float" office:value="-10.331796" calcext:value-type="float">
            <text:p>-10.331796</text:p>
          </table:table-cell>
          <table:table-cell office:value-type="float" office:value="-3.979144" calcext:value-type="float">
            <text:p>-3.979144</text:p>
          </table:table-cell>
        </table:table-row>
        <table:table-row table:style-name="ro1">
          <table:table-cell table:number-columns-repeated="3"/>
          <table:table-cell table:formula="of:=[.D103]+100" office:value-type="float" office:value="10400" calcext:value-type="float">
            <text:p>10400</text:p>
          </table:table-cell>
          <table:table-cell office:value-type="float" office:value="-13.737522" calcext:value-type="float">
            <text:p>-13.737522</text:p>
          </table:table-cell>
          <table:table-cell office:value-type="float" office:value="-4.435427" calcext:value-type="float">
            <text:p>-4.435427</text:p>
          </table:table-cell>
          <table:table-cell office:value-type="float" office:value="-7.520596" calcext:value-type="float">
            <text:p>-7.520596</text:p>
          </table:table-cell>
        </table:table-row>
        <table:table-row table:style-name="ro1">
          <table:table-cell table:number-columns-repeated="3"/>
          <table:table-cell table:formula="of:=[.D104]+100" office:value-type="float" office:value="10500" calcext:value-type="float">
            <text:p>10500</text:p>
          </table:table-cell>
          <table:table-cell office:value-type="float" office:value="-18.917408" calcext:value-type="float">
            <text:p>-18.917408</text:p>
          </table:table-cell>
          <table:table-cell office:value-type="float" office:value="-4.619103" calcext:value-type="float">
            <text:p>-4.619103</text:p>
          </table:table-cell>
          <table:table-cell office:value-type="float" office:value="-11.481654" calcext:value-type="float">
            <text:p>-11.481654</text:p>
          </table:table-cell>
        </table:table-row>
        <table:table-row table:style-name="ro1">
          <table:table-cell table:number-columns-repeated="3"/>
          <table:table-cell table:formula="of:=[.D105]+100" office:value-type="float" office:value="10600" calcext:value-type="float">
            <text:p>10600</text:p>
          </table:table-cell>
          <table:table-cell office:value-type="float" office:value="-8.63675" calcext:value-type="float">
            <text:p>-8.63675</text:p>
          </table:table-cell>
          <table:table-cell office:value-type="float" office:value="-1.62892" calcext:value-type="float">
            <text:p>-1.62892</text:p>
          </table:table-cell>
          <table:table-cell office:value-type="float" office:value="-7.195903" calcext:value-type="float">
            <text:p>-7.195903</text:p>
          </table:table-cell>
        </table:table-row>
        <table:table-row table:style-name="ro1">
          <table:table-cell table:number-columns-repeated="3"/>
          <table:table-cell table:formula="of:=[.D106]+100" office:value-type="float" office:value="10700" calcext:value-type="float">
            <text:p>10700</text:p>
          </table:table-cell>
          <table:table-cell office:value-type="float" office:value="-14.467371" calcext:value-type="float">
            <text:p>-14.467371</text:p>
          </table:table-cell>
          <table:table-cell office:value-type="float" office:value="-2.867627" calcext:value-type="float">
            <text:p>-2.867627</text:p>
          </table:table-cell>
          <table:table-cell office:value-type="float" office:value="-6.229507" calcext:value-type="float">
            <text:p>-6.229507</text:p>
          </table:table-cell>
        </table:table-row>
        <table:table-row table:style-name="ro1">
          <table:table-cell table:number-columns-repeated="3"/>
          <table:table-cell table:formula="of:=[.D107]+100" office:value-type="float" office:value="10800" calcext:value-type="float">
            <text:p>10800</text:p>
          </table:table-cell>
          <table:table-cell office:value-type="float" office:value="-40.087835" calcext:value-type="float">
            <text:p>-40.087835</text:p>
          </table:table-cell>
          <table:table-cell office:value-type="float" office:value="-5.647075" calcext:value-type="float">
            <text:p>-5.647075</text:p>
          </table:table-cell>
          <table:table-cell office:value-type="float" office:value="-5.450298" calcext:value-type="float">
            <text:p>-5.450298</text:p>
          </table:table-cell>
        </table:table-row>
        <table:table-row table:style-name="ro1">
          <table:table-cell table:number-columns-repeated="3"/>
          <table:table-cell table:formula="of:=[.D108]+100" office:value-type="float" office:value="10900" calcext:value-type="float">
            <text:p>10900</text:p>
          </table:table-cell>
          <table:table-cell office:value-type="float" office:value="-15.854361" calcext:value-type="float">
            <text:p>-15.854361</text:p>
          </table:table-cell>
          <table:table-cell office:value-type="float" office:value="-6.622965" calcext:value-type="float">
            <text:p>-6.622965</text:p>
          </table:table-cell>
          <table:table-cell office:value-type="float" office:value="-11.310903" calcext:value-type="float">
            <text:p>-11.310903</text:p>
          </table:table-cell>
        </table:table-row>
        <table:table-row table:style-name="ro1">
          <table:table-cell table:number-columns-repeated="3"/>
          <table:table-cell table:formula="of:=[.D109]+100" office:value-type="float" office:value="11000" calcext:value-type="float">
            <text:p>11000</text:p>
          </table:table-cell>
          <table:table-cell office:value-type="float" office:value="-9.432846" calcext:value-type="float">
            <text:p>-9.432846</text:p>
          </table:table-cell>
          <table:table-cell office:value-type="float" office:value="-4.044309" calcext:value-type="float">
            <text:p>-4.044309</text:p>
          </table:table-cell>
          <table:table-cell office:value-type="float" office:value="-5.339639" calcext:value-type="float">
            <text:p>-5.339639</text:p>
          </table:table-cell>
        </table:table-row>
        <table:table-row table:style-name="ro1">
          <table:table-cell table:number-columns-repeated="3"/>
          <table:table-cell table:formula="of:=[.D110]+100" office:value-type="float" office:value="11100" calcext:value-type="float">
            <text:p>11100</text:p>
          </table:table-cell>
          <table:table-cell office:value-type="float" office:value="-15.450955" calcext:value-type="float">
            <text:p>-15.450955</text:p>
          </table:table-cell>
          <table:table-cell office:value-type="float" office:value="-10.729049" calcext:value-type="float">
            <text:p>-10.729049</text:p>
          </table:table-cell>
          <table:table-cell office:value-type="float" office:value="-8.006631" calcext:value-type="float">
            <text:p>-8.006631</text:p>
          </table:table-cell>
        </table:table-row>
        <table:table-row table:style-name="ro1">
          <table:table-cell table:number-columns-repeated="3"/>
          <table:table-cell table:formula="of:=[.D111]+100" office:value-type="float" office:value="11200" calcext:value-type="float">
            <text:p>11200</text:p>
          </table:table-cell>
          <table:table-cell office:value-type="float" office:value="-10.848816" calcext:value-type="float">
            <text:p>-10.848816</text:p>
          </table:table-cell>
          <table:table-cell office:value-type="float" office:value="-8.146667" calcext:value-type="float">
            <text:p>-8.146667</text:p>
          </table:table-cell>
          <table:table-cell office:value-type="float" office:value="-6.573842" calcext:value-type="float">
            <text:p>-6.573842</text:p>
          </table:table-cell>
        </table:table-row>
        <table:table-row table:style-name="ro1">
          <table:table-cell table:number-columns-repeated="3"/>
          <table:table-cell table:formula="of:=[.D112]+100" office:value-type="float" office:value="11300" calcext:value-type="float">
            <text:p>11300</text:p>
          </table:table-cell>
          <table:table-cell office:value-type="float" office:value="-15.856189" calcext:value-type="float">
            <text:p>-15.856189</text:p>
          </table:table-cell>
          <table:table-cell office:value-type="float" office:value="-3.353879" calcext:value-type="float">
            <text:p>-3.353879</text:p>
          </table:table-cell>
          <table:table-cell office:value-type="float" office:value="-2.25985" calcext:value-type="float">
            <text:p>-2.25985</text:p>
          </table:table-cell>
        </table:table-row>
        <table:table-row table:style-name="ro1">
          <table:table-cell table:number-columns-repeated="3"/>
          <table:table-cell table:formula="of:=[.D113]+100" office:value-type="float" office:value="11400" calcext:value-type="float">
            <text:p>11400</text:p>
          </table:table-cell>
          <table:table-cell office:value-type="float" office:value="-16.471196" calcext:value-type="float">
            <text:p>-16.471196</text:p>
          </table:table-cell>
          <table:table-cell office:value-type="float" office:value="-9.91961" calcext:value-type="float">
            <text:p>-9.91961</text:p>
          </table:table-cell>
          <table:table-cell office:value-type="float" office:value="-7.725439" calcext:value-type="float">
            <text:p>-7.725439</text:p>
          </table:table-cell>
        </table:table-row>
        <table:table-row table:style-name="ro1">
          <table:table-cell table:number-columns-repeated="3"/>
          <table:table-cell table:formula="of:=[.D114]+100" office:value-type="float" office:value="11500" calcext:value-type="float">
            <text:p>11500</text:p>
          </table:table-cell>
          <table:table-cell office:value-type="float" office:value="-19.346865" calcext:value-type="float">
            <text:p>-19.346865</text:p>
          </table:table-cell>
          <table:table-cell office:value-type="float" office:value="-12.551972" calcext:value-type="float">
            <text:p>-12.551972</text:p>
          </table:table-cell>
          <table:table-cell office:value-type="float" office:value="-9.728941" calcext:value-type="float">
            <text:p>-9.728941</text:p>
          </table:table-cell>
        </table:table-row>
        <table:table-row table:style-name="ro1">
          <table:table-cell table:number-columns-repeated="3"/>
          <table:table-cell table:formula="of:=[.D115]+100" office:value-type="float" office:value="11600" calcext:value-type="float">
            <text:p>11600</text:p>
          </table:table-cell>
          <table:table-cell office:value-type="float" office:value="-9.684978" calcext:value-type="float">
            <text:p>-9.684978</text:p>
          </table:table-cell>
          <table:table-cell office:value-type="float" office:value="-3.492081" calcext:value-type="float">
            <text:p>-3.492081</text:p>
          </table:table-cell>
          <table:table-cell office:value-type="float" office:value="-3.857056" calcext:value-type="float">
            <text:p>-3.857056</text:p>
          </table:table-cell>
        </table:table-row>
        <table:table-row table:style-name="ro1">
          <table:table-cell table:number-columns-repeated="3"/>
          <table:table-cell table:formula="of:=[.D116]+100" office:value-type="float" office:value="11700" calcext:value-type="float">
            <text:p>11700</text:p>
          </table:table-cell>
          <table:table-cell office:value-type="float" office:value="-6.998862" calcext:value-type="float">
            <text:p>-6.998862</text:p>
          </table:table-cell>
          <table:table-cell office:value-type="float" office:value="-5.15992" calcext:value-type="float">
            <text:p>-5.15992</text:p>
          </table:table-cell>
          <table:table-cell office:value-type="float" office:value="-5.624449" calcext:value-type="float">
            <text:p>-5.624449</text:p>
          </table:table-cell>
        </table:table-row>
        <table:table-row table:style-name="ro1">
          <table:table-cell table:number-columns-repeated="3"/>
          <table:table-cell table:formula="of:=[.D117]+100" office:value-type="float" office:value="11800" calcext:value-type="float">
            <text:p>11800</text:p>
          </table:table-cell>
          <table:table-cell office:value-type="float" office:value="-16.836096" calcext:value-type="float">
            <text:p>-16.836096</text:p>
          </table:table-cell>
          <table:table-cell office:value-type="float" office:value="-8.076293" calcext:value-type="float">
            <text:p>-8.076293</text:p>
          </table:table-cell>
          <table:table-cell office:value-type="float" office:value="-8.637705" calcext:value-type="float">
            <text:p>-8.637705</text:p>
          </table:table-cell>
        </table:table-row>
        <table:table-row table:style-name="ro1">
          <table:table-cell table:number-columns-repeated="3"/>
          <table:table-cell table:formula="of:=[.D118]+100" office:value-type="float" office:value="11900" calcext:value-type="float">
            <text:p>11900</text:p>
          </table:table-cell>
          <table:table-cell office:value-type="float" office:value="-11.82919" calcext:value-type="float">
            <text:p>-11.82919</text:p>
          </table:table-cell>
          <table:table-cell office:value-type="float" office:value="-6.379171" calcext:value-type="float">
            <text:p>-6.379171</text:p>
          </table:table-cell>
          <table:table-cell office:value-type="float" office:value="-3.82033" calcext:value-type="float">
            <text:p>-3.82033</text:p>
          </table:table-cell>
        </table:table-row>
        <table:table-row table:style-name="ro1">
          <table:table-cell table:number-columns-repeated="3"/>
          <table:table-cell table:formula="of:=[.D119]+100" office:value-type="float" office:value="12000" calcext:value-type="float">
            <text:p>12000</text:p>
          </table:table-cell>
          <table:table-cell office:value-type="float" office:value="-15.84848" calcext:value-type="float">
            <text:p>-15.84848</text:p>
          </table:table-cell>
          <table:table-cell office:value-type="float" office:value="-7.902859" calcext:value-type="float">
            <text:p>-7.902859</text:p>
          </table:table-cell>
          <table:table-cell office:value-type="float" office:value="-2.634157" calcext:value-type="float">
            <text:p>-2.634157</text:p>
          </table:table-cell>
        </table:table-row>
        <table:table-row table:style-name="ro1">
          <table:table-cell table:number-columns-repeated="3"/>
          <table:table-cell table:formula="of:=[.D120]+100" office:value-type="float" office:value="12100" calcext:value-type="float">
            <text:p>12100</text:p>
          </table:table-cell>
          <table:table-cell office:value-type="float" office:value="-22.175714" calcext:value-type="float">
            <text:p>-22.175714</text:p>
          </table:table-cell>
          <table:table-cell office:value-type="float" office:value="-9.390317" calcext:value-type="float">
            <text:p>-9.390317</text:p>
          </table:table-cell>
          <table:table-cell office:value-type="float" office:value="-5.764939" calcext:value-type="float">
            <text:p>-5.764939</text:p>
          </table:table-cell>
        </table:table-row>
        <table:table-row table:style-name="ro1">
          <table:table-cell table:number-columns-repeated="3"/>
          <table:table-cell table:formula="of:=[.D121]+100" office:value-type="float" office:value="12200" calcext:value-type="float">
            <text:p>12200</text:p>
          </table:table-cell>
          <table:table-cell office:value-type="float" office:value="-10.481606" calcext:value-type="float">
            <text:p>-10.481606</text:p>
          </table:table-cell>
          <table:table-cell office:value-type="float" office:value="-2.764668" calcext:value-type="float">
            <text:p>-2.764668</text:p>
          </table:table-cell>
          <table:table-cell office:value-type="float" office:value="-7.716849" calcext:value-type="float">
            <text:p>-7.716849</text:p>
          </table:table-cell>
        </table:table-row>
        <table:table-row table:style-name="ro1">
          <table:table-cell table:number-columns-repeated="3"/>
          <table:table-cell table:formula="of:=[.D122]+100" office:value-type="float" office:value="12300" calcext:value-type="float">
            <text:p>12300</text:p>
          </table:table-cell>
          <table:table-cell office:value-type="float" office:value="-18.045005" calcext:value-type="float">
            <text:p>-18.045005</text:p>
          </table:table-cell>
          <table:table-cell office:value-type="float" office:value="-8.247965" calcext:value-type="float">
            <text:p>-8.247965</text:p>
          </table:table-cell>
          <table:table-cell office:value-type="float" office:value="-4.349672" calcext:value-type="float">
            <text:p>-4.349672</text:p>
          </table:table-cell>
        </table:table-row>
        <table:table-row table:style-name="ro1">
          <table:table-cell table:number-columns-repeated="3"/>
          <table:table-cell table:formula="of:=[.D123]+100" office:value-type="float" office:value="12400" calcext:value-type="float">
            <text:p>12400</text:p>
          </table:table-cell>
          <table:table-cell office:value-type="float" office:value="-17.249788" calcext:value-type="float">
            <text:p>-17.249788</text:p>
          </table:table-cell>
          <table:table-cell office:value-type="float" office:value="-7.24799" calcext:value-type="float">
            <text:p>-7.24799</text:p>
          </table:table-cell>
          <table:table-cell office:value-type="float" office:value="-7.853582" calcext:value-type="float">
            <text:p>-7.853582</text:p>
          </table:table-cell>
        </table:table-row>
        <table:table-row table:style-name="ro1">
          <table:table-cell table:number-columns-repeated="3"/>
          <table:table-cell table:formula="of:=[.D124]+100" office:value-type="float" office:value="12500" calcext:value-type="float">
            <text:p>12500</text:p>
          </table:table-cell>
          <table:table-cell office:value-type="float" office:value="-5.963012" calcext:value-type="float">
            <text:p>-5.963012</text:p>
          </table:table-cell>
          <table:table-cell office:value-type="float" office:value="-5.864128" calcext:value-type="float">
            <text:p>-5.864128</text:p>
          </table:table-cell>
          <table:table-cell office:value-type="float" office:value="-1.845643" calcext:value-type="float">
            <text:p>-1.845643</text:p>
          </table:table-cell>
        </table:table-row>
        <table:table-row table:style-name="ro1">
          <table:table-cell table:number-columns-repeated="3"/>
          <table:table-cell table:formula="of:=[.D125]+100" office:value-type="float" office:value="12600" calcext:value-type="float">
            <text:p>12600</text:p>
          </table:table-cell>
          <table:table-cell office:value-type="float" office:value="-13.796493" calcext:value-type="float">
            <text:p>-13.796493</text:p>
          </table:table-cell>
          <table:table-cell office:value-type="float" office:value="-3.122384" calcext:value-type="float">
            <text:p>-3.122384</text:p>
          </table:table-cell>
          <table:table-cell office:value-type="float" office:value="-9.801344" calcext:value-type="float">
            <text:p>-9.801344</text:p>
          </table:table-cell>
        </table:table-row>
        <table:table-row table:style-name="ro1">
          <table:table-cell table:number-columns-repeated="3"/>
          <table:table-cell table:formula="of:=[.D126]+100" office:value-type="float" office:value="12700" calcext:value-type="float">
            <text:p>12700</text:p>
          </table:table-cell>
          <table:table-cell office:value-type="float" office:value="-9.243592" calcext:value-type="float">
            <text:p>-9.243592</text:p>
          </table:table-cell>
          <table:table-cell office:value-type="float" office:value="-1.681751" calcext:value-type="float">
            <text:p>-1.681751</text:p>
          </table:table-cell>
          <table:table-cell office:value-type="float" office:value="-2.295766" calcext:value-type="float">
            <text:p>-2.295766</text:p>
          </table:table-cell>
        </table:table-row>
        <table:table-row table:style-name="ro1">
          <table:table-cell table:number-columns-repeated="3"/>
          <table:table-cell table:formula="of:=[.D127]+100" office:value-type="float" office:value="12800" calcext:value-type="float">
            <text:p>12800</text:p>
          </table:table-cell>
          <table:table-cell office:value-type="float" office:value="-14.285968" calcext:value-type="float">
            <text:p>-14.285968</text:p>
          </table:table-cell>
          <table:table-cell office:value-type="float" office:value="-10.679193" calcext:value-type="float">
            <text:p>-10.679193</text:p>
          </table:table-cell>
          <table:table-cell office:value-type="float" office:value="-4.356988" calcext:value-type="float">
            <text:p>-4.356988</text:p>
          </table:table-cell>
        </table:table-row>
        <table:table-row table:style-name="ro1">
          <table:table-cell table:number-columns-repeated="3"/>
          <table:table-cell table:formula="of:=[.D128]+100" office:value-type="float" office:value="12900" calcext:value-type="float">
            <text:p>12900</text:p>
          </table:table-cell>
          <table:table-cell office:value-type="float" office:value="-12.917713" calcext:value-type="float">
            <text:p>-12.917713</text:p>
          </table:table-cell>
          <table:table-cell office:value-type="float" office:value="-2.343643" calcext:value-type="float">
            <text:p>-2.343643</text:p>
          </table:table-cell>
          <table:table-cell office:value-type="float" office:value="-7.023214" calcext:value-type="float">
            <text:p>-7.023214</text:p>
          </table:table-cell>
        </table:table-row>
        <table:table-row table:style-name="ro1">
          <table:table-cell table:number-columns-repeated="3"/>
          <table:table-cell table:formula="of:=[.D129]+100" office:value-type="float" office:value="13000" calcext:value-type="float">
            <text:p>13000</text:p>
          </table:table-cell>
          <table:table-cell office:value-type="float" office:value="-17.012022" calcext:value-type="float">
            <text:p>-17.012022</text:p>
          </table:table-cell>
          <table:table-cell office:value-type="float" office:value="-3.905938" calcext:value-type="float">
            <text:p>-3.905938</text:p>
          </table:table-cell>
          <table:table-cell office:value-type="float" office:value="-3.690238" calcext:value-type="float">
            <text:p>-3.690238</text:p>
          </table:table-cell>
        </table:table-row>
        <table:table-row table:style-name="ro1">
          <table:table-cell table:number-columns-repeated="3"/>
          <table:table-cell table:formula="of:=[.D130]+100" office:value-type="float" office:value="13100" calcext:value-type="float">
            <text:p>13100</text:p>
          </table:table-cell>
          <table:table-cell office:value-type="float" office:value="-18.053901" calcext:value-type="float">
            <text:p>-18.053901</text:p>
          </table:table-cell>
          <table:table-cell office:value-type="float" office:value="-4.153512" calcext:value-type="float">
            <text:p>-4.153512</text:p>
          </table:table-cell>
          <table:table-cell office:value-type="float" office:value="-6.414643" calcext:value-type="float">
            <text:p>-6.414643</text:p>
          </table:table-cell>
        </table:table-row>
        <table:table-row table:style-name="ro1">
          <table:table-cell table:number-columns-repeated="3"/>
          <table:table-cell table:formula="of:=[.D131]+100" office:value-type="float" office:value="13200" calcext:value-type="float">
            <text:p>13200</text:p>
          </table:table-cell>
          <table:table-cell office:value-type="float" office:value="-14.188299" calcext:value-type="float">
            <text:p>-14.188299</text:p>
          </table:table-cell>
          <table:table-cell office:value-type="float" office:value="-1.457267" calcext:value-type="float">
            <text:p>-1.457267</text:p>
          </table:table-cell>
          <table:table-cell office:value-type="float" office:value="-6.238823" calcext:value-type="float">
            <text:p>-6.238823</text:p>
          </table:table-cell>
        </table:table-row>
        <table:table-row table:style-name="ro1">
          <table:table-cell table:number-columns-repeated="3"/>
          <table:table-cell table:formula="of:=[.D132]+100" office:value-type="float" office:value="13300" calcext:value-type="float">
            <text:p>13300</text:p>
          </table:table-cell>
          <table:table-cell office:value-type="float" office:value="-28.246092" calcext:value-type="float">
            <text:p>-28.246092</text:p>
          </table:table-cell>
          <table:table-cell office:value-type="float" office:value="-1.65284" calcext:value-type="float">
            <text:p>-1.65284</text:p>
          </table:table-cell>
          <table:table-cell office:value-type="float" office:value="-7.834328" calcext:value-type="float">
            <text:p>-7.834328</text:p>
          </table:table-cell>
        </table:table-row>
        <table:table-row table:style-name="ro1">
          <table:table-cell table:number-columns-repeated="3"/>
          <table:table-cell table:formula="of:=[.D133]+100" office:value-type="float" office:value="13400" calcext:value-type="float">
            <text:p>13400</text:p>
          </table:table-cell>
          <table:table-cell office:value-type="float" office:value="-15.662736" calcext:value-type="float">
            <text:p>-15.662736</text:p>
          </table:table-cell>
          <table:table-cell office:value-type="float" office:value="-8.588403" calcext:value-type="float">
            <text:p>-8.588403</text:p>
          </table:table-cell>
          <table:table-cell office:value-type="float" office:value="-5.113064" calcext:value-type="float">
            <text:p>-5.113064</text:p>
          </table:table-cell>
        </table:table-row>
        <table:table-row table:style-name="ro1">
          <table:table-cell table:number-columns-repeated="3"/>
          <table:table-cell table:formula="of:=[.D134]+100" office:value-type="float" office:value="13500" calcext:value-type="float">
            <text:p>13500</text:p>
          </table:table-cell>
          <table:table-cell office:value-type="float" office:value="-17.873792" calcext:value-type="float">
            <text:p>-17.873792</text:p>
          </table:table-cell>
          <table:table-cell office:value-type="float" office:value="-5.508059" calcext:value-type="float">
            <text:p>-5.508059</text:p>
          </table:table-cell>
          <table:table-cell office:value-type="float" office:value="-14.408972" calcext:value-type="float">
            <text:p>-14.408972</text:p>
          </table:table-cell>
        </table:table-row>
        <table:table-row table:style-name="ro1">
          <table:table-cell table:number-columns-repeated="3"/>
          <table:table-cell table:formula="of:=[.D135]+100" office:value-type="float" office:value="13600" calcext:value-type="float">
            <text:p>13600</text:p>
          </table:table-cell>
          <table:table-cell office:value-type="float" office:value="-17.545395" calcext:value-type="float">
            <text:p>-17.545395</text:p>
          </table:table-cell>
          <table:table-cell office:value-type="float" office:value="-4.344958" calcext:value-type="float">
            <text:p>-4.344958</text:p>
          </table:table-cell>
          <table:table-cell office:value-type="float" office:value="-7.809727" calcext:value-type="float">
            <text:p>-7.809727</text:p>
          </table:table-cell>
        </table:table-row>
        <table:table-row table:style-name="ro1">
          <table:table-cell table:number-columns-repeated="3"/>
          <table:table-cell table:formula="of:=[.D136]+100" office:value-type="float" office:value="13700" calcext:value-type="float">
            <text:p>13700</text:p>
          </table:table-cell>
          <table:table-cell office:value-type="float" office:value="-12.454558" calcext:value-type="float">
            <text:p>-12.454558</text:p>
          </table:table-cell>
          <table:table-cell office:value-type="float" office:value="-9.871763" calcext:value-type="float">
            <text:p>-9.871763</text:p>
          </table:table-cell>
          <table:table-cell office:value-type="float" office:value="-6.231401" calcext:value-type="float">
            <text:p>-6.231401</text:p>
          </table:table-cell>
        </table:table-row>
        <table:table-row table:style-name="ro1">
          <table:table-cell table:number-columns-repeated="3"/>
          <table:table-cell table:formula="of:=[.D137]+100" office:value-type="float" office:value="13800" calcext:value-type="float">
            <text:p>13800</text:p>
          </table:table-cell>
          <table:table-cell office:value-type="float" office:value="-14.286044" calcext:value-type="float">
            <text:p>-14.286044</text:p>
          </table:table-cell>
          <table:table-cell office:value-type="float" office:value="-1.85698" calcext:value-type="float">
            <text:p>-1.85698</text:p>
          </table:table-cell>
          <table:table-cell office:value-type="float" office:value="-4.843982" calcext:value-type="float">
            <text:p>-4.843982</text:p>
          </table:table-cell>
        </table:table-row>
        <table:table-row table:style-name="ro1">
          <table:table-cell table:number-columns-repeated="3"/>
          <table:table-cell table:formula="of:=[.D138]+100" office:value-type="float" office:value="13900" calcext:value-type="float">
            <text:p>13900</text:p>
          </table:table-cell>
          <table:table-cell office:value-type="float" office:value="-13.962873" calcext:value-type="float">
            <text:p>-13.962873</text:p>
          </table:table-cell>
          <table:table-cell office:value-type="float" office:value="-7.343468" calcext:value-type="float">
            <text:p>-7.343468</text:p>
          </table:table-cell>
          <table:table-cell office:value-type="float" office:value="-7.389125" calcext:value-type="float">
            <text:p>-7.389125</text:p>
          </table:table-cell>
        </table:table-row>
        <table:table-row table:style-name="ro1">
          <table:table-cell table:number-columns-repeated="3"/>
          <table:table-cell table:formula="of:=[.D139]+100" office:value-type="float" office:value="14000" calcext:value-type="float">
            <text:p>14000</text:p>
          </table:table-cell>
          <table:table-cell office:value-type="float" office:value="-13.921886" calcext:value-type="float">
            <text:p>-13.921886</text:p>
          </table:table-cell>
          <table:table-cell office:value-type="float" office:value="-2.051947" calcext:value-type="float">
            <text:p>-2.051947</text:p>
          </table:table-cell>
          <table:table-cell office:value-type="float" office:value="-6.234829" calcext:value-type="float">
            <text:p>-6.234829</text:p>
          </table:table-cell>
        </table:table-row>
        <table:table-row table:style-name="ro1">
          <table:table-cell table:number-columns-repeated="3"/>
          <table:table-cell table:formula="of:=[.D140]+100" office:value-type="float" office:value="14100" calcext:value-type="float">
            <text:p>14100</text:p>
          </table:table-cell>
          <table:table-cell office:value-type="float" office:value="-9.154402" calcext:value-type="float">
            <text:p>-9.154402</text:p>
          </table:table-cell>
          <table:table-cell office:value-type="float" office:value="-4.925395" calcext:value-type="float">
            <text:p>-4.925395</text:p>
          </table:table-cell>
          <table:table-cell office:value-type="float" office:value="-6.113144" calcext:value-type="float">
            <text:p>-6.113144</text:p>
          </table:table-cell>
        </table:table-row>
        <table:table-row table:style-name="ro1">
          <table:table-cell table:number-columns-repeated="3"/>
          <table:table-cell table:formula="of:=[.D141]+100" office:value-type="float" office:value="14200" calcext:value-type="float">
            <text:p>14200</text:p>
          </table:table-cell>
          <table:table-cell office:value-type="float" office:value="-18.543169" calcext:value-type="float">
            <text:p>-18.543169</text:p>
          </table:table-cell>
          <table:table-cell office:value-type="float" office:value="-3.559972" calcext:value-type="float">
            <text:p>-3.559972</text:p>
          </table:table-cell>
          <table:table-cell office:value-type="float" office:value="-5.735153" calcext:value-type="float">
            <text:p>-5.735153</text:p>
          </table:table-cell>
        </table:table-row>
        <table:table-row table:style-name="ro1">
          <table:table-cell table:number-columns-repeated="3"/>
          <table:table-cell table:formula="of:=[.D142]+100" office:value-type="float" office:value="14300" calcext:value-type="float">
            <text:p>14300</text:p>
          </table:table-cell>
          <table:table-cell office:value-type="float" office:value="-13.91499" calcext:value-type="float">
            <text:p>-13.91499</text:p>
          </table:table-cell>
          <table:table-cell office:value-type="float" office:value="-12.358511" calcext:value-type="float">
            <text:p>-12.358511</text:p>
          </table:table-cell>
          <table:table-cell office:value-type="float" office:value="-6.103882" calcext:value-type="float">
            <text:p>-6.103882</text:p>
          </table:table-cell>
        </table:table-row>
        <table:table-row table:style-name="ro1">
          <table:table-cell table:number-columns-repeated="3"/>
          <table:table-cell table:formula="of:=[.D143]+100" office:value-type="float" office:value="14400" calcext:value-type="float">
            <text:p>14400</text:p>
          </table:table-cell>
          <table:table-cell office:value-type="float" office:value="-11.859202" calcext:value-type="float">
            <text:p>-11.859202</text:p>
          </table:table-cell>
          <table:table-cell office:value-type="float" office:value="-3.903339" calcext:value-type="float">
            <text:p>-3.903339</text:p>
          </table:table-cell>
          <table:table-cell office:value-type="float" office:value="-5.589287" calcext:value-type="float">
            <text:p>-5.589287</text:p>
          </table:table-cell>
        </table:table-row>
        <table:table-row table:style-name="ro1">
          <table:table-cell table:number-columns-repeated="3"/>
          <table:table-cell table:formula="of:=[.D144]+100" office:value-type="float" office:value="14500" calcext:value-type="float">
            <text:p>14500</text:p>
          </table:table-cell>
          <table:table-cell office:value-type="float" office:value="-10.039618" calcext:value-type="float">
            <text:p>-10.039618</text:p>
          </table:table-cell>
          <table:table-cell office:value-type="float" office:value="-5.465899" calcext:value-type="float">
            <text:p>-5.465899</text:p>
          </table:table-cell>
          <table:table-cell office:value-type="float" office:value="-4.569509" calcext:value-type="float">
            <text:p>-4.569509</text:p>
          </table:table-cell>
        </table:table-row>
        <table:table-row table:style-name="ro1">
          <table:table-cell table:number-columns-repeated="3"/>
          <table:table-cell table:formula="of:=[.D145]+100" office:value-type="float" office:value="14600" calcext:value-type="float">
            <text:p>14600</text:p>
          </table:table-cell>
          <table:table-cell office:value-type="float" office:value="-13.681478" calcext:value-type="float">
            <text:p>-13.681478</text:p>
          </table:table-cell>
          <table:table-cell office:value-type="float" office:value="-3.464709" calcext:value-type="float">
            <text:p>-3.464709</text:p>
          </table:table-cell>
          <table:table-cell office:value-type="float" office:value="-3.821602" calcext:value-type="float">
            <text:p>-3.821602</text:p>
          </table:table-cell>
        </table:table-row>
        <table:table-row table:style-name="ro1">
          <table:table-cell table:number-columns-repeated="3"/>
          <table:table-cell table:formula="of:=[.D146]+100" office:value-type="float" office:value="14700" calcext:value-type="float">
            <text:p>14700</text:p>
          </table:table-cell>
          <table:table-cell office:value-type="float" office:value="-9.667379" calcext:value-type="float">
            <text:p>-9.667379</text:p>
          </table:table-cell>
          <table:table-cell office:value-type="float" office:value="-7.205559" calcext:value-type="float">
            <text:p>-7.205559</text:p>
          </table:table-cell>
          <table:table-cell office:value-type="float" office:value="-8.370586" calcext:value-type="float">
            <text:p>-8.370586</text:p>
          </table:table-cell>
        </table:table-row>
        <table:table-row table:style-name="ro1">
          <table:table-cell table:number-columns-repeated="3"/>
          <table:table-cell table:formula="of:=[.D147]+100" office:value-type="float" office:value="14800" calcext:value-type="float">
            <text:p>14800</text:p>
          </table:table-cell>
          <table:table-cell office:value-type="float" office:value="-14.029346" calcext:value-type="float">
            <text:p>-14.029346</text:p>
          </table:table-cell>
          <table:table-cell office:value-type="float" office:value="-1.886486" calcext:value-type="float">
            <text:p>-1.886486</text:p>
          </table:table-cell>
          <table:table-cell office:value-type="float" office:value="-6.078548" calcext:value-type="float">
            <text:p>-6.078548</text:p>
          </table:table-cell>
        </table:table-row>
        <table:table-row table:style-name="ro1">
          <table:table-cell table:number-columns-repeated="3"/>
          <table:table-cell table:formula="of:=[.D148]+100" office:value-type="float" office:value="14900" calcext:value-type="float">
            <text:p>14900</text:p>
          </table:table-cell>
          <table:table-cell office:value-type="float" office:value="-16.821099" calcext:value-type="float">
            <text:p>-16.821099</text:p>
          </table:table-cell>
          <table:table-cell office:value-type="float" office:value="-3.187086" calcext:value-type="float">
            <text:p>-3.187086</text:p>
          </table:table-cell>
          <table:table-cell office:value-type="float" office:value="-4.003507" calcext:value-type="float">
            <text:p>-4.003507</text:p>
          </table:table-cell>
        </table:table-row>
        <table:table-row table:style-name="ro1">
          <table:table-cell table:number-columns-repeated="3"/>
          <table:table-cell table:formula="of:=[.D149]+100" office:value-type="float" office:value="15000" calcext:value-type="float">
            <text:p>15000</text:p>
          </table:table-cell>
          <table:table-cell office:value-type="float" office:value="-18.778221" calcext:value-type="float">
            <text:p>-18.778221</text:p>
          </table:table-cell>
          <table:table-cell office:value-type="float" office:value="-6.684289" calcext:value-type="float">
            <text:p>-6.684289</text:p>
          </table:table-cell>
          <table:table-cell office:value-type="float" office:value="-5.811259" calcext:value-type="float">
            <text:p>-5.811259</text:p>
          </table:table-cell>
        </table:table-row>
        <table:table-row table:style-name="ro1">
          <table:table-cell table:number-columns-repeated="3"/>
          <table:table-cell table:formula="of:=[.D150]+100" office:value-type="float" office:value="15100" calcext:value-type="float">
            <text:p>15100</text:p>
          </table:table-cell>
          <table:table-cell office:value-type="float" office:value="-19.264509" calcext:value-type="float">
            <text:p>-19.264509</text:p>
          </table:table-cell>
          <table:table-cell office:value-type="float" office:value="-12.932042" calcext:value-type="float">
            <text:p>-12.932042</text:p>
          </table:table-cell>
          <table:table-cell office:value-type="float" office:value="-6.013759" calcext:value-type="float">
            <text:p>-6.013759</text:p>
          </table:table-cell>
        </table:table-row>
        <table:table-row table:style-name="ro1">
          <table:table-cell table:number-columns-repeated="3"/>
          <table:table-cell table:formula="of:=[.D151]+100" office:value-type="float" office:value="15200" calcext:value-type="float">
            <text:p>15200</text:p>
          </table:table-cell>
          <table:table-cell office:value-type="float" office:value="-13.412822" calcext:value-type="float">
            <text:p>-13.412822</text:p>
          </table:table-cell>
          <table:table-cell office:value-type="float" office:value="-4.449326" calcext:value-type="float">
            <text:p>-4.449326</text:p>
          </table:table-cell>
          <table:table-cell office:value-type="float" office:value="-5.889765" calcext:value-type="float">
            <text:p>-5.889765</text:p>
          </table:table-cell>
        </table:table-row>
        <table:table-row table:style-name="ro1">
          <table:table-cell table:number-columns-repeated="3"/>
          <table:table-cell table:formula="of:=[.D152]+100" office:value-type="float" office:value="15300" calcext:value-type="float">
            <text:p>15300</text:p>
          </table:table-cell>
          <table:table-cell office:value-type="float" office:value="-14.846825" calcext:value-type="float">
            <text:p>-14.846825</text:p>
          </table:table-cell>
          <table:table-cell office:value-type="float" office:value="-9.132875" calcext:value-type="float">
            <text:p>-9.132875</text:p>
          </table:table-cell>
          <table:table-cell office:value-type="float" office:value="-6.013238" calcext:value-type="float">
            <text:p>-6.013238</text:p>
          </table:table-cell>
        </table:table-row>
        <table:table-row table:style-name="ro1">
          <table:table-cell table:number-columns-repeated="3"/>
          <table:table-cell table:formula="of:=[.D153]+100" office:value-type="float" office:value="15400" calcext:value-type="float">
            <text:p>15400</text:p>
          </table:table-cell>
          <table:table-cell office:value-type="float" office:value="-9.071578" calcext:value-type="float">
            <text:p>-9.071578</text:p>
          </table:table-cell>
          <table:table-cell office:value-type="float" office:value="-3.48918" calcext:value-type="float">
            <text:p>-3.48918</text:p>
          </table:table-cell>
          <table:table-cell office:value-type="float" office:value="-8.314892" calcext:value-type="float">
            <text:p>-8.314892</text:p>
          </table:table-cell>
        </table:table-row>
        <table:table-row table:style-name="ro1">
          <table:table-cell table:number-columns-repeated="3"/>
          <table:table-cell table:formula="of:=[.D154]+100" office:value-type="float" office:value="15500" calcext:value-type="float">
            <text:p>15500</text:p>
          </table:table-cell>
          <table:table-cell office:value-type="float" office:value="-21.617791" calcext:value-type="float">
            <text:p>-21.617791</text:p>
          </table:table-cell>
          <table:table-cell office:value-type="float" office:value="-10.143898" calcext:value-type="float">
            <text:p>-10.143898</text:p>
          </table:table-cell>
          <table:table-cell office:value-type="float" office:value="-3.874094" calcext:value-type="float">
            <text:p>-3.874094</text:p>
          </table:table-cell>
        </table:table-row>
        <table:table-row table:style-name="ro1">
          <table:table-cell table:number-columns-repeated="3"/>
          <table:table-cell table:formula="of:=[.D155]+100" office:value-type="float" office:value="15600" calcext:value-type="float">
            <text:p>15600</text:p>
          </table:table-cell>
          <table:table-cell office:value-type="float" office:value="-19.763318" calcext:value-type="float">
            <text:p>-19.763318</text:p>
          </table:table-cell>
          <table:table-cell office:value-type="float" office:value="-1.821564" calcext:value-type="float">
            <text:p>-1.821564</text:p>
          </table:table-cell>
          <table:table-cell office:value-type="float" office:value="-14.54402" calcext:value-type="float">
            <text:p>-14.54402</text:p>
          </table:table-cell>
        </table:table-row>
        <table:table-row table:style-name="ro1">
          <table:table-cell table:number-columns-repeated="3"/>
          <table:table-cell table:formula="of:=[.D156]+100" office:value-type="float" office:value="15700" calcext:value-type="float">
            <text:p>15700</text:p>
          </table:table-cell>
          <table:table-cell office:value-type="float" office:value="-13.444068" calcext:value-type="float">
            <text:p>-13.444068</text:p>
          </table:table-cell>
          <table:table-cell office:value-type="float" office:value="-2.979519" calcext:value-type="float">
            <text:p>-2.979519</text:p>
          </table:table-cell>
          <table:table-cell office:value-type="float" office:value="-7.515407" calcext:value-type="float">
            <text:p>-7.515407</text:p>
          </table:table-cell>
        </table:table-row>
        <table:table-row table:style-name="ro1">
          <table:table-cell table:number-columns-repeated="3"/>
          <table:table-cell table:formula="of:=[.D157]+100" office:value-type="float" office:value="15800" calcext:value-type="float">
            <text:p>15800</text:p>
          </table:table-cell>
          <table:table-cell office:value-type="float" office:value="-12.363867" calcext:value-type="float">
            <text:p>-12.363867</text:p>
          </table:table-cell>
          <table:table-cell office:value-type="float" office:value="-5.450105" calcext:value-type="float">
            <text:p>-5.450105</text:p>
          </table:table-cell>
          <table:table-cell office:value-type="float" office:value="-5.539221" calcext:value-type="float">
            <text:p>-5.539221</text:p>
          </table:table-cell>
        </table:table-row>
        <table:table-row table:style-name="ro1">
          <table:table-cell table:number-columns-repeated="3"/>
          <table:table-cell table:formula="of:=[.D158]+100" office:value-type="float" office:value="15900" calcext:value-type="float">
            <text:p>15900</text:p>
          </table:table-cell>
          <table:table-cell office:value-type="float" office:value="-15.059205" calcext:value-type="float">
            <text:p>-15.059205</text:p>
          </table:table-cell>
          <table:table-cell office:value-type="float" office:value="-3.095685" calcext:value-type="float">
            <text:p>-3.095685</text:p>
          </table:table-cell>
          <table:table-cell office:value-type="float" office:value="-5.602623" calcext:value-type="float">
            <text:p>-5.602623</text:p>
          </table:table-cell>
        </table:table-row>
        <table:table-row table:style-name="ro1">
          <table:table-cell table:number-columns-repeated="3"/>
          <table:table-cell table:formula="of:=[.D159]+100" office:value-type="float" office:value="16000" calcext:value-type="float">
            <text:p>16000</text:p>
          </table:table-cell>
          <table:table-cell office:value-type="float" office:value="-6.245224" calcext:value-type="float">
            <text:p>-6.245224</text:p>
          </table:table-cell>
          <table:table-cell office:value-type="float" office:value="-5.527932" calcext:value-type="float">
            <text:p>-5.527932</text:p>
          </table:table-cell>
          <table:table-cell office:value-type="float" office:value="-2.352268" calcext:value-type="float">
            <text:p>-2.352268</text:p>
          </table:table-cell>
        </table:table-row>
        <table:table-row table:style-name="ro1">
          <table:table-cell table:number-columns-repeated="3"/>
          <table:table-cell table:formula="of:=[.D160]+100" office:value-type="float" office:value="16100" calcext:value-type="float">
            <text:p>16100</text:p>
          </table:table-cell>
          <table:table-cell office:value-type="float" office:value="-23.15589" calcext:value-type="float">
            <text:p>-23.15589</text:p>
          </table:table-cell>
          <table:table-cell office:value-type="float" office:value="-5.259125" calcext:value-type="float">
            <text:p>-5.259125</text:p>
          </table:table-cell>
          <table:table-cell office:value-type="float" office:value="-4.570726" calcext:value-type="float">
            <text:p>-4.570726</text:p>
          </table:table-cell>
        </table:table-row>
        <table:table-row table:style-name="ro1">
          <table:table-cell table:number-columns-repeated="3"/>
          <table:table-cell table:formula="of:=[.D161]+100" office:value-type="float" office:value="16200" calcext:value-type="float">
            <text:p>16200</text:p>
          </table:table-cell>
          <table:table-cell office:value-type="float" office:value="-15.555706" calcext:value-type="float">
            <text:p>-15.555706</text:p>
          </table:table-cell>
          <table:table-cell office:value-type="float" office:value="-18.421396" calcext:value-type="float">
            <text:p>-18.421396</text:p>
          </table:table-cell>
          <table:table-cell office:value-type="float" office:value="-9.126552" calcext:value-type="float">
            <text:p>-9.126552</text:p>
          </table:table-cell>
        </table:table-row>
        <table:table-row table:style-name="ro1">
          <table:table-cell table:number-columns-repeated="3"/>
          <table:table-cell table:formula="of:=[.D162]+100" office:value-type="float" office:value="16300" calcext:value-type="float">
            <text:p>16300</text:p>
          </table:table-cell>
          <table:table-cell office:value-type="float" office:value="-8.819766" calcext:value-type="float">
            <text:p>-8.819766</text:p>
          </table:table-cell>
          <table:table-cell office:value-type="float" office:value="-2.45554" calcext:value-type="float">
            <text:p>-2.45554</text:p>
          </table:table-cell>
          <table:table-cell office:value-type="float" office:value="-5.006613" calcext:value-type="float">
            <text:p>-5.006613</text:p>
          </table:table-cell>
        </table:table-row>
        <table:table-row table:style-name="ro1">
          <table:table-cell table:number-columns-repeated="3"/>
          <table:table-cell table:formula="of:=[.D163]+100" office:value-type="float" office:value="16400" calcext:value-type="float">
            <text:p>16400</text:p>
          </table:table-cell>
          <table:table-cell office:value-type="float" office:value="-16.198541" calcext:value-type="float">
            <text:p>-16.198541</text:p>
          </table:table-cell>
          <table:table-cell office:value-type="float" office:value="-8.367127" calcext:value-type="float">
            <text:p>-8.367127</text:p>
          </table:table-cell>
          <table:table-cell office:value-type="float" office:value="-4.040916" calcext:value-type="float">
            <text:p>-4.040916</text:p>
          </table:table-cell>
        </table:table-row>
        <table:table-row table:style-name="ro1">
          <table:table-cell table:number-columns-repeated="3"/>
          <table:table-cell table:formula="of:=[.D164]+100" office:value-type="float" office:value="16500" calcext:value-type="float">
            <text:p>16500</text:p>
          </table:table-cell>
          <table:table-cell office:value-type="float" office:value="-6.42273" calcext:value-type="float">
            <text:p>-6.42273</text:p>
          </table:table-cell>
          <table:table-cell office:value-type="float" office:value="-2.804455" calcext:value-type="float">
            <text:p>-2.804455</text:p>
          </table:table-cell>
          <table:table-cell office:value-type="float" office:value="-2.443483" calcext:value-type="float">
            <text:p>-2.443483</text:p>
          </table:table-cell>
        </table:table-row>
        <table:table-row table:style-name="ro1">
          <table:table-cell table:number-columns-repeated="3"/>
          <table:table-cell table:formula="of:=[.D165]+100" office:value-type="float" office:value="16600" calcext:value-type="float">
            <text:p>16600</text:p>
          </table:table-cell>
          <table:table-cell office:value-type="float" office:value="-13.207923" calcext:value-type="float">
            <text:p>-13.207923</text:p>
          </table:table-cell>
          <table:table-cell office:value-type="float" office:value="-1.905578" calcext:value-type="float">
            <text:p>-1.905578</text:p>
          </table:table-cell>
          <table:table-cell office:value-type="float" office:value="-4.267419" calcext:value-type="float">
            <text:p>-4.267419</text:p>
          </table:table-cell>
        </table:table-row>
        <table:table-row table:style-name="ro1">
          <table:table-cell table:number-columns-repeated="3"/>
          <table:table-cell table:formula="of:=[.D166]+100" office:value-type="float" office:value="16700" calcext:value-type="float">
            <text:p>16700</text:p>
          </table:table-cell>
          <table:table-cell office:value-type="float" office:value="-10.811041" calcext:value-type="float">
            <text:p>-10.811041</text:p>
          </table:table-cell>
          <table:table-cell office:value-type="float" office:value="-2.396791" calcext:value-type="float">
            <text:p>-2.396791</text:p>
          </table:table-cell>
          <table:table-cell office:value-type="float" office:value="-3.713231" calcext:value-type="float">
            <text:p>-3.713231</text:p>
          </table:table-cell>
        </table:table-row>
        <table:table-row table:style-name="ro1">
          <table:table-cell table:number-columns-repeated="3"/>
          <table:table-cell table:formula="of:=[.D167]+100" office:value-type="float" office:value="16800" calcext:value-type="float">
            <text:p>16800</text:p>
          </table:table-cell>
          <table:table-cell office:value-type="float" office:value="-8.782605" calcext:value-type="float">
            <text:p>-8.782605</text:p>
          </table:table-cell>
          <table:table-cell office:value-type="float" office:value="-5.418275" calcext:value-type="float">
            <text:p>-5.418275</text:p>
          </table:table-cell>
          <table:table-cell office:value-type="float" office:value="-6.701857" calcext:value-type="float">
            <text:p>-6.701857</text:p>
          </table:table-cell>
        </table:table-row>
        <table:table-row table:style-name="ro1">
          <table:table-cell table:number-columns-repeated="3"/>
          <table:table-cell table:formula="of:=[.D168]+100" office:value-type="float" office:value="16900" calcext:value-type="float">
            <text:p>16900</text:p>
          </table:table-cell>
          <table:table-cell office:value-type="float" office:value="-13.665384" calcext:value-type="float">
            <text:p>-13.665384</text:p>
          </table:table-cell>
          <table:table-cell office:value-type="float" office:value="-3.919794" calcext:value-type="float">
            <text:p>-3.919794</text:p>
          </table:table-cell>
          <table:table-cell office:value-type="float" office:value="-3.904284" calcext:value-type="float">
            <text:p>-3.904284</text:p>
          </table:table-cell>
        </table:table-row>
        <table:table-row table:style-name="ro1">
          <table:table-cell table:number-columns-repeated="3"/>
          <table:table-cell table:formula="of:=[.D169]+100" office:value-type="float" office:value="17000" calcext:value-type="float">
            <text:p>17000</text:p>
          </table:table-cell>
          <table:table-cell office:value-type="float" office:value="-13.821428" calcext:value-type="float">
            <text:p>-13.821428</text:p>
          </table:table-cell>
          <table:table-cell office:value-type="float" office:value="-2.934694" calcext:value-type="float">
            <text:p>-2.934694</text:p>
          </table:table-cell>
          <table:table-cell office:value-type="float" office:value="-8.499172" calcext:value-type="float">
            <text:p>-8.499172</text:p>
          </table:table-cell>
        </table:table-row>
        <table:table-row table:style-name="ro1">
          <table:table-cell table:number-columns-repeated="3"/>
          <table:table-cell table:formula="of:=[.D170]+100" office:value-type="float" office:value="17100" calcext:value-type="float">
            <text:p>17100</text:p>
          </table:table-cell>
          <table:table-cell office:value-type="float" office:value="-17.206666" calcext:value-type="float">
            <text:p>-17.206666</text:p>
          </table:table-cell>
          <table:table-cell office:value-type="float" office:value="-3.296531" calcext:value-type="float">
            <text:p>-3.296531</text:p>
          </table:table-cell>
          <table:table-cell office:value-type="float" office:value="-6.560495" calcext:value-type="float">
            <text:p>-6.560495</text:p>
          </table:table-cell>
        </table:table-row>
        <table:table-row table:style-name="ro1">
          <table:table-cell table:number-columns-repeated="3"/>
          <table:table-cell table:formula="of:=[.D171]+100" office:value-type="float" office:value="17200" calcext:value-type="float">
            <text:p>17200</text:p>
          </table:table-cell>
          <table:table-cell office:value-type="float" office:value="-12.59987" calcext:value-type="float">
            <text:p>-12.59987</text:p>
          </table:table-cell>
          <table:table-cell office:value-type="float" office:value="-6.715398" calcext:value-type="float">
            <text:p>-6.715398</text:p>
          </table:table-cell>
          <table:table-cell office:value-type="float" office:value="-4.223" calcext:value-type="float">
            <text:p>-4.223</text:p>
          </table:table-cell>
        </table:table-row>
        <table:table-row table:style-name="ro1">
          <table:table-cell table:number-columns-repeated="3"/>
          <table:table-cell table:formula="of:=[.D172]+100" office:value-type="float" office:value="17300" calcext:value-type="float">
            <text:p>17300</text:p>
          </table:table-cell>
          <table:table-cell office:value-type="float" office:value="-13.560049" calcext:value-type="float">
            <text:p>-13.560049</text:p>
          </table:table-cell>
          <table:table-cell office:value-type="float" office:value="-8.600465" calcext:value-type="float">
            <text:p>-8.600465</text:p>
          </table:table-cell>
          <table:table-cell office:value-type="float" office:value="-6.01819" calcext:value-type="float">
            <text:p>-6.01819</text:p>
          </table:table-cell>
        </table:table-row>
        <table:table-row table:style-name="ro1">
          <table:table-cell table:number-columns-repeated="3"/>
          <table:table-cell table:formula="of:=[.D173]+100" office:value-type="float" office:value="17400" calcext:value-type="float">
            <text:p>17400</text:p>
          </table:table-cell>
          <table:table-cell office:value-type="float" office:value="-15.066571" calcext:value-type="float">
            <text:p>-15.066571</text:p>
          </table:table-cell>
          <table:table-cell office:value-type="float" office:value="-6.546947" calcext:value-type="float">
            <text:p>-6.546947</text:p>
          </table:table-cell>
          <table:table-cell office:value-type="float" office:value="-5.220739" calcext:value-type="float">
            <text:p>-5.220739</text:p>
          </table:table-cell>
        </table:table-row>
        <table:table-row table:style-name="ro1">
          <table:table-cell table:number-columns-repeated="3"/>
          <table:table-cell table:formula="of:=[.D174]+100" office:value-type="float" office:value="17500" calcext:value-type="float">
            <text:p>17500</text:p>
          </table:table-cell>
          <table:table-cell office:value-type="float" office:value="-11.891347" calcext:value-type="float">
            <text:p>-11.891347</text:p>
          </table:table-cell>
          <table:table-cell office:value-type="float" office:value="-2.382838" calcext:value-type="float">
            <text:p>-2.382838</text:p>
          </table:table-cell>
          <table:table-cell office:value-type="float" office:value="-5.002176" calcext:value-type="float">
            <text:p>-5.002176</text:p>
          </table:table-cell>
        </table:table-row>
        <table:table-row table:style-name="ro1">
          <table:table-cell table:number-columns-repeated="3"/>
          <table:table-cell table:formula="of:=[.D175]+100" office:value-type="float" office:value="17600" calcext:value-type="float">
            <text:p>17600</text:p>
          </table:table-cell>
          <table:table-cell office:value-type="float" office:value="-14.583881" calcext:value-type="float">
            <text:p>-14.583881</text:p>
          </table:table-cell>
          <table:table-cell office:value-type="float" office:value="-1.742487" calcext:value-type="float">
            <text:p>-1.742487</text:p>
          </table:table-cell>
          <table:table-cell office:value-type="float" office:value="-2.508263" calcext:value-type="float">
            <text:p>-2.508263</text:p>
          </table:table-cell>
        </table:table-row>
        <table:table-row table:style-name="ro1">
          <table:table-cell table:number-columns-repeated="3"/>
          <table:table-cell table:formula="of:=[.D176]+100" office:value-type="float" office:value="17700" calcext:value-type="float">
            <text:p>17700</text:p>
          </table:table-cell>
          <table:table-cell office:value-type="float" office:value="-9.949031" calcext:value-type="float">
            <text:p>-9.949031</text:p>
          </table:table-cell>
          <table:table-cell office:value-type="float" office:value="-5.617293" calcext:value-type="float">
            <text:p>-5.617293</text:p>
          </table:table-cell>
          <table:table-cell office:value-type="float" office:value="-5.976265" calcext:value-type="float">
            <text:p>-5.976265</text:p>
          </table:table-cell>
        </table:table-row>
        <table:table-row table:style-name="ro1">
          <table:table-cell table:number-columns-repeated="3"/>
          <table:table-cell table:formula="of:=[.D177]+100" office:value-type="float" office:value="17800" calcext:value-type="float">
            <text:p>17800</text:p>
          </table:table-cell>
          <table:table-cell office:value-type="float" office:value="-12.550646" calcext:value-type="float">
            <text:p>-12.550646</text:p>
          </table:table-cell>
          <table:table-cell office:value-type="float" office:value="-5.44192" calcext:value-type="float">
            <text:p>-5.44192</text:p>
          </table:table-cell>
          <table:table-cell office:value-type="float" office:value="-6.615598" calcext:value-type="float">
            <text:p>-6.615598</text:p>
          </table:table-cell>
        </table:table-row>
        <table:table-row table:style-name="ro1">
          <table:table-cell table:number-columns-repeated="3"/>
          <table:table-cell table:formula="of:=[.D178]+100" office:value-type="float" office:value="17900" calcext:value-type="float">
            <text:p>17900</text:p>
          </table:table-cell>
          <table:table-cell office:value-type="float" office:value="-14.01752" calcext:value-type="float">
            <text:p>-14.01752</text:p>
          </table:table-cell>
          <table:table-cell office:value-type="float" office:value="-2.230219" calcext:value-type="float">
            <text:p>-2.230219</text:p>
          </table:table-cell>
          <table:table-cell office:value-type="float" office:value="-8.045084" calcext:value-type="float">
            <text:p>-8.045084</text:p>
          </table:table-cell>
        </table:table-row>
        <table:table-row table:style-name="ro1">
          <table:table-cell table:number-columns-repeated="3"/>
          <table:table-cell table:formula="of:=[.D179]+100" office:value-type="float" office:value="18000" calcext:value-type="float">
            <text:p>18000</text:p>
          </table:table-cell>
          <table:table-cell office:value-type="float" office:value="-9.792602" calcext:value-type="float">
            <text:p>-9.792602</text:p>
          </table:table-cell>
          <table:table-cell office:value-type="float" office:value="-4.937243" calcext:value-type="float">
            <text:p>-4.937243</text:p>
          </table:table-cell>
          <table:table-cell office:value-type="float" office:value="-5.453781" calcext:value-type="float">
            <text:p>-5.453781</text:p>
          </table:table-cell>
        </table:table-row>
        <table:table-row table:style-name="ro1">
          <table:table-cell table:number-columns-repeated="3"/>
          <table:table-cell table:formula="of:=[.D180]+100" office:value-type="float" office:value="18100" calcext:value-type="float">
            <text:p>18100</text:p>
          </table:table-cell>
          <table:table-cell office:value-type="float" office:value="-15.503296" calcext:value-type="float">
            <text:p>-15.503296</text:p>
          </table:table-cell>
          <table:table-cell office:value-type="float" office:value="-4.652835" calcext:value-type="float">
            <text:p>-4.652835</text:p>
          </table:table-cell>
          <table:table-cell office:value-type="float" office:value="-1.421364" calcext:value-type="float">
            <text:p>-1.421364</text:p>
          </table:table-cell>
        </table:table-row>
        <table:table-row table:style-name="ro1">
          <table:table-cell table:number-columns-repeated="3"/>
          <table:table-cell table:formula="of:=[.D181]+100" office:value-type="float" office:value="18200" calcext:value-type="float">
            <text:p>18200</text:p>
          </table:table-cell>
          <table:table-cell office:value-type="float" office:value="-10.894934" calcext:value-type="float">
            <text:p>-10.894934</text:p>
          </table:table-cell>
          <table:table-cell office:value-type="float" office:value="-4.15403" calcext:value-type="float">
            <text:p>-4.15403</text:p>
          </table:table-cell>
          <table:table-cell office:value-type="float" office:value="-2.301197" calcext:value-type="float">
            <text:p>-2.301197</text:p>
          </table:table-cell>
        </table:table-row>
        <table:table-row table:style-name="ro1">
          <table:table-cell table:number-columns-repeated="3"/>
          <table:table-cell table:formula="of:=[.D182]+100" office:value-type="float" office:value="18300" calcext:value-type="float">
            <text:p>18300</text:p>
          </table:table-cell>
          <table:table-cell office:value-type="float" office:value="-21.460997" calcext:value-type="float">
            <text:p>-21.460997</text:p>
          </table:table-cell>
          <table:table-cell office:value-type="float" office:value="-1.04695" calcext:value-type="float">
            <text:p>-1.04695</text:p>
          </table:table-cell>
          <table:table-cell office:value-type="float" office:value="-7.97702" calcext:value-type="float">
            <text:p>-7.97702</text:p>
          </table:table-cell>
        </table:table-row>
        <table:table-row table:style-name="ro1">
          <table:table-cell table:number-columns-repeated="3"/>
          <table:table-cell table:formula="of:=[.D183]+100" office:value-type="float" office:value="18400" calcext:value-type="float">
            <text:p>18400</text:p>
          </table:table-cell>
          <table:table-cell office:value-type="float" office:value="-15.669428" calcext:value-type="float">
            <text:p>-15.669428</text:p>
          </table:table-cell>
          <table:table-cell office:value-type="float" office:value="-9.064968" calcext:value-type="float">
            <text:p>-9.064968</text:p>
          </table:table-cell>
          <table:table-cell office:value-type="float" office:value="-3.666932" calcext:value-type="float">
            <text:p>-3.666932</text:p>
          </table:table-cell>
        </table:table-row>
        <table:table-row table:style-name="ro1">
          <table:table-cell table:number-columns-repeated="3"/>
          <table:table-cell table:formula="of:=[.D184]+100" office:value-type="float" office:value="18500" calcext:value-type="float">
            <text:p>18500</text:p>
          </table:table-cell>
          <table:table-cell office:value-type="float" office:value="-15.670674" calcext:value-type="float">
            <text:p>-15.670674</text:p>
          </table:table-cell>
          <table:table-cell office:value-type="float" office:value="-2.256774" calcext:value-type="float">
            <text:p>-2.256774</text:p>
          </table:table-cell>
          <table:table-cell office:value-type="float" office:value="-6.124042" calcext:value-type="float">
            <text:p>-6.124042</text:p>
          </table:table-cell>
        </table:table-row>
        <table:table-row table:style-name="ro1">
          <table:table-cell table:number-columns-repeated="3"/>
          <table:table-cell table:formula="of:=[.D185]+100" office:value-type="float" office:value="18600" calcext:value-type="float">
            <text:p>18600</text:p>
          </table:table-cell>
          <table:table-cell office:value-type="float" office:value="-9.157727" calcext:value-type="float">
            <text:p>-9.157727</text:p>
          </table:table-cell>
          <table:table-cell office:value-type="float" office:value="-2.194547" calcext:value-type="float">
            <text:p>-2.194547</text:p>
          </table:table-cell>
          <table:table-cell office:value-type="float" office:value="-3.566935" calcext:value-type="float">
            <text:p>-3.566935</text:p>
          </table:table-cell>
        </table:table-row>
        <table:table-row table:style-name="ro1">
          <table:table-cell table:number-columns-repeated="3"/>
          <table:table-cell table:formula="of:=[.D186]+100" office:value-type="float" office:value="18700" calcext:value-type="float">
            <text:p>18700</text:p>
          </table:table-cell>
          <table:table-cell office:value-type="float" office:value="-14.466668" calcext:value-type="float">
            <text:p>-14.466668</text:p>
          </table:table-cell>
          <table:table-cell office:value-type="float" office:value="-5.594824" calcext:value-type="float">
            <text:p>-5.594824</text:p>
          </table:table-cell>
          <table:table-cell office:value-type="float" office:value="-12.039241" calcext:value-type="float">
            <text:p>-12.039241</text:p>
          </table:table-cell>
        </table:table-row>
        <table:table-row table:style-name="ro1">
          <table:table-cell table:number-columns-repeated="3"/>
          <table:table-cell table:formula="of:=[.D187]+100" office:value-type="float" office:value="18800" calcext:value-type="float">
            <text:p>18800</text:p>
          </table:table-cell>
          <table:table-cell office:value-type="float" office:value="-8.115057" calcext:value-type="float">
            <text:p>-8.115057</text:p>
          </table:table-cell>
          <table:table-cell office:value-type="float" office:value="-4.985554" calcext:value-type="float">
            <text:p>-4.985554</text:p>
          </table:table-cell>
          <table:table-cell office:value-type="float" office:value="-7.017876" calcext:value-type="float">
            <text:p>-7.017876</text:p>
          </table:table-cell>
        </table:table-row>
        <table:table-row table:style-name="ro1">
          <table:table-cell table:number-columns-repeated="3"/>
          <table:table-cell table:formula="of:=[.D188]+100" office:value-type="float" office:value="18900" calcext:value-type="float">
            <text:p>18900</text:p>
          </table:table-cell>
          <table:table-cell office:value-type="float" office:value="-20.113833" calcext:value-type="float">
            <text:p>-20.113833</text:p>
          </table:table-cell>
          <table:table-cell office:value-type="float" office:value="-3.489117" calcext:value-type="float">
            <text:p>-3.489117</text:p>
          </table:table-cell>
          <table:table-cell office:value-type="float" office:value="-3.766123" calcext:value-type="float">
            <text:p>-3.766123</text:p>
          </table:table-cell>
        </table:table-row>
        <table:table-row table:style-name="ro1">
          <table:table-cell table:number-columns-repeated="3"/>
          <table:table-cell table:formula="of:=[.D189]+100" office:value-type="float" office:value="19000" calcext:value-type="float">
            <text:p>19000</text:p>
          </table:table-cell>
          <table:table-cell office:value-type="float" office:value="-14.391993" calcext:value-type="float">
            <text:p>-14.391993</text:p>
          </table:table-cell>
          <table:table-cell office:value-type="float" office:value="-3.532261" calcext:value-type="float">
            <text:p>-3.532261</text:p>
          </table:table-cell>
          <table:table-cell office:value-type="float" office:value="-4.884872" calcext:value-type="float">
            <text:p>-4.884872</text:p>
          </table:table-cell>
        </table:table-row>
        <table:table-row table:style-name="ro1">
          <table:table-cell table:number-columns-repeated="3"/>
          <table:table-cell table:formula="of:=[.D190]+100" office:value-type="float" office:value="19100" calcext:value-type="float">
            <text:p>19100</text:p>
          </table:table-cell>
          <table:table-cell office:value-type="float" office:value="-20.307538" calcext:value-type="float">
            <text:p>-20.307538</text:p>
          </table:table-cell>
          <table:table-cell office:value-type="float" office:value="-10.801823" calcext:value-type="float">
            <text:p>-10.801823</text:p>
          </table:table-cell>
          <table:table-cell office:value-type="float" office:value="-6.619914" calcext:value-type="float">
            <text:p>-6.619914</text:p>
          </table:table-cell>
        </table:table-row>
        <table:table-row table:style-name="ro1">
          <table:table-cell table:number-columns-repeated="3"/>
          <table:table-cell table:formula="of:=[.D191]+100" office:value-type="float" office:value="19200" calcext:value-type="float">
            <text:p>19200</text:p>
          </table:table-cell>
          <table:table-cell office:value-type="float" office:value="-17.994534" calcext:value-type="float">
            <text:p>-17.994534</text:p>
          </table:table-cell>
          <table:table-cell office:value-type="float" office:value="-11.494491" calcext:value-type="float">
            <text:p>-11.494491</text:p>
          </table:table-cell>
          <table:table-cell office:value-type="float" office:value="-5.798423" calcext:value-type="float">
            <text:p>-5.798423</text:p>
          </table:table-cell>
        </table:table-row>
        <table:table-row table:style-name="ro1">
          <table:table-cell table:number-columns-repeated="3"/>
          <table:table-cell table:formula="of:=[.D192]+100" office:value-type="float" office:value="19300" calcext:value-type="float">
            <text:p>19300</text:p>
          </table:table-cell>
          <table:table-cell office:value-type="float" office:value="-9.476338" calcext:value-type="float">
            <text:p>-9.476338</text:p>
          </table:table-cell>
          <table:table-cell office:value-type="float" office:value="-8.020794" calcext:value-type="float">
            <text:p>-8.020794</text:p>
          </table:table-cell>
          <table:table-cell office:value-type="float" office:value="-6.108561" calcext:value-type="float">
            <text:p>-6.108561</text:p>
          </table:table-cell>
        </table:table-row>
        <table:table-row table:style-name="ro1">
          <table:table-cell table:number-columns-repeated="3"/>
          <table:table-cell table:formula="of:=[.D193]+100" office:value-type="float" office:value="19400" calcext:value-type="float">
            <text:p>19400</text:p>
          </table:table-cell>
          <table:table-cell office:value-type="float" office:value="-15.725228" calcext:value-type="float">
            <text:p>-15.725228</text:p>
          </table:table-cell>
          <table:table-cell office:value-type="float" office:value="-6.235157" calcext:value-type="float">
            <text:p>-6.235157</text:p>
          </table:table-cell>
          <table:table-cell office:value-type="float" office:value="-6.266583" calcext:value-type="float">
            <text:p>-6.266583</text:p>
          </table:table-cell>
        </table:table-row>
        <table:table-row table:style-name="ro1">
          <table:table-cell table:number-columns-repeated="3"/>
          <table:table-cell table:formula="of:=[.D194]+100" office:value-type="float" office:value="19500" calcext:value-type="float">
            <text:p>19500</text:p>
          </table:table-cell>
          <table:table-cell office:value-type="float" office:value="-11.760247" calcext:value-type="float">
            <text:p>-11.760247</text:p>
          </table:table-cell>
          <table:table-cell office:value-type="float" office:value="-5.946985" calcext:value-type="float">
            <text:p>-5.946985</text:p>
          </table:table-cell>
          <table:table-cell office:value-type="float" office:value="-7.333799" calcext:value-type="float">
            <text:p>-7.333799</text:p>
          </table:table-cell>
        </table:table-row>
        <table:table-row table:style-name="ro1">
          <table:table-cell table:number-columns-repeated="3"/>
          <table:table-cell table:formula="of:=[.D195]+100" office:value-type="float" office:value="19600" calcext:value-type="float">
            <text:p>19600</text:p>
          </table:table-cell>
          <table:table-cell office:value-type="float" office:value="-11.775664" calcext:value-type="float">
            <text:p>-11.775664</text:p>
          </table:table-cell>
          <table:table-cell office:value-type="float" office:value="-3.200478" calcext:value-type="float">
            <text:p>-3.200478</text:p>
          </table:table-cell>
          <table:table-cell office:value-type="float" office:value="-5.49138" calcext:value-type="float">
            <text:p>-5.49138</text:p>
          </table:table-cell>
        </table:table-row>
        <table:table-row table:style-name="ro1">
          <table:table-cell table:number-columns-repeated="3"/>
          <table:table-cell table:formula="of:=[.D196]+100" office:value-type="float" office:value="19700" calcext:value-type="float">
            <text:p>19700</text:p>
          </table:table-cell>
          <table:table-cell office:value-type="float" office:value="-12.996949" calcext:value-type="float">
            <text:p>-12.996949</text:p>
          </table:table-cell>
          <table:table-cell office:value-type="float" office:value="-3.659315" calcext:value-type="float">
            <text:p>-3.659315</text:p>
          </table:table-cell>
          <table:table-cell office:value-type="float" office:value="-6.69862" calcext:value-type="float">
            <text:p>-6.69862</text:p>
          </table:table-cell>
        </table:table-row>
        <table:table-row table:style-name="ro1">
          <table:table-cell table:number-columns-repeated="3"/>
          <table:table-cell table:formula="of:=[.D197]+100" office:value-type="float" office:value="19800" calcext:value-type="float">
            <text:p>19800</text:p>
          </table:table-cell>
          <table:table-cell office:value-type="float" office:value="-8.888616" calcext:value-type="float">
            <text:p>-8.888616</text:p>
          </table:table-cell>
          <table:table-cell office:value-type="float" office:value="-3.118528" calcext:value-type="float">
            <text:p>-3.118528</text:p>
          </table:table-cell>
          <table:table-cell office:value-type="float" office:value="-7.377431" calcext:value-type="float">
            <text:p>-7.377431</text:p>
          </table:table-cell>
        </table:table-row>
        <table:table-row table:style-name="ro1">
          <table:table-cell table:number-columns-repeated="3"/>
          <table:table-cell table:formula="of:=[.D198]+100" office:value-type="float" office:value="19900" calcext:value-type="float">
            <text:p>19900</text:p>
          </table:table-cell>
          <table:table-cell office:value-type="float" office:value="-11.445103" calcext:value-type="float">
            <text:p>-11.445103</text:p>
          </table:table-cell>
          <table:table-cell office:value-type="float" office:value="-5.227349" calcext:value-type="float">
            <text:p>-5.227349</text:p>
          </table:table-cell>
          <table:table-cell office:value-type="float" office:value="-7.471813" calcext:value-type="float">
            <text:p>-7.471813</text:p>
          </table:table-cell>
        </table:table-row>
        <table:table-row table:style-name="ro1">
          <table:table-cell table:number-columns-repeated="3"/>
          <table:table-cell table:formula="of:=[.D199]+100" office:value-type="float" office:value="20000" calcext:value-type="float">
            <text:p>20000</text:p>
          </table:table-cell>
          <table:table-cell office:value-type="float" office:value="-7.626398" calcext:value-type="float">
            <text:p>-7.626398</text:p>
          </table:table-cell>
          <table:table-cell office:value-type="float" office:value="-2.377745" calcext:value-type="float">
            <text:p>-2.377745</text:p>
          </table:table-cell>
          <table:table-cell office:value-type="float" office:value="-4.896198" calcext:value-type="float">
            <text:p>-4.896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00-00-00</text:date>, <text:time style:data-style-name="N2" text:time-value="16:48:25.562200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38:08.559496016</meta:creation-date>
    <dc:date>2018-04-04T17:06:56.914512279</dc:date>
    <meta:editing-duration>PT15M34S</meta:editing-duration>
    <meta:editing-cycles>2</meta:editing-cycles>
    <meta:generator>LibreOffice/5.1.6.2$Linux_X86_64 LibreOffice_project/10m0$Build-2</meta:generator>
    <meta:document-statistic meta:table-count="1" meta:cell-count="8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02cm" svg:y="0.316cm" chart:style-name="ch2">
          <text:p>Mujoco Reacher</text:p>
        </chart:title>
        <chart:legend chart:legend-position="end" svg:x="13.675cm" svg:y="3.705cm" style:legend-expansion="high" chart:style-name="ch3"/>
        <chart:plot-area chart:style-name="ch4" table:cell-range-address="Sheet1.D1:Sheet1.G200 Sheet1.A1:Sheet1.C1" chart:data-source-has-labels="row" svg:x="1.33cm" svg:y="1.275cm" svg:width="12.026cm" svg:height="6.569cm">
          <chartooo:coordinate-region svg:x="2.242cm" svg:y="1.773cm" svg:width="10.649cm" svg:height="5.872cm"/>
          <chart:axis chart:dimension="x" chart:name="primary-x" chart:style-name="ch5">
            <chart:title svg:x="6.69cm" svg:y="8.024cm" chart:style-name="ch6">
              <text:p>Episode</text:p>
            </chart:title>
          </chart:axis>
          <chart:axis chart:dimension="y" chart:name="primary-y" chart:style-name="ch7">
            <chart:title svg:x="0.451cm" svg:y="5.82cm" chart:style-name="ch8">
              <text:p>Average Reward</text:p>
            </chart:title>
            <chart:grid chart:style-name="ch9" chart:class="major"/>
          </chart:axis>
          <chart:series chart:style-name="ch10" chart:values-cell-range-address="Sheet1.E1:Sheet1.E200" chart:label-cell-address="Sheet1.A1:Sheet1.A1" chart:class="chart:scatter">
            <chart:domain table:cell-range-address="Sheet1.D1:Sheet1.D200"/>
            <chart:data-point chart:repeated="200"/>
          </chart:series>
          <chart:series chart:style-name="ch11" chart:values-cell-range-address="Sheet1.F1:Sheet1.F200" chart:label-cell-address="Sheet1.B1:Sheet1.B1" chart:class="chart:scatter">
            <chart:data-point chart:repeated="200"/>
          </chart:series>
          <chart:series chart:style-name="ch12" chart:values-cell-range-address="Sheet1.G1:Sheet1.G200" chart:label-cell-address="Sheet1.C1:Sheet1.C1" chart:class="chart:scatte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DPG</text:p>
                <draw:g>
                  <svg:desc>Sheet1.A1:Sheet1.A1</svg:desc>
                </draw:g>
              </table:table-cell>
              <table:table-cell office:value-type="string">
                <text:p>TRPO</text:p>
                <draw:g>
                  <svg:desc>Sheet1.B1:Sheet1.B1</svg:desc>
                </draw:g>
              </table:table-cell>
              <table:table-cell office:value-type="string">
                <text:p>PP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1:Sheet1.D200</svg:desc>
                </draw:g>
              </table:table-cell>
              <table:table-cell office:value-type="float" office:value="-80.915747">
                <text:p>-80.915747</text:p>
                <draw:g>
                  <svg:desc>Sheet1.E1:Sheet1.E200</svg:desc>
                </draw:g>
              </table:table-cell>
              <table:table-cell office:value-type="float" office:value="-120.388668">
                <text:p>-120.388668</text:p>
                <draw:g>
                  <svg:desc>Sheet1.F1:Sheet1.F200</svg:desc>
                </draw:g>
              </table:table-cell>
              <table:table-cell office:value-type="float" office:value="-101.994405">
                <text:p>-101.994405</text:p>
                <draw:g>
                  <svg:desc>Sheet1.G1:Sheet1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-22.688686">
                <text:p>-22.688686</text:p>
              </table:table-cell>
              <table:table-cell office:value-type="float" office:value="-95.953419">
                <text:p>-95.953419</text:p>
              </table:table-cell>
              <table:table-cell office:value-type="float" office:value="-112.084051">
                <text:p>-112.084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22.028272">
                <text:p>-22.028272</text:p>
              </table:table-cell>
              <table:table-cell office:value-type="float" office:value="-78.268972">
                <text:p>-78.268972</text:p>
              </table:table-cell>
              <table:table-cell office:value-type="float" office:value="-88.501108">
                <text:p>-88.501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18.298895">
                <text:p>-18.298895</text:p>
              </table:table-cell>
              <table:table-cell office:value-type="float" office:value="-62.741451">
                <text:p>-62.741451</text:p>
              </table:table-cell>
              <table:table-cell office:value-type="float" office:value="-67.885615">
                <text:p>-67.88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14.857916">
                <text:p>-14.857916</text:p>
              </table:table-cell>
              <table:table-cell office:value-type="float" office:value="-52.386638">
                <text:p>-52.386638</text:p>
              </table:table-cell>
              <table:table-cell office:value-type="float" office:value="-54.102136">
                <text:p>-54.102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-4.451783">
                <text:p>-4.451783</text:p>
              </table:table-cell>
              <table:table-cell office:value-type="float" office:value="-41.312283">
                <text:p>-41.312283</text:p>
              </table:table-cell>
              <table:table-cell office:value-type="float" office:value="-64.892963">
                <text:p>-64.89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-13.990435">
                <text:p>-13.990435</text:p>
              </table:table-cell>
              <table:table-cell office:value-type="float" office:value="-20.868816">
                <text:p>-20.868816</text:p>
              </table:table-cell>
              <table:table-cell office:value-type="float" office:value="-48.459107">
                <text:p>-48.459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-16.965745">
                <text:p>-16.965745</text:p>
              </table:table-cell>
              <table:table-cell office:value-type="float" office:value="-23.857208">
                <text:p>-23.857208</text:p>
              </table:table-cell>
              <table:table-cell office:value-type="float" office:value="-37.872519">
                <text:p>-37.872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-11.508349">
                <text:p>-11.508349</text:p>
              </table:table-cell>
              <table:table-cell office:value-type="float" office:value="-23.166899">
                <text:p>-23.166899</text:p>
              </table:table-cell>
              <table:table-cell office:value-type="float" office:value="-44.612774">
                <text:p>-44.612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-11.977208">
                <text:p>-11.977208</text:p>
              </table:table-cell>
              <table:table-cell office:value-type="float" office:value="-18.730957">
                <text:p>-18.730957</text:p>
              </table:table-cell>
              <table:table-cell office:value-type="float" office:value="-31.968052">
                <text:p>-31.96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-9.15923">
                <text:p>-9.15923</text:p>
              </table:table-cell>
              <table:table-cell office:value-type="float" office:value="-21.090344">
                <text:p>-21.090344</text:p>
              </table:table-cell>
              <table:table-cell office:value-type="float" office:value="-31.236709">
                <text:p>-31.236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-13.865444">
                <text:p>-13.865444</text:p>
              </table:table-cell>
              <table:table-cell office:value-type="float" office:value="-18.769276">
                <text:p>-18.769276</text:p>
              </table:table-cell>
              <table:table-cell office:value-type="float" office:value="-30.858852">
                <text:p>-30.858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-13.397265">
                <text:p>-13.397265</text:p>
              </table:table-cell>
              <table:table-cell office:value-type="float" office:value="-16.127943">
                <text:p>-16.127943</text:p>
              </table:table-cell>
              <table:table-cell office:value-type="float" office:value="-37.342539">
                <text:p>-37.342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-11.440686">
                <text:p>-11.440686</text:p>
              </table:table-cell>
              <table:table-cell office:value-type="float" office:value="-15.441604">
                <text:p>-15.441604</text:p>
              </table:table-cell>
              <table:table-cell office:value-type="float" office:value="-25.870741">
                <text:p>-25.87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-11.786012">
                <text:p>-11.786012</text:p>
              </table:table-cell>
              <table:table-cell office:value-type="float" office:value="-15.007558">
                <text:p>-15.007558</text:p>
              </table:table-cell>
              <table:table-cell office:value-type="float" office:value="-20.147369">
                <text:p>-20.147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-17.764633">
                <text:p>-17.764633</text:p>
              </table:table-cell>
              <table:table-cell office:value-type="float" office:value="-20.329863">
                <text:p>-20.329863</text:p>
              </table:table-cell>
              <table:table-cell office:value-type="float" office:value="-25.758727">
                <text:p>-25.758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-12.105904">
                <text:p>-12.105904</text:p>
              </table:table-cell>
              <table:table-cell office:value-type="float" office:value="-10.224859">
                <text:p>-10.224859</text:p>
              </table:table-cell>
              <table:table-cell office:value-type="float" office:value="-29.7148">
                <text:p>-29.7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-13.459481">
                <text:p>-13.459481</text:p>
              </table:table-cell>
              <table:table-cell office:value-type="float" office:value="-16.481645">
                <text:p>-16.481645</text:p>
              </table:table-cell>
              <table:table-cell office:value-type="float" office:value="-26.614638">
                <text:p>-26.614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-14.880624">
                <text:p>-14.880624</text:p>
              </table:table-cell>
              <table:table-cell office:value-type="float" office:value="-7.605437">
                <text:p>-7.605437</text:p>
              </table:table-cell>
              <table:table-cell office:value-type="float" office:value="-16.897359">
                <text:p>-16.897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-8.85215">
                <text:p>-8.85215</text:p>
              </table:table-cell>
              <table:table-cell office:value-type="float" office:value="-11.368058">
                <text:p>-11.368058</text:p>
              </table:table-cell>
              <table:table-cell office:value-type="float" office:value="-19.467901">
                <text:p>-19.467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-12.050052">
                <text:p>-12.050052</text:p>
              </table:table-cell>
              <table:table-cell office:value-type="float" office:value="-10.833056">
                <text:p>-10.833056</text:p>
              </table:table-cell>
              <table:table-cell office:value-type="float" office:value="-13.663488">
                <text:p>-13.663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-14.289172">
                <text:p>-14.289172</text:p>
              </table:table-cell>
              <table:table-cell office:value-type="float" office:value="-13.095174">
                <text:p>-13.095174</text:p>
              </table:table-cell>
              <table:table-cell office:value-type="float" office:value="-24.738746">
                <text:p>-24.738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-18.068089">
                <text:p>-18.068089</text:p>
              </table:table-cell>
              <table:table-cell office:value-type="float" office:value="-10.615271">
                <text:p>-10.615271</text:p>
              </table:table-cell>
              <table:table-cell office:value-type="float" office:value="-13.212527">
                <text:p>-13.21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-12.480056">
                <text:p>-12.480056</text:p>
              </table:table-cell>
              <table:table-cell office:value-type="float" office:value="-7.026417">
                <text:p>-7.026417</text:p>
              </table:table-cell>
              <table:table-cell office:value-type="float" office:value="-13.436782">
                <text:p>-13.436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-14.861225">
                <text:p>-14.861225</text:p>
              </table:table-cell>
              <table:table-cell office:value-type="float" office:value="-11.279602">
                <text:p>-11.279602</text:p>
              </table:table-cell>
              <table:table-cell office:value-type="float" office:value="-15.938824">
                <text:p>-15.938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-11.495641">
                <text:p>-11.495641</text:p>
              </table:table-cell>
              <table:table-cell office:value-type="float" office:value="-6.762682">
                <text:p>-6.762682</text:p>
              </table:table-cell>
              <table:table-cell office:value-type="float" office:value="-20.154878">
                <text:p>-20.154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-11.495161">
                <text:p>-11.495161</text:p>
              </table:table-cell>
              <table:table-cell office:value-type="float" office:value="-6.275427">
                <text:p>-6.275427</text:p>
              </table:table-cell>
              <table:table-cell office:value-type="float" office:value="-14.442296">
                <text:p>-14.442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-23.612028">
                <text:p>-23.612028</text:p>
              </table:table-cell>
              <table:table-cell office:value-type="float" office:value="-6.742547">
                <text:p>-6.742547</text:p>
              </table:table-cell>
              <table:table-cell office:value-type="float" office:value="-19.620063">
                <text:p>-19.620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-16.903262">
                <text:p>-16.903262</text:p>
              </table:table-cell>
              <table:table-cell office:value-type="float" office:value="-5.609129">
                <text:p>-5.609129</text:p>
              </table:table-cell>
              <table:table-cell office:value-type="float" office:value="-17.079914">
                <text:p>-17.079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-9.143694">
                <text:p>-9.143694</text:p>
              </table:table-cell>
              <table:table-cell office:value-type="float" office:value="-5.795174">
                <text:p>-5.795174</text:p>
              </table:table-cell>
              <table:table-cell office:value-type="float" office:value="-12.833099">
                <text:p>-12.833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-8.326776">
                <text:p>-8.326776</text:p>
              </table:table-cell>
              <table:table-cell office:value-type="float" office:value="-2.850915">
                <text:p>-2.850915</text:p>
              </table:table-cell>
              <table:table-cell office:value-type="float" office:value="-8.296443">
                <text:p>-8.296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-10.962676">
                <text:p>-10.962676</text:p>
              </table:table-cell>
              <table:table-cell office:value-type="float" office:value="-5.856827">
                <text:p>-5.856827</text:p>
              </table:table-cell>
              <table:table-cell office:value-type="float" office:value="-8.424221">
                <text:p>-8.424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-14.300527">
                <text:p>-14.300527</text:p>
              </table:table-cell>
              <table:table-cell office:value-type="float" office:value="-4.292148">
                <text:p>-4.292148</text:p>
              </table:table-cell>
              <table:table-cell office:value-type="float" office:value="-12.573346">
                <text:p>-12.573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-13.30527">
                <text:p>-13.30527</text:p>
              </table:table-cell>
              <table:table-cell office:value-type="float" office:value="-8.296334">
                <text:p>-8.296334</text:p>
              </table:table-cell>
              <table:table-cell office:value-type="float" office:value="-16.663541">
                <text:p>-16.663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-7.733149">
                <text:p>-7.733149</text:p>
              </table:table-cell>
              <table:table-cell office:value-type="float" office:value="-5.52882">
                <text:p>-5.52882</text:p>
              </table:table-cell>
              <table:table-cell office:value-type="float" office:value="-6.170671">
                <text:p>-6.170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-12.97518">
                <text:p>-12.97518</text:p>
              </table:table-cell>
              <table:table-cell office:value-type="float" office:value="-7.117996">
                <text:p>-7.117996</text:p>
              </table:table-cell>
              <table:table-cell office:value-type="float" office:value="-9.291935">
                <text:p>-9.291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-18.201044">
                <text:p>-18.201044</text:p>
              </table:table-cell>
              <table:table-cell office:value-type="float" office:value="-5.247501">
                <text:p>-5.247501</text:p>
              </table:table-cell>
              <table:table-cell office:value-type="float" office:value="-10.468822">
                <text:p>-10.468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-10.169921">
                <text:p>-10.169921</text:p>
              </table:table-cell>
              <table:table-cell office:value-type="float" office:value="-3.735435">
                <text:p>-3.735435</text:p>
              </table:table-cell>
              <table:table-cell office:value-type="float" office:value="-10.288972">
                <text:p>-10.288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-17.046763">
                <text:p>-17.046763</text:p>
              </table:table-cell>
              <table:table-cell office:value-type="float" office:value="-5.102318">
                <text:p>-5.102318</text:p>
              </table:table-cell>
              <table:table-cell office:value-type="float" office:value="-5.357561">
                <text:p>-5.357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-11.256471">
                <text:p>-11.256471</text:p>
              </table:table-cell>
              <table:table-cell office:value-type="float" office:value="-5.219388">
                <text:p>-5.219388</text:p>
              </table:table-cell>
              <table:table-cell office:value-type="float" office:value="-5.4885">
                <text:p>-5.4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-10.207793">
                <text:p>-10.207793</text:p>
              </table:table-cell>
              <table:table-cell office:value-type="float" office:value="-4.660047">
                <text:p>-4.660047</text:p>
              </table:table-cell>
              <table:table-cell office:value-type="float" office:value="-8.573452">
                <text:p>-8.573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-32.906246">
                <text:p>-32.906246</text:p>
              </table:table-cell>
              <table:table-cell office:value-type="float" office:value="-5.930423">
                <text:p>-5.930423</text:p>
              </table:table-cell>
              <table:table-cell office:value-type="float" office:value="-7.013829">
                <text:p>-7.013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-16.820274">
                <text:p>-16.820274</text:p>
              </table:table-cell>
              <table:table-cell office:value-type="float" office:value="-13.67151">
                <text:p>-13.67151</text:p>
              </table:table-cell>
              <table:table-cell office:value-type="float" office:value="-6.947958">
                <text:p>-6.947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-20.621666">
                <text:p>-20.621666</text:p>
              </table:table-cell>
              <table:table-cell office:value-type="float" office:value="-17.434317">
                <text:p>-17.434317</text:p>
              </table:table-cell>
              <table:table-cell office:value-type="float" office:value="-6.950677">
                <text:p>-6.950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-17.131262">
                <text:p>-17.131262</text:p>
              </table:table-cell>
              <table:table-cell office:value-type="float" office:value="-2.65047">
                <text:p>-2.65047</text:p>
              </table:table-cell>
              <table:table-cell office:value-type="float" office:value="-6.88154">
                <text:p>-6.88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-14.109565">
                <text:p>-14.109565</text:p>
              </table:table-cell>
              <table:table-cell office:value-type="float" office:value="-4.13752">
                <text:p>-4.13752</text:p>
              </table:table-cell>
              <table:table-cell office:value-type="float" office:value="-7.219213">
                <text:p>-7.219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-13.446612">
                <text:p>-13.446612</text:p>
              </table:table-cell>
              <table:table-cell office:value-type="float" office:value="-7.4857">
                <text:p>-7.4857</text:p>
              </table:table-cell>
              <table:table-cell office:value-type="float" office:value="-3.690079">
                <text:p>-3.690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-17.815155">
                <text:p>-17.815155</text:p>
              </table:table-cell>
              <table:table-cell office:value-type="float" office:value="-5.528651">
                <text:p>-5.528651</text:p>
              </table:table-cell>
              <table:table-cell office:value-type="float" office:value="-4.888047">
                <text:p>-4.888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-12.051707">
                <text:p>-12.051707</text:p>
              </table:table-cell>
              <table:table-cell office:value-type="float" office:value="-4.93622">
                <text:p>-4.93622</text:p>
              </table:table-cell>
              <table:table-cell office:value-type="float" office:value="-15.457053">
                <text:p>-15.457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-18.337578">
                <text:p>-18.337578</text:p>
              </table:table-cell>
              <table:table-cell office:value-type="float" office:value="-10.306313">
                <text:p>-10.306313</text:p>
              </table:table-cell>
              <table:table-cell office:value-type="float" office:value="-17.768349">
                <text:p>-17.768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-6.889444">
                <text:p>-6.889444</text:p>
              </table:table-cell>
              <table:table-cell office:value-type="float" office:value="-5.409274">
                <text:p>-5.409274</text:p>
              </table:table-cell>
              <table:table-cell office:value-type="float" office:value="-10.99456">
                <text:p>-10.99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-34.667145">
                <text:p>-34.667145</text:p>
              </table:table-cell>
              <table:table-cell office:value-type="float" office:value="-11.992215">
                <text:p>-11.992215</text:p>
              </table:table-cell>
              <table:table-cell office:value-type="float" office:value="-10.726882">
                <text:p>-10.726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-9.495196">
                <text:p>-9.495196</text:p>
              </table:table-cell>
              <table:table-cell office:value-type="float" office:value="-4.407087">
                <text:p>-4.407087</text:p>
              </table:table-cell>
              <table:table-cell office:value-type="float" office:value="-6.949901">
                <text:p>-6.9499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-23.645131">
                <text:p>-23.645131</text:p>
              </table:table-cell>
              <table:table-cell office:value-type="float" office:value="-11.904846">
                <text:p>-11.904846</text:p>
              </table:table-cell>
              <table:table-cell office:value-type="float" office:value="-5.413568">
                <text:p>-5.413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-12.863759">
                <text:p>-12.863759</text:p>
              </table:table-cell>
              <table:table-cell office:value-type="float" office:value="-7.589651">
                <text:p>-7.589651</text:p>
              </table:table-cell>
              <table:table-cell office:value-type="float" office:value="-13.910783">
                <text:p>-13.910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-8.400309">
                <text:p>-8.400309</text:p>
              </table:table-cell>
              <table:table-cell office:value-type="float" office:value="-6.499237">
                <text:p>-6.499237</text:p>
              </table:table-cell>
              <table:table-cell office:value-type="float" office:value="-14.200721">
                <text:p>-14.200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-19.052854">
                <text:p>-19.052854</text:p>
              </table:table-cell>
              <table:table-cell office:value-type="float" office:value="-10.531775">
                <text:p>-10.531775</text:p>
              </table:table-cell>
              <table:table-cell office:value-type="float" office:value="-12.345969">
                <text:p>-12.345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-11.127361">
                <text:p>-11.127361</text:p>
              </table:table-cell>
              <table:table-cell office:value-type="float" office:value="-3.664704">
                <text:p>-3.664704</text:p>
              </table:table-cell>
              <table:table-cell office:value-type="float" office:value="-10.680672">
                <text:p>-10.680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-11.293947">
                <text:p>-11.293947</text:p>
              </table:table-cell>
              <table:table-cell office:value-type="float" office:value="-4.771832">
                <text:p>-4.771832</text:p>
              </table:table-cell>
              <table:table-cell office:value-type="float" office:value="-7.432355">
                <text:p>-7.432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-12.670354">
                <text:p>-12.670354</text:p>
              </table:table-cell>
              <table:table-cell office:value-type="float" office:value="-3.207272">
                <text:p>-3.207272</text:p>
              </table:table-cell>
              <table:table-cell office:value-type="float" office:value="-8.283468">
                <text:p>-8.283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-17.841629">
                <text:p>-17.841629</text:p>
              </table:table-cell>
              <table:table-cell office:value-type="float" office:value="-13.376559">
                <text:p>-13.376559</text:p>
              </table:table-cell>
              <table:table-cell office:value-type="float" office:value="-5.662293">
                <text:p>-5.662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-11.782071">
                <text:p>-11.782071</text:p>
              </table:table-cell>
              <table:table-cell office:value-type="float" office:value="-6.995579">
                <text:p>-6.995579</text:p>
              </table:table-cell>
              <table:table-cell office:value-type="float" office:value="-5.29162">
                <text:p>-5.29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-11.504994">
                <text:p>-11.504994</text:p>
              </table:table-cell>
              <table:table-cell office:value-type="float" office:value="-6.512802">
                <text:p>-6.512802</text:p>
              </table:table-cell>
              <table:table-cell office:value-type="float" office:value="-19.621064">
                <text:p>-19.621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-5.361192">
                <text:p>-5.361192</text:p>
              </table:table-cell>
              <table:table-cell office:value-type="float" office:value="-3.930074">
                <text:p>-3.930074</text:p>
              </table:table-cell>
              <table:table-cell office:value-type="float" office:value="-11.711263">
                <text:p>-11.71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-7.63809">
                <text:p>-7.63809</text:p>
              </table:table-cell>
              <table:table-cell office:value-type="float" office:value="-4.975515">
                <text:p>-4.975515</text:p>
              </table:table-cell>
              <table:table-cell office:value-type="float" office:value="-7.021475">
                <text:p>-7.021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-8.773074">
                <text:p>-8.773074</text:p>
              </table:table-cell>
              <table:table-cell office:value-type="float" office:value="-2.453707">
                <text:p>-2.453707</text:p>
              </table:table-cell>
              <table:table-cell office:value-type="float" office:value="-7.803413">
                <text:p>-7.803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-13.803781">
                <text:p>-13.803781</text:p>
              </table:table-cell>
              <table:table-cell office:value-type="float" office:value="-10.228326">
                <text:p>-10.228326</text:p>
              </table:table-cell>
              <table:table-cell office:value-type="float" office:value="-8.255223">
                <text:p>-8.255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-13.414212">
                <text:p>-13.414212</text:p>
              </table:table-cell>
              <table:table-cell office:value-type="float" office:value="-9.153456">
                <text:p>-9.153456</text:p>
              </table:table-cell>
              <table:table-cell office:value-type="float" office:value="-14.409086">
                <text:p>-14.4090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-12.015113">
                <text:p>-12.015113</text:p>
              </table:table-cell>
              <table:table-cell office:value-type="float" office:value="-3.823719">
                <text:p>-3.823719</text:p>
              </table:table-cell>
              <table:table-cell office:value-type="float" office:value="-10.529018">
                <text:p>-10.529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-5.086912">
                <text:p>-5.086912</text:p>
              </table:table-cell>
              <table:table-cell office:value-type="float" office:value="-6.025511">
                <text:p>-6.025511</text:p>
              </table:table-cell>
              <table:table-cell office:value-type="float" office:value="-5.908438">
                <text:p>-5.908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-6.884472">
                <text:p>-6.884472</text:p>
              </table:table-cell>
              <table:table-cell office:value-type="float" office:value="-4.156542">
                <text:p>-4.156542</text:p>
              </table:table-cell>
              <table:table-cell office:value-type="float" office:value="-5.425736">
                <text:p>-5.425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-19.326129">
                <text:p>-19.326129</text:p>
              </table:table-cell>
              <table:table-cell office:value-type="float" office:value="-12.18499">
                <text:p>-12.18499</text:p>
              </table:table-cell>
              <table:table-cell office:value-type="float" office:value="-6.884153">
                <text:p>-6.884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-10.836792">
                <text:p>-10.836792</text:p>
              </table:table-cell>
              <table:table-cell office:value-type="float" office:value="-4.459654">
                <text:p>-4.459654</text:p>
              </table:table-cell>
              <table:table-cell office:value-type="float" office:value="-12.362105">
                <text:p>-12.362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-11.349618">
                <text:p>-11.349618</text:p>
              </table:table-cell>
              <table:table-cell office:value-type="float" office:value="-3.602198">
                <text:p>-3.602198</text:p>
              </table:table-cell>
              <table:table-cell office:value-type="float" office:value="-6.585355">
                <text:p>-6.585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-16.006688">
                <text:p>-16.006688</text:p>
              </table:table-cell>
              <table:table-cell office:value-type="float" office:value="-7.524456">
                <text:p>-7.524456</text:p>
              </table:table-cell>
              <table:table-cell office:value-type="float" office:value="-2.605697">
                <text:p>-2.605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-10.238466">
                <text:p>-10.238466</text:p>
              </table:table-cell>
              <table:table-cell office:value-type="float" office:value="-7.467217">
                <text:p>-7.467217</text:p>
              </table:table-cell>
              <table:table-cell office:value-type="float" office:value="-8.760742">
                <text:p>-8.760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-6.698251">
                <text:p>-6.698251</text:p>
              </table:table-cell>
              <table:table-cell office:value-type="float" office:value="-1.530321">
                <text:p>-1.530321</text:p>
              </table:table-cell>
              <table:table-cell office:value-type="float" office:value="-5.943576">
                <text:p>-5.943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-21.544093">
                <text:p>-21.544093</text:p>
              </table:table-cell>
              <table:table-cell office:value-type="float" office:value="-11.389852">
                <text:p>-11.389852</text:p>
              </table:table-cell>
              <table:table-cell office:value-type="float" office:value="-11.010019">
                <text:p>-11.010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-11.758509">
                <text:p>-11.758509</text:p>
              </table:table-cell>
              <table:table-cell office:value-type="float" office:value="-7.826837">
                <text:p>-7.826837</text:p>
              </table:table-cell>
              <table:table-cell office:value-type="float" office:value="-14.141437">
                <text:p>-14.1414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-11.618027">
                <text:p>-11.618027</text:p>
              </table:table-cell>
              <table:table-cell office:value-type="float" office:value="-3.838252">
                <text:p>-3.838252</text:p>
              </table:table-cell>
              <table:table-cell office:value-type="float" office:value="-14.880617">
                <text:p>-14.880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-11.325767">
                <text:p>-11.325767</text:p>
              </table:table-cell>
              <table:table-cell office:value-type="float" office:value="-7.240705">
                <text:p>-7.240705</text:p>
              </table:table-cell>
              <table:table-cell office:value-type="float" office:value="-9.723248">
                <text:p>-9.723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-9.153127">
                <text:p>-9.153127</text:p>
              </table:table-cell>
              <table:table-cell office:value-type="float" office:value="-5.742767">
                <text:p>-5.742767</text:p>
              </table:table-cell>
              <table:table-cell office:value-type="float" office:value="-8.134866">
                <text:p>-8.134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-11.550491">
                <text:p>-11.550491</text:p>
              </table:table-cell>
              <table:table-cell office:value-type="float" office:value="-6.749057">
                <text:p>-6.749057</text:p>
              </table:table-cell>
              <table:table-cell office:value-type="float" office:value="-9.556278">
                <text:p>-9.556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-12.020781">
                <text:p>-12.020781</text:p>
              </table:table-cell>
              <table:table-cell office:value-type="float" office:value="-3.702855">
                <text:p>-3.702855</text:p>
              </table:table-cell>
              <table:table-cell office:value-type="float" office:value="-5.593978">
                <text:p>-5.5939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-18.378172">
                <text:p>-18.378172</text:p>
              </table:table-cell>
              <table:table-cell office:value-type="float" office:value="-8.827191">
                <text:p>-8.827191</text:p>
              </table:table-cell>
              <table:table-cell office:value-type="float" office:value="-6.96055">
                <text:p>-6.96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-13.861609">
                <text:p>-13.861609</text:p>
              </table:table-cell>
              <table:table-cell office:value-type="float" office:value="-5.544923">
                <text:p>-5.544923</text:p>
              </table:table-cell>
              <table:table-cell office:value-type="float" office:value="-10.308479">
                <text:p>-10.308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-21.035659">
                <text:p>-21.035659</text:p>
              </table:table-cell>
              <table:table-cell office:value-type="float" office:value="-5.661869">
                <text:p>-5.661869</text:p>
              </table:table-cell>
              <table:table-cell office:value-type="float" office:value="-3.520813">
                <text:p>-3.5208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-8.42735">
                <text:p>-8.42735</text:p>
              </table:table-cell>
              <table:table-cell office:value-type="float" office:value="-4.398532">
                <text:p>-4.398532</text:p>
              </table:table-cell>
              <table:table-cell office:value-type="float" office:value="-7.007241">
                <text:p>-7.007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-14.933517">
                <text:p>-14.933517</text:p>
              </table:table-cell>
              <table:table-cell office:value-type="float" office:value="-8.910055">
                <text:p>-8.910055</text:p>
              </table:table-cell>
              <table:table-cell office:value-type="float" office:value="-4.877672">
                <text:p>-4.8776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-22.742866">
                <text:p>-22.742866</text:p>
              </table:table-cell>
              <table:table-cell office:value-type="float" office:value="-9.027878">
                <text:p>-9.027878</text:p>
              </table:table-cell>
              <table:table-cell office:value-type="float" office:value="-7.248429">
                <text:p>-7.248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-13.758722">
                <text:p>-13.758722</text:p>
              </table:table-cell>
              <table:table-cell office:value-type="float" office:value="-4.177318">
                <text:p>-4.177318</text:p>
              </table:table-cell>
              <table:table-cell office:value-type="float" office:value="-4.486526">
                <text:p>-4.486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-14.126307">
                <text:p>-14.126307</text:p>
              </table:table-cell>
              <table:table-cell office:value-type="float" office:value="-6.788417">
                <text:p>-6.788417</text:p>
              </table:table-cell>
              <table:table-cell office:value-type="float" office:value="-8.180293">
                <text:p>-8.1802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-17.81035">
                <text:p>-17.81035</text:p>
              </table:table-cell>
              <table:table-cell office:value-type="float" office:value="-3.159632">
                <text:p>-3.159632</text:p>
              </table:table-cell>
              <table:table-cell office:value-type="float" office:value="-6.352981">
                <text:p>-6.3529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-13.318309">
                <text:p>-13.318309</text:p>
              </table:table-cell>
              <table:table-cell office:value-type="float" office:value="-7.648801">
                <text:p>-7.648801</text:p>
              </table:table-cell>
              <table:table-cell office:value-type="float" office:value="-5.50565">
                <text:p>-5.505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-10.555729">
                <text:p>-10.555729</text:p>
              </table:table-cell>
              <table:table-cell office:value-type="float" office:value="-1.811494">
                <text:p>-1.811494</text:p>
              </table:table-cell>
              <table:table-cell office:value-type="float" office:value="-4.243365">
                <text:p>-4.2433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-20.062903">
                <text:p>-20.062903</text:p>
              </table:table-cell>
              <table:table-cell office:value-type="float" office:value="-9.403336">
                <text:p>-9.403336</text:p>
              </table:table-cell>
              <table:table-cell office:value-type="float" office:value="-11.063355">
                <text:p>-11.0633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-7.278434">
                <text:p>-7.278434</text:p>
              </table:table-cell>
              <table:table-cell office:value-type="float" office:value="-4.607985">
                <text:p>-4.607985</text:p>
              </table:table-cell>
              <table:table-cell office:value-type="float" office:value="-7.557289">
                <text:p>-7.557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-21.557119">
                <text:p>-21.557119</text:p>
              </table:table-cell>
              <table:table-cell office:value-type="float" office:value="-5.490628">
                <text:p>-5.490628</text:p>
              </table:table-cell>
              <table:table-cell office:value-type="float" office:value="-2.42123">
                <text:p>-2.42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-18.314738">
                <text:p>-18.314738</text:p>
              </table:table-cell>
              <table:table-cell office:value-type="float" office:value="-7.080114">
                <text:p>-7.080114</text:p>
              </table:table-cell>
              <table:table-cell office:value-type="float" office:value="-3.76189">
                <text:p>-3.761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-11.828991">
                <text:p>-11.828991</text:p>
              </table:table-cell>
              <table:table-cell office:value-type="float" office:value="-3.379117">
                <text:p>-3.379117</text:p>
              </table:table-cell>
              <table:table-cell office:value-type="float" office:value="-5.268453">
                <text:p>-5.2684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-10.863849">
                <text:p>-10.863849</text:p>
              </table:table-cell>
              <table:table-cell office:value-type="float" office:value="-4.540292">
                <text:p>-4.540292</text:p>
              </table:table-cell>
              <table:table-cell office:value-type="float" office:value="-4.237184">
                <text:p>-4.2371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-15.073059">
                <text:p>-15.073059</text:p>
              </table:table-cell>
              <table:table-cell office:value-type="float" office:value="-3.558759">
                <text:p>-3.558759</text:p>
              </table:table-cell>
              <table:table-cell office:value-type="float" office:value="-6.628005">
                <text:p>-6.628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-16.885363">
                <text:p>-16.885363</text:p>
              </table:table-cell>
              <table:table-cell office:value-type="float" office:value="-10.331796">
                <text:p>-10.331796</text:p>
              </table:table-cell>
              <table:table-cell office:value-type="float" office:value="-3.979144">
                <text:p>-3.979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-13.737522">
                <text:p>-13.737522</text:p>
              </table:table-cell>
              <table:table-cell office:value-type="float" office:value="-4.435427">
                <text:p>-4.435427</text:p>
              </table:table-cell>
              <table:table-cell office:value-type="float" office:value="-7.520596">
                <text:p>-7.5205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-18.917408">
                <text:p>-18.917408</text:p>
              </table:table-cell>
              <table:table-cell office:value-type="float" office:value="-4.619103">
                <text:p>-4.619103</text:p>
              </table:table-cell>
              <table:table-cell office:value-type="float" office:value="-11.481654">
                <text:p>-11.4816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-8.63675">
                <text:p>-8.63675</text:p>
              </table:table-cell>
              <table:table-cell office:value-type="float" office:value="-1.62892">
                <text:p>-1.62892</text:p>
              </table:table-cell>
              <table:table-cell office:value-type="float" office:value="-7.195903">
                <text:p>-7.195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-14.467371">
                <text:p>-14.467371</text:p>
              </table:table-cell>
              <table:table-cell office:value-type="float" office:value="-2.867627">
                <text:p>-2.867627</text:p>
              </table:table-cell>
              <table:table-cell office:value-type="float" office:value="-6.229507">
                <text:p>-6.229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-40.087835">
                <text:p>-40.087835</text:p>
              </table:table-cell>
              <table:table-cell office:value-type="float" office:value="-5.647075">
                <text:p>-5.647075</text:p>
              </table:table-cell>
              <table:table-cell office:value-type="float" office:value="-5.450298">
                <text:p>-5.450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-15.854361">
                <text:p>-15.854361</text:p>
              </table:table-cell>
              <table:table-cell office:value-type="float" office:value="-6.622965">
                <text:p>-6.622965</text:p>
              </table:table-cell>
              <table:table-cell office:value-type="float" office:value="-11.310903">
                <text:p>-11.310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-9.432846">
                <text:p>-9.432846</text:p>
              </table:table-cell>
              <table:table-cell office:value-type="float" office:value="-4.044309">
                <text:p>-4.044309</text:p>
              </table:table-cell>
              <table:table-cell office:value-type="float" office:value="-5.339639">
                <text:p>-5.3396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-15.450955">
                <text:p>-15.450955</text:p>
              </table:table-cell>
              <table:table-cell office:value-type="float" office:value="-10.729049">
                <text:p>-10.729049</text:p>
              </table:table-cell>
              <table:table-cell office:value-type="float" office:value="-8.006631">
                <text:p>-8.0066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-10.848816">
                <text:p>-10.848816</text:p>
              </table:table-cell>
              <table:table-cell office:value-type="float" office:value="-8.146667">
                <text:p>-8.146667</text:p>
              </table:table-cell>
              <table:table-cell office:value-type="float" office:value="-6.573842">
                <text:p>-6.5738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-15.856189">
                <text:p>-15.856189</text:p>
              </table:table-cell>
              <table:table-cell office:value-type="float" office:value="-3.353879">
                <text:p>-3.353879</text:p>
              </table:table-cell>
              <table:table-cell office:value-type="float" office:value="-2.25985">
                <text:p>-2.25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-16.471196">
                <text:p>-16.471196</text:p>
              </table:table-cell>
              <table:table-cell office:value-type="float" office:value="-9.91961">
                <text:p>-9.91961</text:p>
              </table:table-cell>
              <table:table-cell office:value-type="float" office:value="-7.725439">
                <text:p>-7.725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-19.346865">
                <text:p>-19.346865</text:p>
              </table:table-cell>
              <table:table-cell office:value-type="float" office:value="-12.551972">
                <text:p>-12.551972</text:p>
              </table:table-cell>
              <table:table-cell office:value-type="float" office:value="-9.728941">
                <text:p>-9.728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-9.684978">
                <text:p>-9.684978</text:p>
              </table:table-cell>
              <table:table-cell office:value-type="float" office:value="-3.492081">
                <text:p>-3.492081</text:p>
              </table:table-cell>
              <table:table-cell office:value-type="float" office:value="-3.857056">
                <text:p>-3.8570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-6.998862">
                <text:p>-6.998862</text:p>
              </table:table-cell>
              <table:table-cell office:value-type="float" office:value="-5.15992">
                <text:p>-5.15992</text:p>
              </table:table-cell>
              <table:table-cell office:value-type="float" office:value="-5.624449">
                <text:p>-5.6244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-16.836096">
                <text:p>-16.836096</text:p>
              </table:table-cell>
              <table:table-cell office:value-type="float" office:value="-8.076293">
                <text:p>-8.076293</text:p>
              </table:table-cell>
              <table:table-cell office:value-type="float" office:value="-8.637705">
                <text:p>-8.637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-11.82919">
                <text:p>-11.82919</text:p>
              </table:table-cell>
              <table:table-cell office:value-type="float" office:value="-6.379171">
                <text:p>-6.379171</text:p>
              </table:table-cell>
              <table:table-cell office:value-type="float" office:value="-3.82033">
                <text:p>-3.82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-15.84848">
                <text:p>-15.84848</text:p>
              </table:table-cell>
              <table:table-cell office:value-type="float" office:value="-7.902859">
                <text:p>-7.902859</text:p>
              </table:table-cell>
              <table:table-cell office:value-type="float" office:value="-2.634157">
                <text:p>-2.634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-22.175714">
                <text:p>-22.175714</text:p>
              </table:table-cell>
              <table:table-cell office:value-type="float" office:value="-9.390317">
                <text:p>-9.390317</text:p>
              </table:table-cell>
              <table:table-cell office:value-type="float" office:value="-5.764939">
                <text:p>-5.7649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-10.481606">
                <text:p>-10.481606</text:p>
              </table:table-cell>
              <table:table-cell office:value-type="float" office:value="-2.764668">
                <text:p>-2.764668</text:p>
              </table:table-cell>
              <table:table-cell office:value-type="float" office:value="-7.716849">
                <text:p>-7.7168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-18.045005">
                <text:p>-18.045005</text:p>
              </table:table-cell>
              <table:table-cell office:value-type="float" office:value="-8.247965">
                <text:p>-8.247965</text:p>
              </table:table-cell>
              <table:table-cell office:value-type="float" office:value="-4.349672">
                <text:p>-4.349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-17.249788">
                <text:p>-17.249788</text:p>
              </table:table-cell>
              <table:table-cell office:value-type="float" office:value="-7.24799">
                <text:p>-7.24799</text:p>
              </table:table-cell>
              <table:table-cell office:value-type="float" office:value="-7.853582">
                <text:p>-7.8535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-5.963012">
                <text:p>-5.963012</text:p>
              </table:table-cell>
              <table:table-cell office:value-type="float" office:value="-5.864128">
                <text:p>-5.864128</text:p>
              </table:table-cell>
              <table:table-cell office:value-type="float" office:value="-1.845643">
                <text:p>-1.8456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-13.796493">
                <text:p>-13.796493</text:p>
              </table:table-cell>
              <table:table-cell office:value-type="float" office:value="-3.122384">
                <text:p>-3.122384</text:p>
              </table:table-cell>
              <table:table-cell office:value-type="float" office:value="-9.801344">
                <text:p>-9.801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-9.243592">
                <text:p>-9.243592</text:p>
              </table:table-cell>
              <table:table-cell office:value-type="float" office:value="-1.681751">
                <text:p>-1.681751</text:p>
              </table:table-cell>
              <table:table-cell office:value-type="float" office:value="-2.295766">
                <text:p>-2.2957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-14.285968">
                <text:p>-14.285968</text:p>
              </table:table-cell>
              <table:table-cell office:value-type="float" office:value="-10.679193">
                <text:p>-10.679193</text:p>
              </table:table-cell>
              <table:table-cell office:value-type="float" office:value="-4.356988">
                <text:p>-4.356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-12.917713">
                <text:p>-12.917713</text:p>
              </table:table-cell>
              <table:table-cell office:value-type="float" office:value="-2.343643">
                <text:p>-2.343643</text:p>
              </table:table-cell>
              <table:table-cell office:value-type="float" office:value="-7.023214">
                <text:p>-7.0232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-17.012022">
                <text:p>-17.012022</text:p>
              </table:table-cell>
              <table:table-cell office:value-type="float" office:value="-3.905938">
                <text:p>-3.905938</text:p>
              </table:table-cell>
              <table:table-cell office:value-type="float" office:value="-3.690238">
                <text:p>-3.6902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-18.053901">
                <text:p>-18.053901</text:p>
              </table:table-cell>
              <table:table-cell office:value-type="float" office:value="-4.153512">
                <text:p>-4.153512</text:p>
              </table:table-cell>
              <table:table-cell office:value-type="float" office:value="-6.414643">
                <text:p>-6.414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-14.188299">
                <text:p>-14.188299</text:p>
              </table:table-cell>
              <table:table-cell office:value-type="float" office:value="-1.457267">
                <text:p>-1.457267</text:p>
              </table:table-cell>
              <table:table-cell office:value-type="float" office:value="-6.238823">
                <text:p>-6.2388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-28.246092">
                <text:p>-28.246092</text:p>
              </table:table-cell>
              <table:table-cell office:value-type="float" office:value="-1.65284">
                <text:p>-1.65284</text:p>
              </table:table-cell>
              <table:table-cell office:value-type="float" office:value="-7.834328">
                <text:p>-7.8343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-15.662736">
                <text:p>-15.662736</text:p>
              </table:table-cell>
              <table:table-cell office:value-type="float" office:value="-8.588403">
                <text:p>-8.588403</text:p>
              </table:table-cell>
              <table:table-cell office:value-type="float" office:value="-5.113064">
                <text:p>-5.113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-17.873792">
                <text:p>-17.873792</text:p>
              </table:table-cell>
              <table:table-cell office:value-type="float" office:value="-5.508059">
                <text:p>-5.508059</text:p>
              </table:table-cell>
              <table:table-cell office:value-type="float" office:value="-14.408972">
                <text:p>-14.4089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-17.545395">
                <text:p>-17.545395</text:p>
              </table:table-cell>
              <table:table-cell office:value-type="float" office:value="-4.344958">
                <text:p>-4.344958</text:p>
              </table:table-cell>
              <table:table-cell office:value-type="float" office:value="-7.809727">
                <text:p>-7.809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-12.454558">
                <text:p>-12.454558</text:p>
              </table:table-cell>
              <table:table-cell office:value-type="float" office:value="-9.871763">
                <text:p>-9.871763</text:p>
              </table:table-cell>
              <table:table-cell office:value-type="float" office:value="-6.231401">
                <text:p>-6.2314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-14.286044">
                <text:p>-14.286044</text:p>
              </table:table-cell>
              <table:table-cell office:value-type="float" office:value="-1.85698">
                <text:p>-1.85698</text:p>
              </table:table-cell>
              <table:table-cell office:value-type="float" office:value="-4.843982">
                <text:p>-4.843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-13.962873">
                <text:p>-13.962873</text:p>
              </table:table-cell>
              <table:table-cell office:value-type="float" office:value="-7.343468">
                <text:p>-7.343468</text:p>
              </table:table-cell>
              <table:table-cell office:value-type="float" office:value="-7.389125">
                <text:p>-7.389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-13.921886">
                <text:p>-13.921886</text:p>
              </table:table-cell>
              <table:table-cell office:value-type="float" office:value="-2.051947">
                <text:p>-2.051947</text:p>
              </table:table-cell>
              <table:table-cell office:value-type="float" office:value="-6.234829">
                <text:p>-6.2348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-9.154402">
                <text:p>-9.154402</text:p>
              </table:table-cell>
              <table:table-cell office:value-type="float" office:value="-4.925395">
                <text:p>-4.925395</text:p>
              </table:table-cell>
              <table:table-cell office:value-type="float" office:value="-6.113144">
                <text:p>-6.113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-18.543169">
                <text:p>-18.543169</text:p>
              </table:table-cell>
              <table:table-cell office:value-type="float" office:value="-3.559972">
                <text:p>-3.559972</text:p>
              </table:table-cell>
              <table:table-cell office:value-type="float" office:value="-5.735153">
                <text:p>-5.735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-13.91499">
                <text:p>-13.91499</text:p>
              </table:table-cell>
              <table:table-cell office:value-type="float" office:value="-12.358511">
                <text:p>-12.358511</text:p>
              </table:table-cell>
              <table:table-cell office:value-type="float" office:value="-6.103882">
                <text:p>-6.103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-11.859202">
                <text:p>-11.859202</text:p>
              </table:table-cell>
              <table:table-cell office:value-type="float" office:value="-3.903339">
                <text:p>-3.903339</text:p>
              </table:table-cell>
              <table:table-cell office:value-type="float" office:value="-5.589287">
                <text:p>-5.5892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-10.039618">
                <text:p>-10.039618</text:p>
              </table:table-cell>
              <table:table-cell office:value-type="float" office:value="-5.465899">
                <text:p>-5.465899</text:p>
              </table:table-cell>
              <table:table-cell office:value-type="float" office:value="-4.569509">
                <text:p>-4.5695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-13.681478">
                <text:p>-13.681478</text:p>
              </table:table-cell>
              <table:table-cell office:value-type="float" office:value="-3.464709">
                <text:p>-3.464709</text:p>
              </table:table-cell>
              <table:table-cell office:value-type="float" office:value="-3.821602">
                <text:p>-3.82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-9.667379">
                <text:p>-9.667379</text:p>
              </table:table-cell>
              <table:table-cell office:value-type="float" office:value="-7.205559">
                <text:p>-7.205559</text:p>
              </table:table-cell>
              <table:table-cell office:value-type="float" office:value="-8.370586">
                <text:p>-8.3705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-14.029346">
                <text:p>-14.029346</text:p>
              </table:table-cell>
              <table:table-cell office:value-type="float" office:value="-1.886486">
                <text:p>-1.886486</text:p>
              </table:table-cell>
              <table:table-cell office:value-type="float" office:value="-6.078548">
                <text:p>-6.0785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-16.821099">
                <text:p>-16.821099</text:p>
              </table:table-cell>
              <table:table-cell office:value-type="float" office:value="-3.187086">
                <text:p>-3.187086</text:p>
              </table:table-cell>
              <table:table-cell office:value-type="float" office:value="-4.003507">
                <text:p>-4.0035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-18.778221">
                <text:p>-18.778221</text:p>
              </table:table-cell>
              <table:table-cell office:value-type="float" office:value="-6.684289">
                <text:p>-6.684289</text:p>
              </table:table-cell>
              <table:table-cell office:value-type="float" office:value="-5.811259">
                <text:p>-5.8112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-19.264509">
                <text:p>-19.264509</text:p>
              </table:table-cell>
              <table:table-cell office:value-type="float" office:value="-12.932042">
                <text:p>-12.932042</text:p>
              </table:table-cell>
              <table:table-cell office:value-type="float" office:value="-6.013759">
                <text:p>-6.0137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-13.412822">
                <text:p>-13.412822</text:p>
              </table:table-cell>
              <table:table-cell office:value-type="float" office:value="-4.449326">
                <text:p>-4.449326</text:p>
              </table:table-cell>
              <table:table-cell office:value-type="float" office:value="-5.889765">
                <text:p>-5.8897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-14.846825">
                <text:p>-14.846825</text:p>
              </table:table-cell>
              <table:table-cell office:value-type="float" office:value="-9.132875">
                <text:p>-9.132875</text:p>
              </table:table-cell>
              <table:table-cell office:value-type="float" office:value="-6.013238">
                <text:p>-6.0132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-9.071578">
                <text:p>-9.071578</text:p>
              </table:table-cell>
              <table:table-cell office:value-type="float" office:value="-3.48918">
                <text:p>-3.48918</text:p>
              </table:table-cell>
              <table:table-cell office:value-type="float" office:value="-8.314892">
                <text:p>-8.3148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-21.617791">
                <text:p>-21.617791</text:p>
              </table:table-cell>
              <table:table-cell office:value-type="float" office:value="-10.143898">
                <text:p>-10.143898</text:p>
              </table:table-cell>
              <table:table-cell office:value-type="float" office:value="-3.874094">
                <text:p>-3.874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-19.763318">
                <text:p>-19.763318</text:p>
              </table:table-cell>
              <table:table-cell office:value-type="float" office:value="-1.821564">
                <text:p>-1.821564</text:p>
              </table:table-cell>
              <table:table-cell office:value-type="float" office:value="-14.54402">
                <text:p>-14.54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-13.444068">
                <text:p>-13.444068</text:p>
              </table:table-cell>
              <table:table-cell office:value-type="float" office:value="-2.979519">
                <text:p>-2.979519</text:p>
              </table:table-cell>
              <table:table-cell office:value-type="float" office:value="-7.515407">
                <text:p>-7.5154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-12.363867">
                <text:p>-12.363867</text:p>
              </table:table-cell>
              <table:table-cell office:value-type="float" office:value="-5.450105">
                <text:p>-5.450105</text:p>
              </table:table-cell>
              <table:table-cell office:value-type="float" office:value="-5.539221">
                <text:p>-5.539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-15.059205">
                <text:p>-15.059205</text:p>
              </table:table-cell>
              <table:table-cell office:value-type="float" office:value="-3.095685">
                <text:p>-3.095685</text:p>
              </table:table-cell>
              <table:table-cell office:value-type="float" office:value="-5.602623">
                <text:p>-5.602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-6.245224">
                <text:p>-6.245224</text:p>
              </table:table-cell>
              <table:table-cell office:value-type="float" office:value="-5.527932">
                <text:p>-5.527932</text:p>
              </table:table-cell>
              <table:table-cell office:value-type="float" office:value="-2.352268">
                <text:p>-2.3522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-23.15589">
                <text:p>-23.15589</text:p>
              </table:table-cell>
              <table:table-cell office:value-type="float" office:value="-5.259125">
                <text:p>-5.259125</text:p>
              </table:table-cell>
              <table:table-cell office:value-type="float" office:value="-4.570726">
                <text:p>-4.570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-15.555706">
                <text:p>-15.555706</text:p>
              </table:table-cell>
              <table:table-cell office:value-type="float" office:value="-18.421396">
                <text:p>-18.421396</text:p>
              </table:table-cell>
              <table:table-cell office:value-type="float" office:value="-9.126552">
                <text:p>-9.1265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-8.819766">
                <text:p>-8.819766</text:p>
              </table:table-cell>
              <table:table-cell office:value-type="float" office:value="-2.45554">
                <text:p>-2.45554</text:p>
              </table:table-cell>
              <table:table-cell office:value-type="float" office:value="-5.006613">
                <text:p>-5.0066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-16.198541">
                <text:p>-16.198541</text:p>
              </table:table-cell>
              <table:table-cell office:value-type="float" office:value="-8.367127">
                <text:p>-8.367127</text:p>
              </table:table-cell>
              <table:table-cell office:value-type="float" office:value="-4.040916">
                <text:p>-4.0409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-6.42273">
                <text:p>-6.42273</text:p>
              </table:table-cell>
              <table:table-cell office:value-type="float" office:value="-2.804455">
                <text:p>-2.804455</text:p>
              </table:table-cell>
              <table:table-cell office:value-type="float" office:value="-2.443483">
                <text:p>-2.443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-13.207923">
                <text:p>-13.207923</text:p>
              </table:table-cell>
              <table:table-cell office:value-type="float" office:value="-1.905578">
                <text:p>-1.905578</text:p>
              </table:table-cell>
              <table:table-cell office:value-type="float" office:value="-4.267419">
                <text:p>-4.2674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-10.811041">
                <text:p>-10.811041</text:p>
              </table:table-cell>
              <table:table-cell office:value-type="float" office:value="-2.396791">
                <text:p>-2.396791</text:p>
              </table:table-cell>
              <table:table-cell office:value-type="float" office:value="-3.713231">
                <text:p>-3.7132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-8.782605">
                <text:p>-8.782605</text:p>
              </table:table-cell>
              <table:table-cell office:value-type="float" office:value="-5.418275">
                <text:p>-5.418275</text:p>
              </table:table-cell>
              <table:table-cell office:value-type="float" office:value="-6.701857">
                <text:p>-6.7018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-13.665384">
                <text:p>-13.665384</text:p>
              </table:table-cell>
              <table:table-cell office:value-type="float" office:value="-3.919794">
                <text:p>-3.919794</text:p>
              </table:table-cell>
              <table:table-cell office:value-type="float" office:value="-3.904284">
                <text:p>-3.904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-13.821428">
                <text:p>-13.821428</text:p>
              </table:table-cell>
              <table:table-cell office:value-type="float" office:value="-2.934694">
                <text:p>-2.934694</text:p>
              </table:table-cell>
              <table:table-cell office:value-type="float" office:value="-8.499172">
                <text:p>-8.499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-17.206666">
                <text:p>-17.206666</text:p>
              </table:table-cell>
              <table:table-cell office:value-type="float" office:value="-3.296531">
                <text:p>-3.296531</text:p>
              </table:table-cell>
              <table:table-cell office:value-type="float" office:value="-6.560495">
                <text:p>-6.560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-12.59987">
                <text:p>-12.59987</text:p>
              </table:table-cell>
              <table:table-cell office:value-type="float" office:value="-6.715398">
                <text:p>-6.715398</text:p>
              </table:table-cell>
              <table:table-cell office:value-type="float" office:value="-4.223">
                <text:p>-4.2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-13.560049">
                <text:p>-13.560049</text:p>
              </table:table-cell>
              <table:table-cell office:value-type="float" office:value="-8.600465">
                <text:p>-8.600465</text:p>
              </table:table-cell>
              <table:table-cell office:value-type="float" office:value="-6.01819">
                <text:p>-6.01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-15.066571">
                <text:p>-15.066571</text:p>
              </table:table-cell>
              <table:table-cell office:value-type="float" office:value="-6.546947">
                <text:p>-6.546947</text:p>
              </table:table-cell>
              <table:table-cell office:value-type="float" office:value="-5.220739">
                <text:p>-5.2207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-11.891347">
                <text:p>-11.891347</text:p>
              </table:table-cell>
              <table:table-cell office:value-type="float" office:value="-2.382838">
                <text:p>-2.382838</text:p>
              </table:table-cell>
              <table:table-cell office:value-type="float" office:value="-5.002176">
                <text:p>-5.002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-14.583881">
                <text:p>-14.583881</text:p>
              </table:table-cell>
              <table:table-cell office:value-type="float" office:value="-1.742487">
                <text:p>-1.742487</text:p>
              </table:table-cell>
              <table:table-cell office:value-type="float" office:value="-2.508263">
                <text:p>-2.5082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-9.949031">
                <text:p>-9.949031</text:p>
              </table:table-cell>
              <table:table-cell office:value-type="float" office:value="-5.617293">
                <text:p>-5.617293</text:p>
              </table:table-cell>
              <table:table-cell office:value-type="float" office:value="-5.976265">
                <text:p>-5.9762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-12.550646">
                <text:p>-12.550646</text:p>
              </table:table-cell>
              <table:table-cell office:value-type="float" office:value="-5.44192">
                <text:p>-5.44192</text:p>
              </table:table-cell>
              <table:table-cell office:value-type="float" office:value="-6.615598">
                <text:p>-6.6155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-14.01752">
                <text:p>-14.01752</text:p>
              </table:table-cell>
              <table:table-cell office:value-type="float" office:value="-2.230219">
                <text:p>-2.230219</text:p>
              </table:table-cell>
              <table:table-cell office:value-type="float" office:value="-8.045084">
                <text:p>-8.0450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-9.792602">
                <text:p>-9.792602</text:p>
              </table:table-cell>
              <table:table-cell office:value-type="float" office:value="-4.937243">
                <text:p>-4.937243</text:p>
              </table:table-cell>
              <table:table-cell office:value-type="float" office:value="-5.453781">
                <text:p>-5.4537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-15.503296">
                <text:p>-15.503296</text:p>
              </table:table-cell>
              <table:table-cell office:value-type="float" office:value="-4.652835">
                <text:p>-4.652835</text:p>
              </table:table-cell>
              <table:table-cell office:value-type="float" office:value="-1.421364">
                <text:p>-1.421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-10.894934">
                <text:p>-10.894934</text:p>
              </table:table-cell>
              <table:table-cell office:value-type="float" office:value="-4.15403">
                <text:p>-4.15403</text:p>
              </table:table-cell>
              <table:table-cell office:value-type="float" office:value="-2.301197">
                <text:p>-2.301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-21.460997">
                <text:p>-21.460997</text:p>
              </table:table-cell>
              <table:table-cell office:value-type="float" office:value="-1.04695">
                <text:p>-1.04695</text:p>
              </table:table-cell>
              <table:table-cell office:value-type="float" office:value="-7.97702">
                <text:p>-7.97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-15.669428">
                <text:p>-15.669428</text:p>
              </table:table-cell>
              <table:table-cell office:value-type="float" office:value="-9.064968">
                <text:p>-9.064968</text:p>
              </table:table-cell>
              <table:table-cell office:value-type="float" office:value="-3.666932">
                <text:p>-3.6669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-15.670674">
                <text:p>-15.670674</text:p>
              </table:table-cell>
              <table:table-cell office:value-type="float" office:value="-2.256774">
                <text:p>-2.256774</text:p>
              </table:table-cell>
              <table:table-cell office:value-type="float" office:value="-6.124042">
                <text:p>-6.1240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-9.157727">
                <text:p>-9.157727</text:p>
              </table:table-cell>
              <table:table-cell office:value-type="float" office:value="-2.194547">
                <text:p>-2.194547</text:p>
              </table:table-cell>
              <table:table-cell office:value-type="float" office:value="-3.566935">
                <text:p>-3.5669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-14.466668">
                <text:p>-14.466668</text:p>
              </table:table-cell>
              <table:table-cell office:value-type="float" office:value="-5.594824">
                <text:p>-5.594824</text:p>
              </table:table-cell>
              <table:table-cell office:value-type="float" office:value="-12.039241">
                <text:p>-12.0392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-8.115057">
                <text:p>-8.115057</text:p>
              </table:table-cell>
              <table:table-cell office:value-type="float" office:value="-4.985554">
                <text:p>-4.985554</text:p>
              </table:table-cell>
              <table:table-cell office:value-type="float" office:value="-7.017876">
                <text:p>-7.017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-20.113833">
                <text:p>-20.113833</text:p>
              </table:table-cell>
              <table:table-cell office:value-type="float" office:value="-3.489117">
                <text:p>-3.489117</text:p>
              </table:table-cell>
              <table:table-cell office:value-type="float" office:value="-3.766123">
                <text:p>-3.7661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-14.391993">
                <text:p>-14.391993</text:p>
              </table:table-cell>
              <table:table-cell office:value-type="float" office:value="-3.532261">
                <text:p>-3.532261</text:p>
              </table:table-cell>
              <table:table-cell office:value-type="float" office:value="-4.884872">
                <text:p>-4.8848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-20.307538">
                <text:p>-20.307538</text:p>
              </table:table-cell>
              <table:table-cell office:value-type="float" office:value="-10.801823">
                <text:p>-10.801823</text:p>
              </table:table-cell>
              <table:table-cell office:value-type="float" office:value="-6.619914">
                <text:p>-6.619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-17.994534">
                <text:p>-17.994534</text:p>
              </table:table-cell>
              <table:table-cell office:value-type="float" office:value="-11.494491">
                <text:p>-11.494491</text:p>
              </table:table-cell>
              <table:table-cell office:value-type="float" office:value="-5.798423">
                <text:p>-5.798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-9.476338">
                <text:p>-9.476338</text:p>
              </table:table-cell>
              <table:table-cell office:value-type="float" office:value="-8.020794">
                <text:p>-8.020794</text:p>
              </table:table-cell>
              <table:table-cell office:value-type="float" office:value="-6.108561">
                <text:p>-6.1085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-15.725228">
                <text:p>-15.725228</text:p>
              </table:table-cell>
              <table:table-cell office:value-type="float" office:value="-6.235157">
                <text:p>-6.235157</text:p>
              </table:table-cell>
              <table:table-cell office:value-type="float" office:value="-6.266583">
                <text:p>-6.2665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-11.760247">
                <text:p>-11.760247</text:p>
              </table:table-cell>
              <table:table-cell office:value-type="float" office:value="-5.946985">
                <text:p>-5.946985</text:p>
              </table:table-cell>
              <table:table-cell office:value-type="float" office:value="-7.333799">
                <text:p>-7.3337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-11.775664">
                <text:p>-11.775664</text:p>
              </table:table-cell>
              <table:table-cell office:value-type="float" office:value="-3.200478">
                <text:p>-3.200478</text:p>
              </table:table-cell>
              <table:table-cell office:value-type="float" office:value="-5.49138">
                <text:p>-5.491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-12.996949">
                <text:p>-12.996949</text:p>
              </table:table-cell>
              <table:table-cell office:value-type="float" office:value="-3.659315">
                <text:p>-3.659315</text:p>
              </table:table-cell>
              <table:table-cell office:value-type="float" office:value="-6.69862">
                <text:p>-6.698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-8.888616">
                <text:p>-8.888616</text:p>
              </table:table-cell>
              <table:table-cell office:value-type="float" office:value="-3.118528">
                <text:p>-3.118528</text:p>
              </table:table-cell>
              <table:table-cell office:value-type="float" office:value="-7.377431">
                <text:p>-7.3774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-11.445103">
                <text:p>-11.445103</text:p>
              </table:table-cell>
              <table:table-cell office:value-type="float" office:value="-5.227349">
                <text:p>-5.227349</text:p>
              </table:table-cell>
              <table:table-cell office:value-type="float" office:value="-7.471813">
                <text:p>-7.471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-7.626398">
                <text:p>-7.626398</text:p>
              </table:table-cell>
              <table:table-cell office:value-type="float" office:value="-2.377745">
                <text:p>-2.377745</text:p>
              </table:table-cell>
              <table:table-cell office:value-type="float" office:value="-4.896198">
                <text:p>-4.896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